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3">
            <text:p>5823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2152268722558">
            <text:p>0.22</text:p>
          </table:table-cell>
          <table:table-cell table:formula="of:=[.D2]+[.H2]+[.L2]+[.P2]" office:value-type="float" office:value="99.7656948693456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9095482364133">
            <text:p>0.15</text:p>
          </table:table-cell>
          <table:table-cell table:formula="of:=[.D3]+[.H3]+[.L3]+[.P3]" office:value-type="float" office:value="99.5274171311044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4391990657624">
            <text:p>0.09</text:p>
          </table:table-cell>
          <table:table-cell table:formula="of:=[.D4]+[.H4]+[.L4]+[.P4]" office:value-type="float" office:value="99.4778238646885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2514075776905">
            <text:p>0.16</text:p>
          </table:table-cell>
          <table:table-cell table:formula="of:=[.D5]+[.H5]+[.L5]+[.P5]" office:value-type="float" office:value="99.1576000046874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5115604766317">
            <text:p>0.08</text:p>
          </table:table-cell>
          <table:table-cell table:formula="of:=[.D6]+[.H6]+[.L6]+[.P6]" office:value-type="float" office:value="98.978324548019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1110574165771">
            <text:p>0.06</text:p>
          </table:table-cell>
          <table:table-cell table:formula="of:=[.D7]+[.H7]+[.L7]+[.P7]" office:value-type="float" office:value="98.9570961600013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2919609437506">
            <text:p>0.03</text:p>
          </table:table-cell>
          <table:table-cell table:formula="of:=[.D8]+[.H8]+[.L8]+[.P8]" office:value-type="float" office:value="98.9217339363549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3462320019026">
            <text:p>0.03</text:p>
          </table:table-cell>
          <table:table-cell table:formula="of:=[.D9]+[.H9]+[.L9]+[.P9]" office:value-type="float" office:value="98.6311168822471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3462320019026">
            <text:p>0.03</text:p>
          </table:table-cell>
          <table:table-cell table:formula="of:=[.D10]+[.H10]+[.L10]+[.P10]" office:value-type="float" office:value="98.4332183016235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5539712030441">
            <text:p>0.41</text:p>
          </table:table-cell>
          <table:table-cell table:formula="of:=[.D11]+[.H11]+[.L11]+[.P11]" office:value-type="float" office:value="98.2827467600611">
            <text:p>98.28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1110574165771">
            <text:p>0.06</text:p>
          </table:table-cell>
          <table:table-cell table:formula="of:=[.D12]+[.H12]+[.L12]+[.P12]" office:value-type="float" office:value="97.9916979790326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6381929456531">
            <text:p>0.06</text:p>
          </table:table-cell>
          <table:table-cell table:formula="of:=[.D13]+[.H13]+[.L13]+[.P13]" office:value-type="float" office:value="97.9872251145617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2195995328812">
            <text:p>0.05</text:p>
          </table:table-cell>
          <table:table-cell table:formula="of:=[.D14]+[.H14]+[.L14]+[.P14]" office:value-type="float" office:value="97.9815400776088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2844732726363">
            <text:p>0.27</text:p>
          </table:table-cell>
          <table:table-cell table:formula="of:=[.D15]+[.H15]+[.L15]+[.P15]" office:value-type="float" office:value="97.7041429617552">
            <text:p>97.70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1035697454629">
            <text:p>0.57</text:p>
          </table:table-cell>
          <table:table-cell table:formula="of:=[.D16]+[.H16]+[.L16]+[.P16]" office:value-type="float" office:value="97.3596440928205">
            <text:p>97.36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39301538894037">
            <text:p>0.09</text:p>
          </table:table-cell>
          <table:table-cell table:formula="of:=[.D17]+[.H17]+[.L17]+[.P17]" office:value-type="float" office:value="97.1680990039704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3643223546199">
            <text:p>0.02</text:p>
          </table:table-cell>
          <table:table-cell table:formula="of:=[.D18]+[.H18]+[.L18]+[.P18]" office:value-type="float" office:value="96.5378842991459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8190964728266">
            <text:p>0.03</text:p>
          </table:table-cell>
          <table:table-cell table:formula="of:=[.D19]+[.H19]+[.L19]+[.P19]" office:value-type="float" office:value="95.6650547159926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8914578836959">
            <text:p>0.02</text:p>
          </table:table-cell>
          <table:table-cell table:formula="of:=[.D20]+[.H20]+[.L20]+[.P20]" office:value-type="float" office:value="95.60328363548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2258295538589">
            <text:p>0.12</text:p>
          </table:table-cell>
          <table:table-cell table:formula="of:=[.D21]+[.H21]+[.L21]+[.P21]" office:value-type="float" office:value="34.5683745991006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3">
            <text:p>5823</text:p>
          </table:table-cell>
          <table:table-cell table:formula="of:=[.M22]+[.N22]" office:value-type="float" office:value="12634">
            <text:p>12634</text:p>
          </table:table-cell>
          <table:table-cell table:style-name="ce3" table:formula="of:=[.O22]/[.O$410]" office:value-type="float" office:value="18.8367232418845">
            <text:p>18.84</text:p>
          </table:table-cell>
          <table:table-cell table:formula="of:=[.D22]+[.H22]+[.L22]+[.P22]" office:value-type="float" office:value="26.7514659767148">
            <text:p>26.75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70611590190505">
            <text:p>0.97</text:p>
          </table:table-cell>
          <table:table-cell table:formula="of:=[.D23]+[.H23]+[.L23]+[.P23]" office:value-type="float" office:value="26.6842015713929">
            <text:p>26.68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69">
            <text:p>17469</text:p>
          </table:table-cell>
          <table:table-cell table:formula="of:=[.M24]+[.N24]" office:value-type="float" office:value="17469">
            <text:p>17469</text:p>
          </table:table-cell>
          <table:table-cell table:style-name="ce3" table:formula="of:=[.O24]/[.O$410]" office:value-type="float" office:value="26.0454898141904">
            <text:p>26.05</text:p>
          </table:table-cell>
          <table:table-cell table:formula="of:=[.D24]+[.H24]+[.L24]+[.P24]" office:value-type="float" office:value="26.0454898141904">
            <text:p>26.05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5:.G25])&gt;0;[.B25];0)" office:value-type="float" office:value="136802">
            <text:p>136802</text:p>
          </table:table-cell>
          <table:table-cell table:style-name="ce3" table:formula="of:=[.C25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4224789312416">
            <text:p>1.64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27625253666578">
            <text:p>0.23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46">
            <text:p>11646</text:p>
          </table:table-cell>
          <table:table-cell table:formula="of:=[.M25]+[.N25]" office:value-type="float" office:value="11848">
            <text:p>11848</text:p>
          </table:table-cell>
          <table:table-cell table:style-name="ce3" table:formula="of:=[.O25]/[.O$410]" office:value-type="float" office:value="17.6648327505025">
            <text:p>17.66</text:p>
          </table:table-cell>
          <table:table-cell table:formula="of:=[.D25]+[.H25]+[.L25]+[.P25]" office:value-type="float" office:value="25.6501162488801">
            <text:p>25.65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18829099444214">
            <text:p>1.19</text:p>
          </table:table-cell>
          <table:table-cell table:formula="of:=[.D26]+[.H26]+[.L26]+[.P26]" office:value-type="float" office:value="23.8456534192969">
            <text:p>23.85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1191103880537">
            <text:p>10.12</text:p>
          </table:table-cell>
          <table:table-cell table:formula="of:=[.D27]+[.H27]+[.L27]+[.P27]" office:value-type="float" office:value="22.107517596161">
            <text:p>22.11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3">
            <text:p>5823</text:p>
          </table:table-cell>
          <table:table-cell table:formula="of:=[.M28]+[.N28]" office:value-type="float" office:value="5861">
            <text:p>5861</text:p>
          </table:table-cell>
          <table:table-cell table:style-name="ce3" table:formula="of:=[.O28]/[.O$410]" office:value-type="float" office:value="8.73848622136183">
            <text:p>8.74</text:p>
          </table:table-cell>
          <table:table-cell table:formula="of:=[.D28]+[.H28]+[.L28]+[.P28]" office:value-type="float" office:value="22.0977445416003">
            <text:p>22.10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57892115823617">
            <text:p>1.58</text:p>
          </table:table-cell>
          <table:table-cell table:formula="of:=[.D29]+[.H29]+[.L29]+[.P29]" office:value-type="float" office:value="21.0053532507484">
            <text:p>21.01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3">
            <text:p>5823</text:p>
          </table:table-cell>
          <table:table-cell table:formula="of:=[.M30]+[.N30]" office:value-type="float" office:value="5966">
            <text:p>5966</text:p>
          </table:table-cell>
          <table:table-cell table:style-name="ce3" table:formula="of:=[.O30]/[.O$410]" office:value-type="float" office:value="8.89503647784417">
            <text:p>8.90</text:p>
          </table:table-cell>
          <table:table-cell table:formula="of:=[.D30]+[.H30]+[.L30]+[.P30]" office:value-type="float" office:value="20.8189377786011">
            <text:p>20.82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3">
            <text:p>5823</text:p>
          </table:table-cell>
          <table:table-cell table:formula="of:=[.M31]+[.N31]" office:value-type="float" office:value="10565">
            <text:p>10565</text:p>
          </table:table-cell>
          <table:table-cell table:style-name="ce3" table:formula="of:=[.O31]/[.O$410]" office:value-type="float" office:value="15.7519377117706">
            <text:p>15.75</text:p>
          </table:table-cell>
          <table:table-cell table:formula="of:=[.D31]+[.H31]+[.L31]+[.P31]" office:value-type="float" office:value="20.5779069370525">
            <text:p>20.58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3">
            <text:p>5823</text:p>
          </table:table-cell>
          <table:table-cell table:formula="of:=[.M32]+[.N32]" office:value-type="float" office:value="6157">
            <text:p>6157</text:p>
          </table:table-cell>
          <table:table-cell table:style-name="ce3" table:formula="of:=[.O32]/[.O$410]" office:value-type="float" office:value="9.17980884915966">
            <text:p>9.18</text:p>
          </table:table-cell>
          <table:table-cell table:formula="of:=[.D32]+[.H32]+[.L32]+[.P32]" office:value-type="float" office:value="20.5232463890407">
            <text:p>20.52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2173474085764">
            <text:p>2.02</text:p>
          </table:table-cell>
          <table:table-cell table:formula="of:=[.D33]+[.H33]+[.L33]+[.P33]" office:value-type="float" office:value="20.3540250535315">
            <text:p>20.35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1189114932201">
            <text:p>13.12</text:p>
          </table:table-cell>
          <table:table-cell table:formula="of:=[.D34]+[.H34]+[.L34]+[.P34]" office:value-type="float" office:value="20.0401380874675">
            <text:p>20.04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5:.G35])&gt;0;[.B35];0)" office:value-type="float" office:value="223065">
            <text:p>223065</text:p>
          </table:table-cell>
          <table:table-cell table:style-name="ce3" table:formula="of:=[.C35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1063404988287">
            <text:p>6.11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5]+[.N35]" office:value-type="float" office:value="811">
            <text:p>811</text:p>
          </table:table-cell>
          <table:table-cell table:style-name="ce3" table:formula="of:=[.O35]/[.O$410]" office:value-type="float" office:value="1.20916436197312">
            <text:p>1.21</text:p>
          </table:table-cell>
          <table:table-cell table:formula="of:=[.D35]+[.H35]+[.L35]+[.P35]" office:value-type="float" office:value="19.5799013761294">
            <text:p>19.58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6:.G36])&gt;0;[.B36];0)" office:value-type="float" office:value="90609">
            <text:p>90609</text:p>
          </table:table-cell>
          <table:table-cell table:style-name="ce3" table:formula="of:=[.C36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4224789312416">
            <text:p>1.64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3">
            <text:p>5823</text:p>
          </table:table-cell>
          <table:table-cell table:formula="of:=[.M36]+[.N36]" office:value-type="float" office:value="9064">
            <text:p>9064</text:p>
          </table:table-cell>
          <table:table-cell table:style-name="ce3" table:formula="of:=[.O36]/[.O$410]" office:value-type="float" office:value="13.514014521485">
            <text:p>13.51</text:p>
          </table:table-cell>
          <table:table-cell table:formula="of:=[.D36]+[.H36]+[.L36]+[.P36]" office:value-type="float" office:value="19.4343490397976">
            <text:p>19.43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7:.G37])&gt;0;[.B37];0)" office:value-type="float" office:value="333475">
            <text:p>333475</text:p>
          </table:table-cell>
          <table:table-cell table:style-name="ce3" table:formula="of:=[.C37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7]+[.N37]" office:value-type="float" office:value="1415">
            <text:p>1415</text:p>
          </table:table-cell>
          <table:table-cell table:style-name="ce3" table:formula="of:=[.O37]/[.O$410]" office:value-type="float" office:value="2.10970107545248">
            <text:p>2.11</text:p>
          </table:table-cell>
          <table:table-cell table:formula="of:=[.D37]+[.H37]+[.L37]+[.P37]" office:value-type="float" office:value="18.886786594836">
            <text:p>18.89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8:.G38])&gt;0;[.B38];0)" office:value-type="float" office:value="178637">
            <text:p>178637</text:p>
          </table:table-cell>
          <table:table-cell table:style-name="ce3" table:formula="of:=[.C38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3">
            <text:p>5823</text:p>
          </table:table-cell>
          <table:table-cell table:formula="of:=[.M38]+[.N38]" office:value-type="float" office:value="5873">
            <text:p>5873</text:p>
          </table:table-cell>
          <table:table-cell table:style-name="ce3" table:formula="of:=[.O38]/[.O$410]" office:value-type="float" office:value="8.75637767924552">
            <text:p>8.76</text:p>
          </table:table-cell>
          <table:table-cell table:formula="of:=[.D38]+[.H38]+[.L38]+[.P38]" office:value-type="float" office:value="18.6117960591208">
            <text:p>18.61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9:.G39])&gt;0;[.B39];0)" office:value-type="float" office:value="135888">
            <text:p>135888</text:p>
          </table:table-cell>
          <table:table-cell table:style-name="ce3" table:formula="of:=[.C39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3">
            <text:p>5823</text:p>
          </table:table-cell>
          <table:table-cell table:formula="of:=[.M39]+[.N39]" office:value-type="float" office:value="6937">
            <text:p>6937</text:p>
          </table:table-cell>
          <table:table-cell table:style-name="ce3" table:formula="of:=[.O39]/[.O$410]" office:value-type="float" office:value="10.3427536115999">
            <text:p>10.34</text:p>
          </table:table-cell>
          <table:table-cell table:formula="of:=[.D39]+[.H39]+[.L39]+[.P39]" office:value-type="float" office:value="18.2871788983918">
            <text:p>18.29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0:.G40])&gt;0;[.B40];0)" office:value-type="float" office:value="174301">
            <text:p>174301</text:p>
          </table:table-cell>
          <table:table-cell table:style-name="ce3" table:formula="of:=[.C40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1063404988287">
            <text:p>6.11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0]+[.N40]" office:value-type="float" office:value="1355">
            <text:p>1355</text:p>
          </table:table-cell>
          <table:table-cell table:style-name="ce3" table:formula="of:=[.O40]/[.O$410]" office:value-type="float" office:value="2.020243786034">
            <text:p>2.02</text:p>
          </table:table-cell>
          <table:table-cell table:formula="of:=[.D40]+[.H40]+[.L40]+[.P40]" office:value-type="float" office:value="18.211101336551">
            <text:p>18.21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1:.G41])&gt;0;[.B41];0)" office:value-type="float" office:value="180740">
            <text:p>180740</text:p>
          </table:table-cell>
          <table:table-cell table:style-name="ce3" table:formula="of:=[.C41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063404988287">
            <text:p>6.11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1]+[.N41]" office:value-type="float" office:value="832">
            <text:p>832</text:p>
          </table:table-cell>
          <table:table-cell table:style-name="ce3" table:formula="of:=[.O41]/[.O$410]" office:value-type="float" office:value="1.24047441326959">
            <text:p>1.24</text:p>
          </table:table-cell>
          <table:table-cell table:formula="of:=[.D41]+[.H41]+[.L41]+[.P41]" office:value-type="float" office:value="17.719172253065">
            <text:p>17.72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2:.G42])&gt;0;[.B42];0)" office:value-type="float" office:value="305705">
            <text:p>305705</text:p>
          </table:table-cell>
          <table:table-cell table:style-name="ce3" table:formula="of:=[.C42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4224789312416">
            <text:p>1.64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2]+[.N42]" office:value-type="float" office:value="1451">
            <text:p>1451</text:p>
          </table:table-cell>
          <table:table-cell table:style-name="ce3" table:formula="of:=[.O42]/[.O$410]" office:value-type="float" office:value="2.16337544910357">
            <text:p>2.16</text:p>
          </table:table-cell>
          <table:table-cell table:formula="of:=[.D42]+[.H42]+[.L42]+[.P42]" office:value-type="float" office:value="17.6990686974416">
            <text:p>17.70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3:.G43])&gt;0;[.B43];0)" office:value-type="float" office:value="173518">
            <text:p>173518</text:p>
          </table:table-cell>
          <table:table-cell table:style-name="ce3" table:formula="of:=[.C43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1063404988287">
            <text:p>6.11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3]+[.N43]" office:value-type="float" office:value="846">
            <text:p>846</text:p>
          </table:table-cell>
          <table:table-cell table:style-name="ce3" table:formula="of:=[.O43]/[.O$410]" office:value-type="float" office:value="1.26134778080056">
            <text:p>1.26</text:p>
          </table:table-cell>
          <table:table-cell table:formula="of:=[.D43]+[.H43]+[.L43]+[.P43]" office:value-type="float" office:value="17.4172031653749">
            <text:p>17.42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4:.G44])&gt;0;[.B44];0)" office:value-type="float" office:value="237662">
            <text:p>237662</text:p>
          </table:table-cell>
          <table:table-cell table:style-name="ce3" table:formula="of:=[.C44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4]*[.S$15]+[.F44]*[.S$19]+[.G44]*[.S$21]" office:value-type="float" office:value="4.46409260570454">
            <text:p>4.46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4]+[.N44]" office:value-type="float" office:value="174">
            <text:p>174</text:p>
          </table:table-cell>
          <table:table-cell table:style-name="ce3" table:formula="of:=[.O44]/[.O$410]" office:value-type="float" office:value="0.259426139313591">
            <text:p>0.26</text:p>
          </table:table-cell>
          <table:table-cell table:formula="of:=[.D44]+[.H44]+[.L44]+[.P44]" office:value-type="float" office:value="17.4128144208114">
            <text:p>17.41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5]+[.N45]" office:value-type="float" office:value="11646">
            <text:p>11646</text:p>
          </table:table-cell>
          <table:table-cell table:style-name="ce3" table:formula="of:=[.O45]/[.O$410]" office:value-type="float" office:value="17.3636598761269">
            <text:p>17.36</text:p>
          </table:table-cell>
          <table:table-cell table:formula="of:=[.D45]+[.H45]+[.L45]+[.P45]" office:value-type="float" office:value="17.3636598761269">
            <text:p>17.36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6]+[.N46]" office:value-type="float" office:value="11646">
            <text:p>11646</text:p>
          </table:table-cell>
          <table:table-cell table:style-name="ce3" table:formula="of:=[.O46]/[.O$410]" office:value-type="float" office:value="17.3636598761269">
            <text:p>17.36</text:p>
          </table:table-cell>
          <table:table-cell table:formula="of:=[.D46]+[.H46]+[.L46]+[.P46]" office:value-type="float" office:value="17.3636598761269">
            <text:p>17.36</text:p>
          </table:table-cell>
          <table:table-cell table:formula="of:=RANK([.Q46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7]+[.N47]" office:value-type="float" office:value="11646">
            <text:p>11646</text:p>
          </table:table-cell>
          <table:table-cell table:style-name="ce3" table:formula="of:=[.O47]/[.O$410]" office:value-type="float" office:value="17.3636598761269">
            <text:p>17.36</text:p>
          </table:table-cell>
          <table:table-cell table:formula="of:=[.D47]+[.H47]+[.L47]+[.P47]" office:value-type="float" office:value="17.3636598761269">
            <text:p>17.36</text:p>
          </table:table-cell>
          <table:table-cell table:formula="of:=RANK([.Q47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8]+[.N48]" office:value-type="float" office:value="11646">
            <text:p>11646</text:p>
          </table:table-cell>
          <table:table-cell table:style-name="ce3" table:formula="of:=[.O48]/[.O$410]" office:value-type="float" office:value="17.3636598761269">
            <text:p>17.36</text:p>
          </table:table-cell>
          <table:table-cell table:formula="of:=[.D48]+[.H48]+[.L48]+[.P48]" office:value-type="float" office:value="17.3636598761269">
            <text:p>17.36</text:p>
          </table:table-cell>
          <table:table-cell table:formula="of:=RANK([.Q48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9]+[.N49]" office:value-type="float" office:value="11646">
            <text:p>11646</text:p>
          </table:table-cell>
          <table:table-cell table:style-name="ce3" table:formula="of:=[.O49]/[.O$410]" office:value-type="float" office:value="17.3636598761269">
            <text:p>17.36</text:p>
          </table:table-cell>
          <table:table-cell table:formula="of:=[.D49]+[.H49]+[.L49]+[.P49]" office:value-type="float" office:value="17.3636598761269">
            <text:p>17.36</text:p>
          </table:table-cell>
          <table:table-cell table:formula="of:=RANK([.Q49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50]+[.N50]" office:value-type="float" office:value="11646">
            <text:p>11646</text:p>
          </table:table-cell>
          <table:table-cell table:style-name="ce3" table:formula="of:=[.O50]/[.O$410]" office:value-type="float" office:value="17.3636598761269">
            <text:p>17.36</text:p>
          </table:table-cell>
          <table:table-cell table:formula="of:=[.D50]+[.H50]+[.L50]+[.P50]" office:value-type="float" office:value="17.3636598761269">
            <text:p>17.36</text:p>
          </table:table-cell>
          <table:table-cell table:formula="of:=RANK([.Q50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1:.G51])&gt;0;[.B51];0)" office:value-type="float" office:value="164907">
            <text:p>164907</text:p>
          </table:table-cell>
          <table:table-cell table:style-name="ce3" table:formula="of:=[.C51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063404988287">
            <text:p>6.11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1]+[.N51]" office:value-type="float" office:value="861">
            <text:p>861</text:p>
          </table:table-cell>
          <table:table-cell table:style-name="ce3" table:formula="of:=[.O51]/[.O$410]" office:value-type="float" office:value="1.28371210315518">
            <text:p>1.28</text:p>
          </table:table-cell>
          <table:table-cell table:formula="of:=[.D51]+[.H51]+[.L51]+[.P51]" office:value-type="float" office:value="17.0546330676369">
            <text:p>17.05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2:.G52])&gt;0;[.B52];0)" office:value-type="float" office:value="135307">
            <text:p>135307</text:p>
          </table:table-cell>
          <table:table-cell table:style-name="ce3" table:formula="of:=[.C52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2]+[.N52]" office:value-type="float" office:value="1734">
            <text:p>1734</text:p>
          </table:table-cell>
          <table:table-cell table:style-name="ce3" table:formula="of:=[.O52]/[.O$410]" office:value-type="float" office:value="2.58531566419406">
            <text:p>2.59</text:p>
          </table:table-cell>
          <table:table-cell table:formula="of:=[.D52]+[.H52]+[.L52]+[.P52]" office:value-type="float" office:value="17.0330385291818">
            <text:p>17.03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3:.G53])&gt;0;[.B53];0)" office:value-type="float" office:value="160978">
            <text:p>160978</text:p>
          </table:table-cell>
          <table:table-cell table:style-name="ce3" table:formula="of:=[.C53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3]+[.N53]" office:value-type="float" office:value="876">
            <text:p>876</text:p>
          </table:table-cell>
          <table:table-cell table:style-name="ce3" table:formula="of:=[.O53]/[.O$410]" office:value-type="float" office:value="1.3060764255098">
            <text:p>1.31</text:p>
          </table:table-cell>
          <table:table-cell table:formula="of:=[.D53]+[.H53]+[.L53]+[.P53]" office:value-type="float" office:value="16.9013607233391">
            <text:p>16.90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4:.G54])&gt;0;[.B54];0)" office:value-type="float" office:value="223228">
            <text:p>223228</text:p>
          </table:table-cell>
          <table:table-cell table:style-name="ce3" table:formula="of:=[.C54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4]*[.S$15]+[.F54]*[.S$19]+[.G54]*[.S$21]" office:value-type="float" office:value="4.46409260570454">
            <text:p>4.4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0">
            <text:p>0</text:p>
          </table:table-cell>
          <table:table-cell table:style-name="ce3" table:formula="of:=[.I54]*[.I$411]+[.J54]*[.J$411]+[.K54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4]+[.N54]" office:value-type="float" office:value="210">
            <text:p>210</text:p>
          </table:table-cell>
          <table:table-cell table:style-name="ce3" table:formula="of:=[.O54]/[.O$410]" office:value-type="float" office:value="0.313100512964679">
            <text:p>0.31</text:p>
          </table:table-cell>
          <table:table-cell table:formula="of:=[.D54]+[.H54]+[.L54]+[.P54]" office:value-type="float" office:value="16.8212509104052">
            <text:p>16.82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5:.G55])&gt;0;[.B55];0)" office:value-type="float" office:value="272909">
            <text:p>272909</text:p>
          </table:table-cell>
          <table:table-cell table:style-name="ce3" table:formula="of:=[.C55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4224789312416">
            <text:p>1.64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5]+[.N55]" office:value-type="float" office:value="1710">
            <text:p>1710</text:p>
          </table:table-cell>
          <table:table-cell table:style-name="ce3" table:formula="of:=[.O55]/[.O$410]" office:value-type="float" office:value="2.54953274842667">
            <text:p>2.55</text:p>
          </table:table-cell>
          <table:table-cell table:formula="of:=[.D55]+[.H55]+[.L55]+[.P55]" office:value-type="float" office:value="16.6191582646362">
            <text:p>16.62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6:.G56])&gt;0;[.B56];0)" office:value-type="float" office:value="128358">
            <text:p>128358</text:p>
          </table:table-cell>
          <table:table-cell table:style-name="ce3" table:formula="of:=[.C56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23">
            <text:p>5823</text:p>
          </table:table-cell>
          <table:table-cell table:formula="of:=[.M56]+[.N56]" office:value-type="float" office:value="5966">
            <text:p>5966</text:p>
          </table:table-cell>
          <table:table-cell table:style-name="ce3" table:formula="of:=[.O56]/[.O$410]" office:value-type="float" office:value="8.89503647784417">
            <text:p>8.90</text:p>
          </table:table-cell>
          <table:table-cell table:formula="of:=[.D56]+[.H56]+[.L56]+[.P56]" office:value-type="float" office:value="16.502850896758">
            <text:p>16.50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7:.G57])&gt;0;[.B57];0)" office:value-type="float" office:value="127297">
            <text:p>127297</text:p>
          </table:table-cell>
          <table:table-cell table:style-name="ce3" table:formula="of:=[.C57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1063404988287">
            <text:p>6.11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7]+[.N57]" office:value-type="float" office:value="1597">
            <text:p>1597</text:p>
          </table:table-cell>
          <table:table-cell table:style-name="ce3" table:formula="of:=[.O57]/[.O$410]" office:value-type="float" office:value="2.3810548533552">
            <text:p>2.38</text:p>
          </table:table-cell>
          <table:table-cell table:formula="of:=[.D57]+[.H57]+[.L57]+[.P57]" office:value-type="float" office:value="16.4707095839866">
            <text:p>16.47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8:.G58])&gt;0;[.B58];0)" office:value-type="float" office:value="147085">
            <text:p>147085</text:p>
          </table:table-cell>
          <table:table-cell table:style-name="ce3" table:formula="of:=[.C58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1063404988287">
            <text:p>6.11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8]+[.N58]" office:value-type="float" office:value="890">
            <text:p>890</text:p>
          </table:table-cell>
          <table:table-cell table:style-name="ce3" table:formula="of:=[.O58]/[.O$410]" office:value-type="float" office:value="1.32694979304078">
            <text:p>1.33</text:p>
          </table:table-cell>
          <table:table-cell table:formula="of:=[.D58]+[.H58]+[.L58]+[.P58]" office:value-type="float" office:value="16.3011803342393">
            <text:p>16.30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9:.G59])&gt;0;[.B59];0)" office:value-type="float" office:value="97321">
            <text:p>97321</text:p>
          </table:table-cell>
          <table:table-cell table:style-name="ce3" table:formula="of:=[.C59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224789312416">
            <text:p>1.64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3">
            <text:p>5823</text:p>
          </table:table-cell>
          <table:table-cell table:formula="of:=[.M59]+[.N59]" office:value-type="float" office:value="6746">
            <text:p>6746</text:p>
          </table:table-cell>
          <table:table-cell table:style-name="ce3" table:formula="of:=[.O59]/[.O$410]" office:value-type="float" office:value="10.0579812402844">
            <text:p>10.06</text:p>
          </table:table-cell>
          <table:table-cell table:formula="of:=[.D59]+[.H59]+[.L59]+[.P59]" office:value-type="float" office:value="16.278359868185">
            <text:p>16.28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0:.G60])&gt;0;[.B60];0)" office:value-type="float" office:value="100408">
            <text:p>100408</text:p>
          </table:table-cell>
          <table:table-cell table:style-name="ce3" table:formula="of:=[.C60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4224789312416">
            <text:p>1.64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3">
            <text:p>5823</text:p>
          </table:table-cell>
          <table:table-cell table:formula="of:=[.M60]+[.N60]" office:value-type="float" office:value="6638">
            <text:p>6638</text:p>
          </table:table-cell>
          <table:table-cell table:style-name="ce3" table:formula="of:=[.O60]/[.O$410]" office:value-type="float" office:value="9.89695811933114">
            <text:p>9.90</text:p>
          </table:table-cell>
          <table:table-cell table:formula="of:=[.D60]+[.H60]+[.L60]+[.P60]" office:value-type="float" office:value="16.2553337922702">
            <text:p>16.26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1:.G61])&gt;0;[.B61];0)" office:value-type="float" office:value="144776">
            <text:p>144776</text:p>
          </table:table-cell>
          <table:table-cell table:style-name="ce3" table:formula="of:=[.C61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1063404988287">
            <text:p>6.11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1]+[.N61]" office:value-type="float" office:value="906">
            <text:p>906</text:p>
          </table:table-cell>
          <table:table-cell table:style-name="ce3" table:formula="of:=[.O61]/[.O$410]" office:value-type="float" office:value="1.35080507021904">
            <text:p>1.35</text:p>
          </table:table-cell>
          <table:table-cell table:formula="of:=[.D61]+[.H61]+[.L61]+[.P61]" office:value-type="float" office:value="16.2218172191293">
            <text:p>16.22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1.9157109505415">
            <text:p>11.92</text:p>
          </table:table-cell>
          <table:table-cell table:formula="of:=[.D62]+[.H62]+[.L62]+[.P62]" office:value-type="float" office:value="16.196486796721">
            <text:p>16.20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3:.G63])&gt;0;[.B63];0)" office:value-type="float" office:value="264183">
            <text:p>264183</text:p>
          </table:table-cell>
          <table:table-cell table:style-name="ce3" table:formula="of:=[.C63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3]+[.N63]" office:value-type="float" office:value="1604">
            <text:p>1604</text:p>
          </table:table-cell>
          <table:table-cell table:style-name="ce3" table:formula="of:=[.O63]/[.O$410]" office:value-type="float" office:value="2.39149153712069">
            <text:p>2.39</text:p>
          </table:table-cell>
          <table:table-cell table:formula="of:=[.D63]+[.H63]+[.L63]+[.P63]" office:value-type="float" office:value="16.0710418298105">
            <text:p>16.07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4224789312416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41385585947531">
            <text:p>2.41</text:p>
          </table:table-cell>
          <table:table-cell table:formula="of:=[.D64]+[.H64]+[.L64]+[.P64]" office:value-type="float" office:value="15.9362763778502">
            <text:p>15.94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5:.G65])&gt;0;[.B65];0)" office:value-type="float" office:value="201324">
            <text:p>201324</text:p>
          </table:table-cell>
          <table:table-cell table:style-name="ce3" table:formula="of:=[.C65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5]*[.S$15]+[.F65]*[.S$19]+[.G65]*[.S$21]" office:value-type="float" office:value="4.46409260570454">
            <text:p>4.46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0">
            <text:p>0</text:p>
          </table:table-cell>
          <table:table-cell table:style-name="ce3" table:formula="of:=[.I65]*[.I$411]+[.J65]*[.J$411]+[.K65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5]+[.N65]" office:value-type="float" office:value="208">
            <text:p>208</text:p>
          </table:table-cell>
          <table:table-cell table:style-name="ce3" table:formula="of:=[.O65]/[.O$410]" office:value-type="float" office:value="0.310118603317396">
            <text:p>0.31</text:p>
          </table:table-cell>
          <table:table-cell table:formula="of:=[.D65]+[.H65]+[.L65]+[.P65]" office:value-type="float" office:value="15.8391024071324">
            <text:p>15.84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6:.G66])&gt;0;[.B66];0)" office:value-type="float" office:value="134101">
            <text:p>134101</text:p>
          </table:table-cell>
          <table:table-cell table:style-name="ce3" table:formula="of:=[.C66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6]+[.N66]" office:value-type="float" office:value="936">
            <text:p>936</text:p>
          </table:table-cell>
          <table:table-cell table:style-name="ce3" table:formula="of:=[.O66]/[.O$410]" office:value-type="float" office:value="1.39553371492828">
            <text:p>1.40</text:p>
          </table:table-cell>
          <table:table-cell table:formula="of:=[.D66]+[.H66]+[.L66]+[.P66]" office:value-type="float" office:value="15.7893451978893">
            <text:p>15.79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7:.G67])&gt;0;[.B67];0)" office:value-type="float" office:value="131143">
            <text:p>131143</text:p>
          </table:table-cell>
          <table:table-cell table:style-name="ce3" table:formula="of:=[.C67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7]+[.N67]" office:value-type="float" office:value="952">
            <text:p>952</text:p>
          </table:table-cell>
          <table:table-cell table:style-name="ce3" table:formula="of:=[.O67]/[.O$410]" office:value-type="float" office:value="1.41938899210654">
            <text:p>1.42</text:p>
          </table:table-cell>
          <table:table-cell table:formula="of:=[.D67]+[.H67]+[.L67]+[.P67]" office:value-type="float" office:value="15.6809700703952">
            <text:p>15.68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8:.G68])&gt;0;[.B68];0)" office:value-type="float" office:value="106710">
            <text:p>106710</text:p>
          </table:table-cell>
          <table:table-cell table:style-name="ce3" table:formula="of:=[.C68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063404988287">
            <text:p>6.1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8]+[.N68]" office:value-type="float" office:value="1668">
            <text:p>1668</text:p>
          </table:table-cell>
          <table:table-cell table:style-name="ce3" table:formula="of:=[.O68]/[.O$410]" office:value-type="float" office:value="2.48691264583374">
            <text:p>2.49</text:p>
          </table:table-cell>
          <table:table-cell table:formula="of:=[.D68]+[.H68]+[.L68]+[.P68]" office:value-type="float" office:value="15.6562741577394">
            <text:p>15.66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9:.G69])&gt;0;[.B69];0)" office:value-type="float" office:value="105504">
            <text:p>105504</text:p>
          </table:table-cell>
          <table:table-cell table:style-name="ce3" table:formula="of:=[.C69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23">
            <text:p>5823</text:p>
          </table:table-cell>
          <table:table-cell table:formula="of:=[.M69]+[.N69]" office:value-type="float" office:value="5984">
            <text:p>5984</text:p>
          </table:table-cell>
          <table:table-cell table:style-name="ce3" table:formula="of:=[.O69]/[.O$410]" office:value-type="float" office:value="8.92187366466971">
            <text:p>8.92</text:p>
          </table:table-cell>
          <table:table-cell table:formula="of:=[.D69]+[.H69]+[.L69]+[.P69]" office:value-type="float" office:value="15.5080539833865">
            <text:p>15.51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0:.G70])&gt;0;[.B70];0)" office:value-type="float" office:value="104808">
            <text:p>104808</text:p>
          </table:table-cell>
          <table:table-cell table:style-name="ce3" table:formula="of:=[.C70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3">
            <text:p>5823</text:p>
          </table:table-cell>
          <table:table-cell table:formula="of:=[.M70]+[.N70]" office:value-type="float" office:value="5900">
            <text:p>5900</text:p>
          </table:table-cell>
          <table:table-cell table:style-name="ce3" table:formula="of:=[.O70]/[.O$410]" office:value-type="float" office:value="8.79663345948384">
            <text:p>8.80</text:p>
          </table:table-cell>
          <table:table-cell table:formula="of:=[.D70]+[.H70]+[.L70]+[.P70]" office:value-type="float" office:value="15.3517007418071">
            <text:p>15.35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1:.G71])&gt;0;[.B71];0)" office:value-type="float" office:value="102947">
            <text:p>102947</text:p>
          </table:table-cell>
          <table:table-cell table:style-name="ce3" table:formula="of:=[.C71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4224789312416">
            <text:p>1.6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3">
            <text:p>5823</text:p>
          </table:table-cell>
          <table:table-cell table:formula="of:=[.M71]+[.N71]" office:value-type="float" office:value="5913">
            <text:p>5913</text:p>
          </table:table-cell>
          <table:table-cell table:style-name="ce3" table:formula="of:=[.O71]/[.O$410]" office:value-type="float" office:value="8.81601587219117">
            <text:p>8.82</text:p>
          </table:table-cell>
          <table:table-cell table:formula="of:=[.D71]+[.H71]+[.L71]+[.P71]" office:value-type="float" office:value="15.2878915442726">
            <text:p>15.29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2:.G72])&gt;0;[.B72];0)" office:value-type="float" office:value="189978">
            <text:p>189978</text:p>
          </table:table-cell>
          <table:table-cell table:style-name="ce3" table:formula="of:=[.C72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2]*[.S$15]+[.F72]*[.S$19]+[.G72]*[.S$21]" office:value-type="float" office:value="4.46409260570454">
            <text:p>4.46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0">
            <text:p>0</text:p>
          </table:table-cell>
          <table:table-cell table:style-name="ce3" table:formula="of:=[.I72]*[.I$411]+[.J72]*[.J$411]+[.K7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2]+[.N72]" office:value-type="float" office:value="174">
            <text:p>174</text:p>
          </table:table-cell>
          <table:table-cell table:style-name="ce3" table:formula="of:=[.O72]/[.O$410]" office:value-type="float" office:value="0.259426139313591">
            <text:p>0.26</text:p>
          </table:table-cell>
          <table:table-cell table:formula="of:=[.D72]+[.H72]+[.L72]+[.P72]" office:value-type="float" office:value="15.2812138067482">
            <text:p>15.2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3:.G73])&gt;0;[.B73];0)" office:value-type="float" office:value="98767">
            <text:p>98767</text:p>
          </table:table-cell>
          <table:table-cell table:style-name="ce3" table:formula="of:=[.C73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063404988287">
            <text:p>6.11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3]+[.N73]" office:value-type="float" office:value="1634">
            <text:p>1634</text:p>
          </table:table-cell>
          <table:table-cell table:style-name="ce3" table:formula="of:=[.O73]/[.O$410]" office:value-type="float" office:value="2.43622018182993">
            <text:p>2.44</text:p>
          </table:table-cell>
          <table:table-cell table:formula="of:=[.D73]+[.H73]+[.L73]+[.P73]" office:value-type="float" office:value="15.2505086361586">
            <text:p>15.25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4:.G74])&gt;0;[.B74];0)" office:value-type="float" office:value="119809">
            <text:p>119809</text:p>
          </table:table-cell>
          <table:table-cell table:style-name="ce3" table:formula="of:=[.C74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4]+[.N74]" office:value-type="float" office:value="985">
            <text:p>985</text:p>
          </table:table-cell>
          <table:table-cell table:style-name="ce3" table:formula="of:=[.O74]/[.O$410]" office:value-type="float" office:value="1.46859050128671">
            <text:p>1.47</text:p>
          </table:table-cell>
          <table:table-cell table:formula="of:=[.D74]+[.H74]+[.L74]+[.P74]" office:value-type="float" office:value="15.223511874857">
            <text:p>15.22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5:.G75])&gt;0;[.B75];0)" office:value-type="float" office:value="94457">
            <text:p>94457</text:p>
          </table:table-cell>
          <table:table-cell table:style-name="ce3" table:formula="of:=[.C75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063404988287">
            <text:p>6.11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5]+[.N75]" office:value-type="float" office:value="1714">
            <text:p>1714</text:p>
          </table:table-cell>
          <table:table-cell table:style-name="ce3" table:formula="of:=[.O75]/[.O$410]" office:value-type="float" office:value="2.55549656772124">
            <text:p>2.56</text:p>
          </table:table-cell>
          <table:table-cell table:formula="of:=[.D75]+[.H75]+[.L75]+[.P75]" office:value-type="float" office:value="15.1771166501303">
            <text:p>15.18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6:.G76])&gt;0;[.B76];0)" office:value-type="float" office:value="101367">
            <text:p>101367</text:p>
          </table:table-cell>
          <table:table-cell table:style-name="ce3" table:formula="of:=[.C76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6]*[.S$15]+[.F76]*[.S$19]+[.G76]*[.S$21]" office:value-type="float" office:value="1.64224789312416">
            <text:p>1.64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0">
            <text:p>0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3">
            <text:p>5823</text:p>
          </table:table-cell>
          <table:table-cell table:formula="of:=[.M76]+[.N76]" office:value-type="float" office:value="5867">
            <text:p>5867</text:p>
          </table:table-cell>
          <table:table-cell table:style-name="ce3" table:formula="of:=[.O76]/[.O$410]" office:value-type="float" office:value="8.74743195030367">
            <text:p>8.75</text:p>
          </table:table-cell>
          <table:table-cell table:formula="of:=[.D76]+[.H76]+[.L76]+[.P76]" office:value-type="float" office:value="15.1486774535608">
            <text:p>15.15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7:.G77])&gt;0;[.B77];0)" office:value-type="float" office:value="59928">
            <text:p>59928</text:p>
          </table:table-cell>
          <table:table-cell table:style-name="ce3" table:formula="of:=[.C77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4224789312416">
            <text:p>1.64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3">
            <text:p>5823</text:p>
          </table:table-cell>
          <table:table-cell table:formula="of:=[.M77]+[.N77]" office:value-type="float" office:value="6899">
            <text:p>6899</text:p>
          </table:table-cell>
          <table:table-cell table:style-name="ce3" table:formula="of:=[.O77]/[.O$410]" office:value-type="float" office:value="10.2860973283015">
            <text:p>10.29</text:p>
          </table:table-cell>
          <table:table-cell table:formula="of:=[.D77]+[.H77]+[.L77]+[.P77]" office:value-type="float" office:value="14.8349101949056">
            <text:p>14.83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8:.G78])&gt;0;[.B78];0)" office:value-type="float" office:value="92669">
            <text:p>92669</text:p>
          </table:table-cell>
          <table:table-cell table:style-name="ce3" table:formula="of:=[.C78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1063404988287">
            <text:p>6.11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8]+[.N78]" office:value-type="float" office:value="1440">
            <text:p>1440</text:p>
          </table:table-cell>
          <table:table-cell table:style-name="ce3" table:formula="of:=[.O78]/[.O$410]" office:value-type="float" office:value="2.14697494604351">
            <text:p>2.15</text:p>
          </table:table-cell>
          <table:table-cell table:formula="of:=[.D78]+[.H78]+[.L78]+[.P78]" office:value-type="float" office:value="14.688666710821">
            <text:p>14.69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9:.G79])&gt;0;[.B79];0)" office:value-type="float" office:value="106777">
            <text:p>106777</text:p>
          </table:table-cell>
          <table:table-cell table:style-name="ce3" table:formula="of:=[.C79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9]+[.N79]" office:value-type="float" office:value="1001">
            <text:p>1001</text:p>
          </table:table-cell>
          <table:table-cell table:style-name="ce3" table:formula="of:=[.O79]/[.O$410]" office:value-type="float" office:value="1.49244577846497">
            <text:p>1.49</text:p>
          </table:table-cell>
          <table:table-cell table:formula="of:=[.D79]+[.H79]+[.L79]+[.P79]" office:value-type="float" office:value="14.6648023671499">
            <text:p>14.66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80:.G80])&gt;0;[.B80];0)" office:value-type="float" office:value="176168">
            <text:p>176168</text:p>
          </table:table-cell>
          <table:table-cell table:style-name="ce3" table:formula="of:=[.C80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6409260570454">
            <text:p>4.46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80]+[.N80]" office:value-type="float" office:value="174">
            <text:p>174</text:p>
          </table:table-cell>
          <table:table-cell table:style-name="ce3" table:formula="of:=[.O80]/[.O$410]" office:value-type="float" office:value="0.259426139313591">
            <text:p>0.26</text:p>
          </table:table-cell>
          <table:table-cell table:formula="of:=[.D80]+[.H80]+[.L80]+[.P80]" office:value-type="float" office:value="14.6638703691127">
            <text:p>14.66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1:.G81])&gt;0;[.B81];0)" office:value-type="float" office:value="90152">
            <text:p>90152</text:p>
          </table:table-cell>
          <table:table-cell table:style-name="ce3" table:formula="of:=[.C81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1]*[.S$15]+[.F81]*[.S$19]+[.G81]*[.S$21]" office:value-type="float" office:value="1.64224789312416">
            <text:p>1.64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0">
            <text:p>0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0.227625253666578">
            <text:p>0.23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23">
            <text:p>5823</text:p>
          </table:table-cell>
          <table:table-cell table:formula="of:=[.M81]+[.N81]" office:value-type="float" office:value="5839">
            <text:p>5839</text:p>
          </table:table-cell>
          <table:table-cell table:style-name="ce3" table:formula="of:=[.O81]/[.O$410]" office:value-type="float" office:value="8.70568521524172">
            <text:p>8.71</text:p>
          </table:table-cell>
          <table:table-cell table:formula="of:=[.D81]+[.H81]+[.L81]+[.P81]" office:value-type="float" office:value="14.6055906277615">
            <text:p>14.61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2:.G82])&gt;0;[.B82];0)" office:value-type="float" office:value="104182">
            <text:p>104182</text:p>
          </table:table-cell>
          <table:table-cell table:style-name="ce3" table:formula="of:=[.C82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2]+[.N82]" office:value-type="float" office:value="1017">
            <text:p>1017</text:p>
          </table:table-cell>
          <table:table-cell table:style-name="ce3" table:formula="of:=[.O82]/[.O$410]" office:value-type="float" office:value="1.51630105564323">
            <text:p>1.52</text:p>
          </table:table-cell>
          <table:table-cell table:formula="of:=[.D82]+[.H82]+[.L82]+[.P82]" office:value-type="float" office:value="14.57265429743">
            <text:p>14.57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3:.G83])&gt;0;[.B83];0)" office:value-type="float" office:value="176301">
            <text:p>176301</text:p>
          </table:table-cell>
          <table:table-cell table:style-name="ce3" table:formula="of:=[.C83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3]*[.S$15]+[.F83]*[.S$19]+[.G83]*[.S$21]" office:value-type="float" office:value="4.46409260570454">
            <text:p>4.46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0">
            <text:p>0</text:p>
          </table:table-cell>
          <table:table-cell table:style-name="ce3" table:formula="of:=[.I83]*[.I$411]+[.J83]*[.J$411]+[.K83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3]+[.N83]" office:value-type="float" office:value="106">
            <text:p>106</text:p>
          </table:table-cell>
          <table:table-cell table:style-name="ce3" table:formula="of:=[.O83]/[.O$410]" office:value-type="float" office:value="0.158041211305981">
            <text:p>0.16</text:p>
          </table:table-cell>
          <table:table-cell table:formula="of:=[.D83]+[.H83]+[.L83]+[.P83]" office:value-type="float" office:value="14.5684308920251">
            <text:p>14.57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4:.G84])&gt;0;[.B84];0)" office:value-type="float" office:value="223534">
            <text:p>223534</text:p>
          </table:table-cell>
          <table:table-cell table:style-name="ce3" table:formula="of:=[.C84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4]*[.S$15]+[.F84]*[.S$19]+[.G84]*[.S$21]" office:value-type="float" office:value="1.64224789312416">
            <text:p>1.64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0">
            <text:p>0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4]+[.N84]" office:value-type="float" office:value="1736">
            <text:p>1736</text:p>
          </table:table-cell>
          <table:table-cell table:style-name="ce3" table:formula="of:=[.O84]/[.O$410]" office:value-type="float" office:value="2.58829757384135">
            <text:p>2.59</text:p>
          </table:table-cell>
          <table:table-cell table:formula="of:=[.D84]+[.H84]+[.L84]+[.P84]" office:value-type="float" office:value="14.4507303142903">
            <text:p>14.45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5:.G85])&gt;0;[.B85];0)" office:value-type="float" office:value="98586">
            <text:p>98586</text:p>
          </table:table-cell>
          <table:table-cell table:style-name="ce3" table:formula="of:=[.C85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5]+[.N85]" office:value-type="float" office:value="1068">
            <text:p>1068</text:p>
          </table:table-cell>
          <table:table-cell table:style-name="ce3" table:formula="of:=[.O85]/[.O$410]" office:value-type="float" office:value="1.59233975164894">
            <text:p>1.59</text:p>
          </table:table-cell>
          <table:table-cell table:formula="of:=[.D85]+[.H85]+[.L85]+[.P85]" office:value-type="float" office:value="14.3985370284097">
            <text:p>14.4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6:.G86])&gt;0;[.B86];0)" office:value-type="float" office:value="99540">
            <text:p>99540</text:p>
          </table:table-cell>
          <table:table-cell table:style-name="ce3" table:formula="of:=[.C86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6]+[.N86]" office:value-type="float" office:value="1038">
            <text:p>1038</text:p>
          </table:table-cell>
          <table:table-cell table:style-name="ce3" table:formula="of:=[.O86]/[.O$410]" office:value-type="float" office:value="1.5476111069397">
            <text:p>1.55</text:p>
          </table:table-cell>
          <table:table-cell table:formula="of:=[.D86]+[.H86]+[.L86]+[.P86]" office:value-type="float" office:value="14.3964547008261">
            <text:p>14.40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7:.G87])&gt;0;[.B87];0)" office:value-type="float" office:value="95703">
            <text:p>95703</text:p>
          </table:table-cell>
          <table:table-cell table:style-name="ce3" table:formula="of:=[.C87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7]+[.N87]" office:value-type="float" office:value="1121">
            <text:p>1121</text:p>
          </table:table-cell>
          <table:table-cell table:style-name="ce3" table:formula="of:=[.O87]/[.O$410]" office:value-type="float" office:value="1.67136035730193">
            <text:p>1.67</text:p>
          </table:table-cell>
          <table:table-cell table:formula="of:=[.D87]+[.H87]+[.L87]+[.P87]" office:value-type="float" office:value="14.3486799272775">
            <text:p>14.35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8:.G88])&gt;0;[.B88];0)" office:value-type="float" office:value="97285">
            <text:p>97285</text:p>
          </table:table-cell>
          <table:table-cell table:style-name="ce3" table:formula="of:=[.C88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8]+[.N88]" office:value-type="float" office:value="1058">
            <text:p>1058</text:p>
          </table:table-cell>
          <table:table-cell table:style-name="ce3" table:formula="of:=[.O88]/[.O$410]" office:value-type="float" office:value="1.57743020341253">
            <text:p>1.58</text:p>
          </table:table-cell>
          <table:table-cell table:formula="of:=[.D88]+[.H88]+[.L88]+[.P88]" office:value-type="float" office:value="14.3254693474895">
            <text:p>14.33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9:.G89])&gt;0;[.B89];0)" office:value-type="float" office:value="93927">
            <text:p>93927</text:p>
          </table:table-cell>
          <table:table-cell table:style-name="ce3" table:formula="of:=[.C89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9]+[.N89]" office:value-type="float" office:value="1139">
            <text:p>1139</text:p>
          </table:table-cell>
          <table:table-cell table:style-name="ce3" table:formula="of:=[.O89]/[.O$410]" office:value-type="float" office:value="1.69819754412747">
            <text:p>1.70</text:p>
          </table:table-cell>
          <table:table-cell table:formula="of:=[.D89]+[.H89]+[.L89]+[.P89]" office:value-type="float" office:value="14.2961252281334">
            <text:p>14.30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90:.G90])&gt;0;[.B90];0)" office:value-type="float" office:value="62836">
            <text:p>62836</text:p>
          </table:table-cell>
          <table:table-cell table:style-name="ce3" table:formula="of:=[.C90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90]+[.N90]" office:value-type="float" office:value="2019">
            <text:p>2019</text:p>
          </table:table-cell>
          <table:table-cell table:style-name="ce3" table:formula="of:=[.O90]/[.O$410]" office:value-type="float" office:value="3.01023778893184">
            <text:p>3.01</text:p>
          </table:table-cell>
          <table:table-cell table:formula="of:=[.D90]+[.H90]+[.L90]+[.P90]" office:value-type="float" office:value="14.2183157394457">
            <text:p>14.22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1:.G91])&gt;0;[.B91];0)" office:value-type="float" office:value="91031">
            <text:p>91031</text:p>
          </table:table-cell>
          <table:table-cell table:style-name="ce3" table:formula="of:=[.C91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1]+[.N91]" office:value-type="float" office:value="1157">
            <text:p>1157</text:p>
          </table:table-cell>
          <table:table-cell table:style-name="ce3" table:formula="of:=[.O91]/[.O$410]" office:value-type="float" office:value="1.72503473095302">
            <text:p>1.73</text:p>
          </table:table-cell>
          <table:table-cell table:formula="of:=[.D91]+[.H91]+[.L91]+[.P91]" office:value-type="float" office:value="14.1935035738734">
            <text:p>14.19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2:.G92])&gt;0;[.B92];0)" office:value-type="float" office:value="61742">
            <text:p>61742</text:p>
          </table:table-cell>
          <table:table-cell table:style-name="ce3" table:formula="of:=[.C92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2]+[.N92]" office:value-type="float" office:value="1932">
            <text:p>1932</text:p>
          </table:table-cell>
          <table:table-cell table:style-name="ce3" table:formula="of:=[.O92]/[.O$410]" office:value-type="float" office:value="2.88052471927505">
            <text:p>2.88</text:p>
          </table:table-cell>
          <table:table-cell table:formula="of:=[.D92]+[.H92]+[.L92]+[.P92]" office:value-type="float" office:value="14.0396979832738">
            <text:p>14.04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3:.G93])&gt;0;[.B93];0)" office:value-type="float" office:value="119851">
            <text:p>119851</text:p>
          </table:table-cell>
          <table:table-cell table:style-name="ce3" table:formula="of:=[.C93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3]+[.N93]" office:value-type="float" office:value="103">
            <text:p>103</text:p>
          </table:table-cell>
          <table:table-cell table:style-name="ce3" table:formula="of:=[.O93]/[.O$410]" office:value-type="float" office:value="0.153568346835057">
            <text:p>0.15</text:p>
          </table:table-cell>
          <table:table-cell table:formula="of:=[.D93]+[.H93]+[.L93]+[.P93]" office:value-type="float" office:value="13.9103672312221">
            <text:p>13.9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4:.G94])&gt;0;[.B94];0)" office:value-type="float" office:value="73420">
            <text:p>73420</text:p>
          </table:table-cell>
          <table:table-cell table:style-name="ce3" table:formula="of:=[.C94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4]*[.S$15]+[.F94]*[.S$19]+[.G94]*[.S$21]" office:value-type="float" office:value="1.64224789312416">
            <text:p>1.64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0">
            <text:p>0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3">
            <text:p>5823</text:p>
          </table:table-cell>
          <table:table-cell table:formula="of:=[.M94]+[.N94]" office:value-type="float" office:value="5860">
            <text:p>5860</text:p>
          </table:table-cell>
          <table:table-cell table:style-name="ce3" table:formula="of:=[.O94]/[.O$410]" office:value-type="float" office:value="8.73699526653818">
            <text:p>8.74</text:p>
          </table:table-cell>
          <table:table-cell table:formula="of:=[.D94]+[.H94]+[.L94]+[.P94]" office:value-type="float" office:value="13.8889361317359">
            <text:p>13.89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5:.G95])&gt;0;[.B95];0)" office:value-type="float" office:value="65356">
            <text:p>65356</text:p>
          </table:table-cell>
          <table:table-cell table:style-name="ce3" table:formula="of:=[.C95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5]+[.N95]" office:value-type="float" office:value="1717">
            <text:p>1717</text:p>
          </table:table-cell>
          <table:table-cell table:style-name="ce3" table:formula="of:=[.O95]/[.O$410]" office:value-type="float" office:value="2.55996943219216">
            <text:p>2.56</text:p>
          </table:table-cell>
          <table:table-cell table:formula="of:=[.D95]+[.H95]+[.L95]+[.P95]" office:value-type="float" office:value="13.880698031717">
            <text:p>13.88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6:.G96])&gt;0;[.B96];0)" office:value-type="float" office:value="83072">
            <text:p>83072</text:p>
          </table:table-cell>
          <table:table-cell table:style-name="ce3" table:formula="of:=[.C96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1063404988287">
            <text:p>6.1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6]+[.N96]" office:value-type="float" office:value="1176">
            <text:p>1176</text:p>
          </table:table-cell>
          <table:table-cell table:style-name="ce3" table:formula="of:=[.O96]/[.O$410]" office:value-type="float" office:value="1.7533628726022">
            <text:p>1.75</text:p>
          </table:table-cell>
          <table:table-cell table:formula="of:=[.D96]+[.H96]+[.L96]+[.P96]" office:value-type="float" office:value="13.8660434157296">
            <text:p>13.87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7:.G97])&gt;0;[.B97];0)" office:value-type="float" office:value="69216">
            <text:p>69216</text:p>
          </table:table-cell>
          <table:table-cell table:style-name="ce3" table:formula="of:=[.C97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7]+[.N97]" office:value-type="float" office:value="1572">
            <text:p>1572</text:p>
          </table:table-cell>
          <table:table-cell table:style-name="ce3" table:formula="of:=[.O97]/[.O$410]" office:value-type="float" office:value="2.34378098276417">
            <text:p>2.34</text:p>
          </table:table-cell>
          <table:table-cell table:formula="of:=[.D97]+[.H97]+[.L97]+[.P97]" office:value-type="float" office:value="13.8370617668852">
            <text:p>13.84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8:.G98])&gt;0;[.B98];0)" office:value-type="float" office:value="159360">
            <text:p>159360</text:p>
          </table:table-cell>
          <table:table-cell table:style-name="ce3" table:formula="of:=[.C98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8]*[.S$15]+[.F98]*[.S$19]+[.G98]*[.S$21]" office:value-type="float" office:value="4.46409260570454">
            <text:p>4.46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0">
            <text:p>0</text:p>
          </table:table-cell>
          <table:table-cell table:style-name="ce3" table:formula="of:=[.I98]*[.I$411]+[.J98]*[.J$411]+[.K98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8]+[.N98]" office:value-type="float" office:value="118">
            <text:p>118</text:p>
          </table:table-cell>
          <table:table-cell table:style-name="ce3" table:formula="of:=[.O98]/[.O$410]" office:value-type="float" office:value="0.175932669189677">
            <text:p>0.18</text:p>
          </table:table-cell>
          <table:table-cell table:formula="of:=[.D98]+[.H98]+[.L98]+[.P98]" office:value-type="float" office:value="13.829014951141">
            <text:p>13.83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9:.G99])&gt;0;[.B99];0)" office:value-type="float" office:value="67725">
            <text:p>67725</text:p>
          </table:table-cell>
          <table:table-cell table:style-name="ce3" table:formula="of:=[.C99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9]+[.N99]" office:value-type="float" office:value="1591">
            <text:p>1591</text:p>
          </table:table-cell>
          <table:table-cell table:style-name="ce3" table:formula="of:=[.O99]/[.O$410]" office:value-type="float" office:value="2.37210912441335">
            <text:p>2.37</text:p>
          </table:table-cell>
          <table:table-cell table:formula="of:=[.D99]+[.H99]+[.L99]+[.P99]" office:value-type="float" office:value="13.7987382745362">
            <text:p>13.80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0:.G100])&gt;0;[.B100];0)" office:value-type="float" office:value="206256">
            <text:p>206256</text:p>
          </table:table-cell>
          <table:table-cell table:style-name="ce3" table:formula="of:=[.C100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0]+[.N100]" office:value-type="float" office:value="1793">
            <text:p>1793</text:p>
          </table:table-cell>
          <table:table-cell table:style-name="ce3" table:formula="of:=[.O100]/[.O$410]" office:value-type="float" office:value="2.6732819987889">
            <text:p>2.67</text:p>
          </table:table-cell>
          <table:table-cell table:formula="of:=[.D100]+[.H100]+[.L100]+[.P100]" office:value-type="float" office:value="13.7633425512967">
            <text:p>13.76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101:.G101])&gt;0;[.B101];0)" office:value-type="float" office:value="65829">
            <text:p>65829</text:p>
          </table:table-cell>
          <table:table-cell table:style-name="ce3" table:formula="of:=[.C101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101]+[.N101]" office:value-type="float" office:value="1613">
            <text:p>1613</text:p>
          </table:table-cell>
          <table:table-cell table:style-name="ce3" table:formula="of:=[.O101]/[.O$410]" office:value-type="float" office:value="2.40491013053346">
            <text:p>2.40</text:p>
          </table:table-cell>
          <table:table-cell table:formula="of:=[.D101]+[.H101]+[.L101]+[.P101]" office:value-type="float" office:value="13.7467830780671">
            <text:p>13.75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2:.G102])&gt;0;[.B102];0)" office:value-type="float" office:value="60480">
            <text:p>60480</text:p>
          </table:table-cell>
          <table:table-cell table:style-name="ce3" table:formula="of:=[.C102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2]+[.N102]" office:value-type="float" office:value="1759">
            <text:p>1759</text:p>
          </table:table-cell>
          <table:table-cell table:style-name="ce3" table:formula="of:=[.O102]/[.O$410]" office:value-type="float" office:value="2.6225895347851">
            <text:p>2.62</text:p>
          </table:table-cell>
          <table:table-cell table:formula="of:=[.D102]+[.H102]+[.L102]+[.P102]" office:value-type="float" office:value="13.7253480690014">
            <text:p>13.73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3:.G103])&gt;0;[.B103];0)" office:value-type="float" office:value="204085">
            <text:p>204085</text:p>
          </table:table-cell>
          <table:table-cell table:style-name="ce3" table:formula="of:=[.C103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4224789312416">
            <text:p>1.64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3]+[.N103]" office:value-type="float" office:value="1809">
            <text:p>1809</text:p>
          </table:table-cell>
          <table:table-cell table:style-name="ce3" table:formula="of:=[.O103]/[.O$410]" office:value-type="float" office:value="2.69713727596716">
            <text:p>2.70</text:p>
          </table:table-cell>
          <table:table-cell table:formula="of:=[.D103]+[.H103]+[.L103]+[.P103]" office:value-type="float" office:value="13.6901484002993">
            <text:p>13.69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4:.G104])&gt;0;[.B104];0)" office:value-type="float" office:value="76073">
            <text:p>76073</text:p>
          </table:table-cell>
          <table:table-cell table:style-name="ce3" table:formula="of:=[.C104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4]+[.N104]" office:value-type="float" office:value="1263">
            <text:p>1263</text:p>
          </table:table-cell>
          <table:table-cell table:style-name="ce3" table:formula="of:=[.O104]/[.O$410]" office:value-type="float" office:value="1.883075942259">
            <text:p>1.88</text:p>
          </table:table-cell>
          <table:table-cell table:formula="of:=[.D104]+[.H104]+[.L104]+[.P104]" office:value-type="float" office:value="13.6828827185499">
            <text:p>13.68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5:.G105])&gt;0;[.B105];0)" office:value-type="float" office:value="201960">
            <text:p>201960</text:p>
          </table:table-cell>
          <table:table-cell table:style-name="ce3" table:formula="of:=[.C105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5]*[.S$15]+[.F105]*[.S$19]+[.G105]*[.S$21]" office:value-type="float" office:value="1.64224789312416">
            <text:p>1.64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0">
            <text:p>0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5]+[.N105]" office:value-type="float" office:value="1826">
            <text:p>1826</text:p>
          </table:table-cell>
          <table:table-cell table:style-name="ce3" table:formula="of:=[.O105]/[.O$410]" office:value-type="float" office:value="2.72248350796907">
            <text:p>2.72</text:p>
          </table:table-cell>
          <table:table-cell table:formula="of:=[.D105]+[.H105]+[.L105]+[.P105]" office:value-type="float" office:value="13.6205015254963">
            <text:p>13.62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6:.G106])&gt;0;[.B106];0)" office:value-type="float" office:value="73977">
            <text:p>73977</text:p>
          </table:table-cell>
          <table:table-cell table:style-name="ce3" table:formula="of:=[.C106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6]+[.N106]" office:value-type="float" office:value="1282">
            <text:p>1282</text:p>
          </table:table-cell>
          <table:table-cell table:style-name="ce3" table:formula="of:=[.O106]/[.O$410]" office:value-type="float" office:value="1.91140408390818">
            <text:p>1.91</text:p>
          </table:table-cell>
          <table:table-cell table:formula="of:=[.D106]+[.H106]+[.L106]+[.P106]" office:value-type="float" office:value="13.6175141299106">
            <text:p>13.62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7:.G107])&gt;0;[.B107];0)" office:value-type="float" office:value="112238">
            <text:p>112238</text:p>
          </table:table-cell>
          <table:table-cell table:style-name="ce3" table:formula="of:=[.C107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7]+[.N107]" office:value-type="float" office:value="128">
            <text:p>128</text:p>
          </table:table-cell>
          <table:table-cell table:style-name="ce3" table:formula="of:=[.O107]/[.O$410]" office:value-type="float" office:value="0.19084221742609">
            <text:p>0.19</text:p>
          </table:table-cell>
          <table:table-cell table:formula="of:=[.D107]+[.H107]+[.L107]+[.P107]" office:value-type="float" office:value="13.60731991494">
            <text:p>13.61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8:.G108])&gt;0;[.B108];0)" office:value-type="float" office:value="134686">
            <text:p>134686</text:p>
          </table:table-cell>
          <table:table-cell table:style-name="ce3" table:formula="of:=[.C108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46409260570454">
            <text:p>4.46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8]+[.N108]" office:value-type="float" office:value="660">
            <text:p>660</text:p>
          </table:table-cell>
          <table:table-cell table:style-name="ce3" table:formula="of:=[.O108]/[.O$410]" office:value-type="float" office:value="0.984030183603277">
            <text:p>0.98</text:p>
          </table:table-cell>
          <table:table-cell table:formula="of:=[.D108]+[.H108]+[.L108]+[.P108]" office:value-type="float" office:value="13.534119563294">
            <text:p>13.53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9:.G109])&gt;0;[.B109];0)" office:value-type="float" office:value="71227">
            <text:p>71227</text:p>
          </table:table-cell>
          <table:table-cell table:style-name="ce3" table:formula="of:=[.C109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063404988287">
            <text:p>6.11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9]+[.N109]" office:value-type="float" office:value="1302">
            <text:p>1302</text:p>
          </table:table-cell>
          <table:table-cell table:style-name="ce3" table:formula="of:=[.O109]/[.O$410]" office:value-type="float" office:value="1.94122318038101">
            <text:p>1.94</text:p>
          </table:table-cell>
          <table:table-cell table:formula="of:=[.D109]+[.H109]+[.L109]+[.P109]" office:value-type="float" office:value="13.5244009705183">
            <text:p>13.52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10:.G110])&gt;0;[.B110];0)" office:value-type="float" office:value="70440">
            <text:p>70440</text:p>
          </table:table-cell>
          <table:table-cell table:style-name="ce3" table:formula="of:=[.C110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063404988287">
            <text:p>6.11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10]+[.N110]" office:value-type="float" office:value="1322">
            <text:p>1322</text:p>
          </table:table-cell>
          <table:table-cell table:style-name="ce3" table:formula="of:=[.O110]/[.O$410]" office:value-type="float" office:value="1.97104227685384">
            <text:p>1.97</text:p>
          </table:table-cell>
          <table:table-cell table:formula="of:=[.D110]+[.H110]+[.L110]+[.P110]" office:value-type="float" office:value="13.5190390904944">
            <text:p>13.52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1:.G111])&gt;0;[.B111];0)" office:value-type="float" office:value="150114">
            <text:p>150114</text:p>
          </table:table-cell>
          <table:table-cell table:style-name="ce3" table:formula="of:=[.C111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1]*[.S$15]+[.F111]*[.S$19]+[.G111]*[.S$21]" office:value-type="float" office:value="4.46409260570454">
            <text:p>4.46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0">
            <text:p>0</text:p>
          </table:table-cell>
          <table:table-cell table:style-name="ce3" table:formula="of:=[.I111]*[.I$411]+[.J111]*[.J$411]+[.K111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1]+[.N111]" office:value-type="float" office:value="174">
            <text:p>174</text:p>
          </table:table-cell>
          <table:table-cell table:style-name="ce3" table:formula="of:=[.O111]/[.O$410]" office:value-type="float" office:value="0.259426139313591">
            <text:p>0.26</text:p>
          </table:table-cell>
          <table:table-cell table:formula="of:=[.D111]+[.H111]+[.L111]+[.P111]" office:value-type="float" office:value="13.499187825727">
            <text:p>13.5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2:.G112])&gt;0;[.B112];0)" office:value-type="float" office:value="69225">
            <text:p>69225</text:p>
          </table:table-cell>
          <table:table-cell table:style-name="ce3" table:formula="of:=[.C112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2]+[.N112]" office:value-type="float" office:value="1342">
            <text:p>1342</text:p>
          </table:table-cell>
          <table:table-cell table:style-name="ce3" table:formula="of:=[.O112]/[.O$410]" office:value-type="float" office:value="2.00086137332666">
            <text:p>2.00</text:p>
          </table:table-cell>
          <table:table-cell table:formula="of:=[.D112]+[.H112]+[.L112]+[.P112]" office:value-type="float" office:value="13.4945444811941">
            <text:p>13.49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3:.G113])&gt;0;[.B113];0)" office:value-type="float" office:value="197888">
            <text:p>197888</text:p>
          </table:table-cell>
          <table:table-cell table:style-name="ce3" table:formula="of:=[.C113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4224789312416">
            <text:p>1.64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3]+[.N113]" office:value-type="float" office:value="1842">
            <text:p>1842</text:p>
          </table:table-cell>
          <table:table-cell table:style-name="ce3" table:formula="of:=[.O113]/[.O$410]" office:value-type="float" office:value="2.74633878514733">
            <text:p>2.75</text:p>
          </table:table-cell>
          <table:table-cell table:formula="of:=[.D113]+[.H113]+[.L113]+[.P113]" office:value-type="float" office:value="13.4623276587171">
            <text:p>13.46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4:.G114])&gt;0;[.B114];0)" office:value-type="float" office:value="67346">
            <text:p>67346</text:p>
          </table:table-cell>
          <table:table-cell table:style-name="ce3" table:formula="of:=[.C114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4]+[.N114]" office:value-type="float" office:value="1363">
            <text:p>1363</text:p>
          </table:table-cell>
          <table:table-cell table:style-name="ce3" table:formula="of:=[.O114]/[.O$410]" office:value-type="float" office:value="2.03217142462313">
            <text:p>2.03</text:p>
          </table:table-cell>
          <table:table-cell table:formula="of:=[.D114]+[.H114]+[.L114]+[.P114]" office:value-type="float" office:value="13.4418582747558">
            <text:p>13.44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5:.G115])&gt;0;[.B115];0)" office:value-type="float" office:value="52551">
            <text:p>52551</text:p>
          </table:table-cell>
          <table:table-cell table:style-name="ce3" table:formula="of:=[.C115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5]+[.N115]" office:value-type="float" office:value="1792">
            <text:p>1792</text:p>
          </table:table-cell>
          <table:table-cell table:style-name="ce3" table:formula="of:=[.O115]/[.O$410]" office:value-type="float" office:value="2.67179104396526">
            <text:p>2.67</text:p>
          </table:table-cell>
          <table:table-cell table:formula="of:=[.D115]+[.H115]+[.L115]+[.P115]" office:value-type="float" office:value="13.4201023575435">
            <text:p>13.42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6:.G116])&gt;0;[.B116];0)" office:value-type="float" office:value="58937">
            <text:p>58937</text:p>
          </table:table-cell>
          <table:table-cell table:style-name="ce3" table:formula="of:=[.C116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6]+[.N116]" office:value-type="float" office:value="1573">
            <text:p>1573</text:p>
          </table:table-cell>
          <table:table-cell table:style-name="ce3" table:formula="of:=[.O116]/[.O$410]" office:value-type="float" office:value="2.34527193758781">
            <text:p>2.35</text:p>
          </table:table-cell>
          <table:table-cell table:formula="of:=[.D116]+[.H116]+[.L116]+[.P116]" office:value-type="float" office:value="13.3790543006041">
            <text:p>13.38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7:.G117])&gt;0;[.B117];0)" office:value-type="float" office:value="64566">
            <text:p>64566</text:p>
          </table:table-cell>
          <table:table-cell table:style-name="ce3" table:formula="of:=[.C117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063404988287">
            <text:p>6.11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7]+[.N117]" office:value-type="float" office:value="1384">
            <text:p>1384</text:p>
          </table:table-cell>
          <table:table-cell table:style-name="ce3" table:formula="of:=[.O117]/[.O$410]" office:value-type="float" office:value="2.0634814759196">
            <text:p>2.06</text:p>
          </table:table-cell>
          <table:table-cell table:formula="of:=[.D117]+[.H117]+[.L117]+[.P117]" office:value-type="float" office:value="13.3488949910323">
            <text:p>13.35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8:.G118])&gt;0;[.B118];0)" office:value-type="float" office:value="146420">
            <text:p>146420</text:p>
          </table:table-cell>
          <table:table-cell table:style-name="ce3" table:formula="of:=[.C118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6409260570454">
            <text:p>4.4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8]+[.N118]" office:value-type="float" office:value="174">
            <text:p>174</text:p>
          </table:table-cell>
          <table:table-cell table:style-name="ce3" table:formula="of:=[.O118]/[.O$410]" office:value-type="float" office:value="0.259426139313591">
            <text:p>0.26</text:p>
          </table:table-cell>
          <table:table-cell table:formula="of:=[.D118]+[.H118]+[.L118]+[.P118]" office:value-type="float" office:value="13.3340562791213">
            <text:p>13.33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9:.G119])&gt;0;[.B119];0)" office:value-type="float" office:value="63415">
            <text:p>63415</text:p>
          </table:table-cell>
          <table:table-cell table:style-name="ce3" table:formula="of:=[.C119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1063404988287">
            <text:p>6.11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9]+[.N119]" office:value-type="float" office:value="1405">
            <text:p>1405</text:p>
          </table:table-cell>
          <table:table-cell table:style-name="ce3" table:formula="of:=[.O119]/[.O$410]" office:value-type="float" office:value="2.09479152721607">
            <text:p>2.09</text:p>
          </table:table-cell>
          <table:table-cell table:formula="of:=[.D119]+[.H119]+[.L119]+[.P119]" office:value-type="float" office:value="13.3287523054193">
            <text:p>13.33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0:.G120])&gt;0;[.B120];0)" office:value-type="float" office:value="59215">
            <text:p>59215</text:p>
          </table:table-cell>
          <table:table-cell table:style-name="ce3" table:formula="of:=[.C120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3">
            <text:p>5823</text:p>
          </table:table-cell>
          <table:table-cell table:formula="of:=[.M120]+[.N120]" office:value-type="float" office:value="5873">
            <text:p>5873</text:p>
          </table:table-cell>
          <table:table-cell table:style-name="ce3" table:formula="of:=[.O120]/[.O$410]" office:value-type="float" office:value="8.75637767924552">
            <text:p>8.76</text:p>
          </table:table-cell>
          <table:table-cell table:formula="of:=[.D120]+[.H120]+[.L120]+[.P120]" office:value-type="float" office:value="13.2733175646016">
            <text:p>13.27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1:.G121])&gt;0;[.B121];0)" office:value-type="float" office:value="146830">
            <text:p>146830</text:p>
          </table:table-cell>
          <table:table-cell table:style-name="ce3" table:formula="of:=[.C121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1]*[.S$15]+[.F121]*[.S$19]+[.G121]*[.S$21]" office:value-type="float" office:value="4.46409260570454">
            <text:p>4.4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0">
            <text:p>0</text:p>
          </table:table-cell>
          <table:table-cell table:style-name="ce3" table:formula="of:=[.I121]*[.I$411]+[.J121]*[.J$411]+[.K121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1]+[.N121]" office:value-type="float" office:value="110">
            <text:p>110</text:p>
          </table:table-cell>
          <table:table-cell table:style-name="ce3" table:formula="of:=[.O121]/[.O$410]" office:value-type="float" office:value="0.164005030600546">
            <text:p>0.16</text:p>
          </table:table-cell>
          <table:table-cell table:formula="of:=[.D121]+[.H121]+[.L121]+[.P121]" office:value-type="float" office:value="13.2569632521917">
            <text:p>13.2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2:.G122])&gt;0;[.B122];0)" office:value-type="float" office:value="97987">
            <text:p>97987</text:p>
          </table:table-cell>
          <table:table-cell table:style-name="ce3" table:formula="of:=[.C122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2]*[.S$15]+[.F122]*[.S$19]+[.G122]*[.S$21]" office:value-type="float" office:value="6.1063404988287">
            <text:p>6.11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2]+[.N122]" office:value-type="float" office:value="308">
            <text:p>308</text:p>
          </table:table-cell>
          <table:table-cell table:style-name="ce3" table:formula="of:=[.O122]/[.O$410]" office:value-type="float" office:value="0.459214085681529">
            <text:p>0.46</text:p>
          </table:table-cell>
          <table:table-cell table:formula="of:=[.D122]+[.H122]+[.L122]+[.P122]" office:value-type="float" office:value="13.2386344819829">
            <text:p>13.2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3:.G123])&gt;0;[.B123];0)" office:value-type="float" office:value="192060">
            <text:p>192060</text:p>
          </table:table-cell>
          <table:table-cell table:style-name="ce3" table:formula="of:=[.C123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224789312416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3]+[.N123]" office:value-type="float" office:value="1859">
            <text:p>1859</text:p>
          </table:table-cell>
          <table:table-cell table:style-name="ce3" table:formula="of:=[.O123]/[.O$410]" office:value-type="float" office:value="2.77168501714923">
            <text:p>2.77</text:p>
          </table:table-cell>
          <table:table-cell table:formula="of:=[.D123]+[.H123]+[.L123]+[.P123]" office:value-type="float" office:value="13.2271469135619">
            <text:p>13.23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4:.G124])&gt;0;[.B124];0)" office:value-type="float" office:value="191455">
            <text:p>191455</text:p>
          </table:table-cell>
          <table:table-cell table:style-name="ce3" table:formula="of:=[.C124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4]+[.N124]" office:value-type="float" office:value="1875">
            <text:p>1875</text:p>
          </table:table-cell>
          <table:table-cell table:style-name="ce3" table:formula="of:=[.O124]/[.O$410]" office:value-type="float" office:value="2.79554029432749">
            <text:p>2.80</text:p>
          </table:table-cell>
          <table:table-cell table:formula="of:=[.D124]+[.H124]+[.L124]+[.P124]" office:value-type="float" office:value="13.2239570944498">
            <text:p>13.22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5:.G125])&gt;0;[.B125];0)" office:value-type="float" office:value="190852">
            <text:p>190852</text:p>
          </table:table-cell>
          <table:table-cell table:style-name="ce3" table:formula="of:=[.C125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4224789312416">
            <text:p>1.64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5]+[.N125]" office:value-type="float" office:value="1892">
            <text:p>1892</text:p>
          </table:table-cell>
          <table:table-cell table:style-name="ce3" table:formula="of:=[.O125]/[.O$410]" office:value-type="float" office:value="2.82088652632939">
            <text:p>2.82</text:p>
          </table:table-cell>
          <table:table-cell table:formula="of:=[.D125]+[.H125]+[.L125]+[.P125]" office:value-type="float" office:value="13.2223476354384">
            <text:p>13.22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6:.G126])&gt;0;[.B126];0)" office:value-type="float" office:value="145884">
            <text:p>145884</text:p>
          </table:table-cell>
          <table:table-cell table:style-name="ce3" table:formula="of:=[.C126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6]*[.S$15]+[.F126]*[.S$19]+[.G126]*[.S$21]" office:value-type="float" office:value="4.46409260570454">
            <text:p>4.46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0">
            <text:p>0</text:p>
          </table:table-cell>
          <table:table-cell table:style-name="ce3" table:formula="of:=[.I126]*[.I$411]+[.J126]*[.J$411]+[.K126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6]+[.N126]" office:value-type="float" office:value="66">
            <text:p>66</text:p>
          </table:table-cell>
          <table:table-cell table:style-name="ce3" table:formula="of:=[.O126]/[.O$410]" office:value-type="float" office:value="0.0984030183603277">
            <text:p>0.10</text:p>
          </table:table-cell>
          <table:table-cell table:formula="of:=[.D126]+[.H126]+[.L126]+[.P126]" office:value-type="float" office:value="13.1490725439339">
            <text:p>13.15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7:.G127])&gt;0;[.B127];0)" office:value-type="float" office:value="104166">
            <text:p>104166</text:p>
          </table:table-cell>
          <table:table-cell table:style-name="ce3" table:formula="of:=[.C127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1063404988287">
            <text:p>6.11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7]+[.N127]" office:value-type="float" office:value="10">
            <text:p>10</text:p>
          </table:table-cell>
          <table:table-cell table:style-name="ce3" table:formula="of:=[.O127]/[.O$410]" office:value-type="float" office:value="0.0149095482364133">
            <text:p>0.01</text:p>
          </table:table-cell>
          <table:table-cell table:formula="of:=[.D127]+[.H127]+[.L127]+[.P127]" office:value-type="float" office:value="13.0705475478072">
            <text:p>13.07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8:.G128])&gt;0;[.B128];0)" office:value-type="float" office:value="185994">
            <text:p>185994</text:p>
          </table:table-cell>
          <table:table-cell table:style-name="ce3" table:formula="of:=[.C128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8]+[.N128]" office:value-type="float" office:value="1929">
            <text:p>1929</text:p>
          </table:table-cell>
          <table:table-cell table:style-name="ce3" table:formula="of:=[.O128]/[.O$410]" office:value-type="float" office:value="2.87605185480412">
            <text:p>2.88</text:p>
          </table:table-cell>
          <table:table-cell table:formula="of:=[.D128]+[.H128]+[.L128]+[.P128]" office:value-type="float" office:value="13.0603475460975">
            <text:p>13.06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9:.G129])&gt;0;[.B129];0)" office:value-type="float" office:value="184401">
            <text:p>184401</text:p>
          </table:table-cell>
          <table:table-cell table:style-name="ce3" table:formula="of:=[.C129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4224789312416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9]+[.N129]" office:value-type="float" office:value="1946">
            <text:p>1946</text:p>
          </table:table-cell>
          <table:table-cell table:style-name="ce3" table:formula="of:=[.O129]/[.O$410]" office:value-type="float" office:value="2.90139808680602">
            <text:p>2.90</text:p>
          </table:table-cell>
          <table:table-cell table:formula="of:=[.D129]+[.H129]+[.L129]+[.P129]" office:value-type="float" office:value="13.0144824749746">
            <text:p>13.01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30:.G130])&gt;0;[.B130];0)" office:value-type="float" office:value="181934">
            <text:p>181934</text:p>
          </table:table-cell>
          <table:table-cell table:style-name="ce3" table:formula="of:=[.C130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0]*[.S$15]+[.F130]*[.S$19]+[.G130]*[.S$21]" office:value-type="float" office:value="1.64224789312416">
            <text:p>1.64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0">
            <text:p>0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30]+[.N130]" office:value-type="float" office:value="1963">
            <text:p>1963</text:p>
          </table:table-cell>
          <table:table-cell table:style-name="ce3" table:formula="of:=[.O130]/[.O$410]" office:value-type="float" office:value="2.92674431880793">
            <text:p>2.93</text:p>
          </table:table-cell>
          <table:table-cell table:formula="of:=[.D130]+[.H130]+[.L130]+[.P130]" office:value-type="float" office:value="12.9295472978059">
            <text:p>12.93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1:.G131])&gt;0;[.B131];0)" office:value-type="float" office:value="97027">
            <text:p>97027</text:p>
          </table:table-cell>
          <table:table-cell table:style-name="ce3" table:formula="of:=[.C131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1]+[.N131]" office:value-type="float" office:value="11">
            <text:p>11</text:p>
          </table:table-cell>
          <table:table-cell table:style-name="ce3" table:formula="of:=[.O131]/[.O$410]" office:value-type="float" office:value="0.0164005030600546">
            <text:p>0.02</text:p>
          </table:table-cell>
          <table:table-cell table:formula="of:=[.D131]+[.H131]+[.L131]+[.P131]" office:value-type="float" office:value="12.7529063664049">
            <text:p>12.75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2:.G132])&gt;0;[.B132];0)" office:value-type="float" office:value="126962">
            <text:p>126962</text:p>
          </table:table-cell>
          <table:table-cell table:style-name="ce3" table:formula="of:=[.C132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6409260570454">
            <text:p>4.4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59426139313591">
            <text:p>0.26</text:p>
          </table:table-cell>
          <table:table-cell table:formula="of:=[.D132]+[.H132]+[.L132]+[.P132]" office:value-type="float" office:value="12.464232339258">
            <text:p>12.46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3:.G133])&gt;0;[.B133];0)" office:value-type="float" office:value="86673">
            <text:p>86673</text:p>
          </table:table-cell>
          <table:table-cell table:style-name="ce3" table:formula="of:=[.C133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3]+[.N133]" office:value-type="float" office:value="65">
            <text:p>65</text:p>
          </table:table-cell>
          <table:table-cell table:style-name="ce3" table:formula="of:=[.O133]/[.O$410]" office:value-type="float" office:value="0.0969120635366863">
            <text:p>0.10</text:p>
          </table:table-cell>
          <table:table-cell table:formula="of:=[.D133]+[.H133]+[.L133]+[.P133]" office:value-type="float" office:value="12.3705668078896">
            <text:p>12.3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6409260570454">
            <text:p>4.46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118216117731">
            <text:p>0.11</text:p>
          </table:table-cell>
          <table:table-cell table:formula="of:=[.D134]+[.H134]+[.L134]+[.P134]" office:value-type="float" office:value="12.3365204858484">
            <text:p>12.34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5:.G135])&gt;0;[.B135];0)" office:value-type="float" office:value="35665">
            <text:p>35665</text:p>
          </table:table-cell>
          <table:table-cell table:style-name="ce3" table:formula="of:=[.C135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1063404988287">
            <text:p>6.11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5]+[.N135]" office:value-type="float" office:value="1566">
            <text:p>1566</text:p>
          </table:table-cell>
          <table:table-cell table:style-name="ce3" table:formula="of:=[.O135]/[.O$410]" office:value-type="float" office:value="2.33483525382232">
            <text:p>2.33</text:p>
          </table:table-cell>
          <table:table-cell table:formula="of:=[.D135]+[.H135]+[.L135]+[.P135]" office:value-type="float" office:value="12.32829781375">
            <text:p>12.33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6:.G136])&gt;0;[.B136];0)" office:value-type="float" office:value="78159">
            <text:p>78159</text:p>
          </table:table-cell>
          <table:table-cell table:style-name="ce3" table:formula="of:=[.C136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6]*[.S$15]+[.F136]*[.S$19]+[.G136]*[.S$21]" office:value-type="float" office:value="6.1063404988287">
            <text:p>6.11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6]+[.N136]" office:value-type="float" office:value="270">
            <text:p>270</text:p>
          </table:table-cell>
          <table:table-cell table:style-name="ce3" table:formula="of:=[.O136]/[.O$410]" office:value-type="float" office:value="0.402557802383159">
            <text:p>0.40</text:p>
          </table:table-cell>
          <table:table-cell table:formula="of:=[.D136]+[.H136]+[.L136]+[.P136]" office:value-type="float" office:value="12.2956142825776">
            <text:p>12.30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7:.G137])&gt;0;[.B137];0)" office:value-type="float" office:value="122889">
            <text:p>122889</text:p>
          </table:table-cell>
          <table:table-cell table:style-name="ce3" table:formula="of:=[.C137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7]*[.S$15]+[.F137]*[.S$19]+[.G137]*[.S$21]" office:value-type="float" office:value="4.46409260570454">
            <text:p>4.46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0">
            <text:p>0</text:p>
          </table:table-cell>
          <table:table-cell table:style-name="ce3" table:formula="of:=[.I137]*[.I$411]+[.J137]*[.J$411]+[.K13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7]+[.N137]" office:value-type="float" office:value="174">
            <text:p>174</text:p>
          </table:table-cell>
          <table:table-cell table:style-name="ce3" table:formula="of:=[.O137]/[.O$410]" office:value-type="float" office:value="0.259426139313591">
            <text:p>0.26</text:p>
          </table:table-cell>
          <table:table-cell table:formula="of:=[.D137]+[.H137]+[.L137]+[.P137]" office:value-type="float" office:value="12.2821584926621">
            <text:p>12.28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8:.G138])&gt;0;[.B138];0)" office:value-type="float" office:value="59690">
            <text:p>59690</text:p>
          </table:table-cell>
          <table:table-cell table:style-name="ce3" table:formula="of:=[.C138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8]*[.S$15]+[.F138]*[.S$19]+[.G138]*[.S$21]" office:value-type="float" office:value="6.1063404988287">
            <text:p>6.11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1">
            <text:p>1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8]+[.N138]" office:value-type="float" office:value="809">
            <text:p>809</text:p>
          </table:table-cell>
          <table:table-cell table:style-name="ce3" table:formula="of:=[.O138]/[.O$410]" office:value-type="float" office:value="1.20618245232583">
            <text:p>1.21</text:p>
          </table:table-cell>
          <table:table-cell table:formula="of:=[.D138]+[.H138]+[.L138]+[.P138]" office:value-type="float" office:value="12.27362590213">
            <text:p>12.27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9:.G139])&gt;0;[.B139];0)" office:value-type="float" office:value="160445">
            <text:p>160445</text:p>
          </table:table-cell>
          <table:table-cell table:style-name="ce3" table:formula="of:=[.C139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9]+[.N139]" office:value-type="float" office:value="2034">
            <text:p>2034</text:p>
          </table:table-cell>
          <table:table-cell table:style-name="ce3" table:formula="of:=[.O139]/[.O$410]" office:value-type="float" office:value="3.03260211128646">
            <text:p>3.03</text:p>
          </table:table-cell>
          <table:table-cell table:formula="of:=[.D139]+[.H139]+[.L139]+[.P139]" office:value-type="float" office:value="12.0747900916349">
            <text:p>12.07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40:.G140])&gt;0;[.B140];0)" office:value-type="float" office:value="159494">
            <text:p>159494</text:p>
          </table:table-cell>
          <table:table-cell table:style-name="ce3" table:formula="of:=[.C140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40]+[.N140]" office:value-type="float" office:value="2051">
            <text:p>2051</text:p>
          </table:table-cell>
          <table:table-cell table:style-name="ce3" table:formula="of:=[.O140]/[.O$410]" office:value-type="float" office:value="3.05794834328836">
            <text:p>3.06</text:p>
          </table:table-cell>
          <table:table-cell table:formula="of:=[.D140]+[.H140]+[.L140]+[.P140]" office:value-type="float" office:value="12.0576241144267">
            <text:p>12.06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1:.G141])&gt;0;[.B141];0)" office:value-type="float" office:value="81418">
            <text:p>81418</text:p>
          </table:table-cell>
          <table:table-cell table:style-name="ce3" table:formula="of:=[.C141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1]*[.S$15]+[.F141]*[.S$19]+[.G141]*[.S$21]" office:value-type="float" office:value="6.1063404988287">
            <text:p>6.11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1">
            <text:p>1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1]+[.N141]" office:value-type="float" office:value="7">
            <text:p>7</text:p>
          </table:table-cell>
          <table:table-cell table:style-name="ce3" table:formula="of:=[.O141]/[.O$410]" office:value-type="float" office:value="0.0104366837654893">
            <text:p>0.01</text:p>
          </table:table-cell>
          <table:table-cell table:formula="of:=[.D141]+[.H141]+[.L141]+[.P141]" office:value-type="float" office:value="12.0491790628198">
            <text:p>12.05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2:.G142])&gt;0;[.B142];0)" office:value-type="float" office:value="158042">
            <text:p>158042</text:p>
          </table:table-cell>
          <table:table-cell table:style-name="ce3" table:formula="of:=[.C142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2]+[.N142]" office:value-type="float" office:value="2068">
            <text:p>2068</text:p>
          </table:table-cell>
          <table:table-cell table:style-name="ce3" table:formula="of:=[.O142]/[.O$410]" office:value-type="float" office:value="3.08329457529027">
            <text:p>3.08</text:p>
          </table:table-cell>
          <table:table-cell table:formula="of:=[.D142]+[.H142]+[.L142]+[.P142]" office:value-type="float" office:value="12.0180621153318">
            <text:p>12.02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3:.G143])&gt;0;[.B143];0)" office:value-type="float" office:value="65930">
            <text:p>65930</text:p>
          </table:table-cell>
          <table:table-cell table:style-name="ce3" table:formula="of:=[.C143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3]+[.N143]" office:value-type="float" office:value="4764">
            <text:p>4764</text:p>
          </table:table-cell>
          <table:table-cell table:style-name="ce3" table:formula="of:=[.O143]/[.O$410]" office:value-type="float" office:value="7.10290877982729">
            <text:p>7.10</text:p>
          </table:table-cell>
          <table:table-cell table:formula="of:=[.D143]+[.H143]+[.L143]+[.P143]" office:value-type="float" office:value="11.9200268826868">
            <text:p>11.92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4:.G144])&gt;0;[.B144];0)" office:value-type="float" office:value="62864">
            <text:p>62864</text:p>
          </table:table-cell>
          <table:table-cell table:style-name="ce3" table:formula="of:=[.C144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4]+[.N144]" office:value-type="float" office:value="4851">
            <text:p>4851</text:p>
          </table:table-cell>
          <table:table-cell table:style-name="ce3" table:formula="of:=[.O144]/[.O$410]" office:value-type="float" office:value="7.23262184948408">
            <text:p>7.23</text:p>
          </table:table-cell>
          <table:table-cell table:formula="of:=[.D144]+[.H144]+[.L144]+[.P144]" office:value-type="float" office:value="11.9126816627136">
            <text:p>11.91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5:.G145])&gt;0;[.B145];0)" office:value-type="float" office:value="63016">
            <text:p>63016</text:p>
          </table:table-cell>
          <table:table-cell table:style-name="ce3" table:formula="of:=[.C145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5]+[.N145]" office:value-type="float" office:value="4829">
            <text:p>4829</text:p>
          </table:table-cell>
          <table:table-cell table:style-name="ce3" table:formula="of:=[.O145]/[.O$410]" office:value-type="float" office:value="7.19982084336398">
            <text:p>7.20</text:p>
          </table:table-cell>
          <table:table-cell table:formula="of:=[.D145]+[.H145]+[.L145]+[.P145]" office:value-type="float" office:value="11.886675457645">
            <text:p>11.89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6:.G146])&gt;0;[.B146];0)" office:value-type="float" office:value="64416">
            <text:p>64416</text:p>
          </table:table-cell>
          <table:table-cell table:style-name="ce3" table:formula="of:=[.C146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6]+[.N146]" office:value-type="float" office:value="4786">
            <text:p>4786</text:p>
          </table:table-cell>
          <table:table-cell table:style-name="ce3" table:formula="of:=[.O146]/[.O$410]" office:value-type="float" office:value="7.1357097859474">
            <text:p>7.14</text:p>
          </table:table-cell>
          <table:table-cell table:formula="of:=[.D146]+[.H146]+[.L146]+[.P146]" office:value-type="float" office:value="11.8851480941234">
            <text:p>11.89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7:.G147])&gt;0;[.B147];0)" office:value-type="float" office:value="55638">
            <text:p>55638</text:p>
          </table:table-cell>
          <table:table-cell table:style-name="ce3" table:formula="of:=[.C147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7]+[.N147]" office:value-type="float" office:value="5048">
            <text:p>5048</text:p>
          </table:table-cell>
          <table:table-cell table:style-name="ce3" table:formula="of:=[.O147]/[.O$410]" office:value-type="float" office:value="7.52633994974143">
            <text:p>7.53</text:p>
          </table:table-cell>
          <table:table-cell table:formula="of:=[.D147]+[.H147]+[.L147]+[.P147]" office:value-type="float" office:value="11.8833784971958">
            <text:p>11.88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8:.G148])&gt;0;[.B148];0)" office:value-type="float" office:value="63471">
            <text:p>63471</text:p>
          </table:table-cell>
          <table:table-cell table:style-name="ce3" table:formula="of:=[.C148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8]+[.N148]" office:value-type="float" office:value="4807">
            <text:p>4807</text:p>
          </table:table-cell>
          <table:table-cell table:style-name="ce3" table:formula="of:=[.O148]/[.O$410]" office:value-type="float" office:value="7.16701983724387">
            <text:p>7.17</text:p>
          </table:table-cell>
          <table:table-cell table:formula="of:=[.D148]+[.H148]+[.L148]+[.P148]" office:value-type="float" office:value="11.8742141520407">
            <text:p>11.87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9:.G149])&gt;0;[.B149];0)" office:value-type="float" office:value="61210">
            <text:p>61210</text:p>
          </table:table-cell>
          <table:table-cell table:style-name="ce3" table:formula="of:=[.C149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9]+[.N149]" office:value-type="float" office:value="4873">
            <text:p>4873</text:p>
          </table:table-cell>
          <table:table-cell table:style-name="ce3" table:formula="of:=[.O149]/[.O$410]" office:value-type="float" office:value="7.26542285560419">
            <text:p>7.27</text:p>
          </table:table-cell>
          <table:table-cell table:formula="of:=[.D149]+[.H149]+[.L149]+[.P149]" office:value-type="float" office:value="11.8715445047606">
            <text:p>11.87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50:.G150])&gt;0;[.B150];0)" office:value-type="float" office:value="59746">
            <text:p>59746</text:p>
          </table:table-cell>
          <table:table-cell table:style-name="ce3" table:formula="of:=[.C150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50]+[.N150]" office:value-type="float" office:value="4916">
            <text:p>4916</text:p>
          </table:table-cell>
          <table:table-cell table:style-name="ce3" table:formula="of:=[.O150]/[.O$410]" office:value-type="float" office:value="7.32953391302077">
            <text:p>7.33</text:p>
          </table:table-cell>
          <table:table-cell table:formula="of:=[.D150]+[.H150]+[.L150]+[.P150]" office:value-type="float" office:value="11.8702108994185">
            <text:p>11.87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1:.G151])&gt;0;[.B151];0)" office:value-type="float" office:value="66170">
            <text:p>66170</text:p>
          </table:table-cell>
          <table:table-cell table:style-name="ce3" table:formula="of:=[.C151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1]+[.N151]" office:value-type="float" office:value="4721">
            <text:p>4721</text:p>
          </table:table-cell>
          <table:table-cell table:style-name="ce3" table:formula="of:=[.O151]/[.O$410]" office:value-type="float" office:value="7.03879772241071">
            <text:p>7.04</text:p>
          </table:table-cell>
          <table:table-cell table:formula="of:=[.D151]+[.H151]+[.L151]+[.P151]" office:value-type="float" office:value="11.8666444585094">
            <text:p>11.87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2:.G152])&gt;0;[.B152];0)" office:value-type="float" office:value="56710">
            <text:p>56710</text:p>
          </table:table-cell>
          <table:table-cell table:style-name="ce3" table:formula="of:=[.C152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2]+[.N152]" office:value-type="float" office:value="5004">
            <text:p>5004</text:p>
          </table:table-cell>
          <table:table-cell table:style-name="ce3" table:formula="of:=[.O152]/[.O$410]" office:value-type="float" office:value="7.46073793750121">
            <text:p>7.46</text:p>
          </table:table-cell>
          <table:table-cell table:formula="of:=[.D152]+[.H152]+[.L152]+[.P152]" office:value-type="float" office:value="11.8656977134238">
            <text:p>11.87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3:.G153])&gt;0;[.B153];0)" office:value-type="float" office:value="51444">
            <text:p>51444</text:p>
          </table:table-cell>
          <table:table-cell table:style-name="ce3" table:formula="of:=[.C153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3]+[.N153]" office:value-type="float" office:value="5159">
            <text:p>5159</text:p>
          </table:table-cell>
          <table:table-cell table:style-name="ce3" table:formula="of:=[.O153]/[.O$410]" office:value-type="float" office:value="7.69183593516561">
            <text:p>7.69</text:p>
          </table:table-cell>
          <table:table-cell table:formula="of:=[.D153]+[.H153]+[.L153]+[.P153]" office:value-type="float" office:value="11.861391616766">
            <text:p>11.86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4:.G154])&gt;0;[.B154];0)" office:value-type="float" office:value="52121">
            <text:p>52121</text:p>
          </table:table-cell>
          <table:table-cell table:style-name="ce3" table:formula="of:=[.C154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4]+[.N154]" office:value-type="float" office:value="5137">
            <text:p>5137</text:p>
          </table:table-cell>
          <table:table-cell table:style-name="ce3" table:formula="of:=[.O154]/[.O$410]" office:value-type="float" office:value="7.6590349290455">
            <text:p>7.66</text:p>
          </table:table-cell>
          <table:table-cell table:formula="of:=[.D154]+[.H154]+[.L154]+[.P154]" office:value-type="float" office:value="11.858854296908">
            <text:p>11.86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5:.G155])&gt;0;[.B155];0)" office:value-type="float" office:value="57187">
            <text:p>57187</text:p>
          </table:table-cell>
          <table:table-cell table:style-name="ce3" table:formula="of:=[.C155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5]+[.N155]" office:value-type="float" office:value="4982">
            <text:p>4982</text:p>
          </table:table-cell>
          <table:table-cell table:style-name="ce3" table:formula="of:=[.O155]/[.O$410]" office:value-type="float" office:value="7.4279369313811">
            <text:p>7.43</text:p>
          </table:table-cell>
          <table:table-cell table:formula="of:=[.D155]+[.H155]+[.L155]+[.P155]" office:value-type="float" office:value="11.8542198658665">
            <text:p>11.85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6:.G156])&gt;0;[.B156];0)" office:value-type="float" office:value="66495">
            <text:p>66495</text:p>
          </table:table-cell>
          <table:table-cell table:style-name="ce3" table:formula="of:=[.C156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6]+[.N156]" office:value-type="float" office:value="4699">
            <text:p>4699</text:p>
          </table:table-cell>
          <table:table-cell table:style-name="ce3" table:formula="of:=[.O156]/[.O$410]" office:value-type="float" office:value="7.0059967162906">
            <text:p>7.01</text:p>
          </table:table-cell>
          <table:table-cell table:formula="of:=[.D156]+[.H156]+[.L156]+[.P156]" office:value-type="float" office:value="11.8483718099006">
            <text:p>11.85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7:.G157])&gt;0;[.B157];0)" office:value-type="float" office:value="57725">
            <text:p>57725</text:p>
          </table:table-cell>
          <table:table-cell table:style-name="ce3" table:formula="of:=[.C157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7]+[.N157]" office:value-type="float" office:value="4960">
            <text:p>4960</text:p>
          </table:table-cell>
          <table:table-cell table:style-name="ce3" table:formula="of:=[.O157]/[.O$410]" office:value-type="float" office:value="7.39513592526099">
            <text:p>7.40</text:p>
          </table:table-cell>
          <table:table-cell table:formula="of:=[.D157]+[.H157]+[.L157]+[.P157]" office:value-type="float" office:value="11.8454688792574">
            <text:p>11.8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8:.G158])&gt;0;[.B158];0)" office:value-type="float" office:value="66934">
            <text:p>66934</text:p>
          </table:table-cell>
          <table:table-cell table:style-name="ce3" table:formula="of:=[.C158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8]+[.N158]" office:value-type="float" office:value="4677">
            <text:p>4677</text:p>
          </table:table-cell>
          <table:table-cell table:style-name="ce3" table:formula="of:=[.O158]/[.O$410]" office:value-type="float" office:value="6.97319571017049">
            <text:p>6.97</text:p>
          </table:table-cell>
          <table:table-cell table:formula="of:=[.D158]+[.H158]+[.L158]+[.P158]" office:value-type="float" office:value="11.8351952620804">
            <text:p>11.84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9:.G159])&gt;0;[.B159];0)" office:value-type="float" office:value="53089">
            <text:p>53089</text:p>
          </table:table-cell>
          <table:table-cell table:style-name="ce3" table:formula="of:=[.C159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9]+[.N159]" office:value-type="float" office:value="5092">
            <text:p>5092</text:p>
          </table:table-cell>
          <table:table-cell table:style-name="ce3" table:formula="of:=[.O159]/[.O$410]" office:value-type="float" office:value="7.59194196198164">
            <text:p>7.59</text:p>
          </table:table-cell>
          <table:table-cell table:formula="of:=[.D159]+[.H159]+[.L159]+[.P159]" office:value-type="float" office:value="11.8350334839087">
            <text:p>11.84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60:.G160])&gt;0;[.B160];0)" office:value-type="float" office:value="45972">
            <text:p>45972</text:p>
          </table:table-cell>
          <table:table-cell table:style-name="ce3" table:formula="of:=[.C160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60]+[.N160]" office:value-type="float" office:value="5292">
            <text:p>5292</text:p>
          </table:table-cell>
          <table:table-cell table:style-name="ce3" table:formula="of:=[.O160]/[.O$410]" office:value-type="float" office:value="7.89013292670991">
            <text:p>7.89</text:p>
          </table:table-cell>
          <table:table-cell table:formula="of:=[.D160]+[.H160]+[.L160]+[.P160]" office:value-type="float" office:value="11.8150757704579">
            <text:p>11.82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1:.G161])&gt;0;[.B161];0)" office:value-type="float" office:value="48842">
            <text:p>48842</text:p>
          </table:table-cell>
          <table:table-cell table:style-name="ce3" table:formula="of:=[.C161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1]+[.N161]" office:value-type="float" office:value="5203">
            <text:p>5203</text:p>
          </table:table-cell>
          <table:table-cell table:style-name="ce3" table:formula="of:=[.O161]/[.O$410]" office:value-type="float" office:value="7.75743794740583">
            <text:p>7.76</text:p>
          </table:table-cell>
          <table:table-cell table:formula="of:=[.D161]+[.H161]+[.L161]+[.P161]" office:value-type="float" office:value="11.8106773636386">
            <text:p>11.81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2:.G162])&gt;0;[.B162];0)" office:value-type="float" office:value="67075">
            <text:p>67075</text:p>
          </table:table-cell>
          <table:table-cell table:style-name="ce3" table:formula="of:=[.C162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2]+[.N162]" office:value-type="float" office:value="4656">
            <text:p>4656</text:p>
          </table:table-cell>
          <table:table-cell table:style-name="ce3" table:formula="of:=[.O162]/[.O$410]" office:value-type="float" office:value="6.94188565887403">
            <text:p>6.94</text:p>
          </table:table-cell>
          <table:table-cell table:formula="of:=[.D162]+[.H162]+[.L162]+[.P162]" office:value-type="float" office:value="11.810188282812">
            <text:p>11.81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3:.G163])&gt;0;[.B163];0)" office:value-type="float" office:value="46358">
            <text:p>46358</text:p>
          </table:table-cell>
          <table:table-cell table:style-name="ce3" table:formula="of:=[.C163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3]+[.N163]" office:value-type="float" office:value="5270">
            <text:p>5270</text:p>
          </table:table-cell>
          <table:table-cell table:style-name="ce3" table:formula="of:=[.O163]/[.O$410]" office:value-type="float" office:value="7.8573319205898">
            <text:p>7.86</text:p>
          </table:table-cell>
          <table:table-cell table:formula="of:=[.D163]+[.H163]+[.L163]+[.P163]" office:value-type="float" office:value="11.7995299827975">
            <text:p>11.80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4:.G164])&gt;0;[.B164];0)" office:value-type="float" office:value="67302">
            <text:p>67302</text:p>
          </table:table-cell>
          <table:table-cell table:style-name="ce3" table:formula="of:=[.C164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4]+[.N164]" office:value-type="float" office:value="4634">
            <text:p>4634</text:p>
          </table:table-cell>
          <table:table-cell table:style-name="ce3" table:formula="of:=[.O164]/[.O$410]" office:value-type="float" office:value="6.90908465275392">
            <text:p>6.91</text:p>
          </table:table-cell>
          <table:table-cell table:formula="of:=[.D164]+[.H164]+[.L164]+[.P164]" office:value-type="float" office:value="11.7875347756305">
            <text:p>11.79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5:.G165])&gt;0;[.B165];0)" office:value-type="float" office:value="69348">
            <text:p>69348</text:p>
          </table:table-cell>
          <table:table-cell table:style-name="ce3" table:formula="of:=[.C165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5]+[.N165]" office:value-type="float" office:value="4570">
            <text:p>4570</text:p>
          </table:table-cell>
          <table:table-cell table:style-name="ce3" table:formula="of:=[.O165]/[.O$410]" office:value-type="float" office:value="6.81366354404087">
            <text:p>6.81</text:p>
          </table:table-cell>
          <table:table-cell table:formula="of:=[.D165]+[.H165]+[.L165]+[.P165]" office:value-type="float" office:value="11.7835752652812">
            <text:p>11.78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6:.G166])&gt;0;[.B166];0)" office:value-type="float" office:value="46714">
            <text:p>46714</text:p>
          </table:table-cell>
          <table:table-cell table:style-name="ce3" table:formula="of:=[.C166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6]+[.N166]" office:value-type="float" office:value="5248">
            <text:p>5248</text:p>
          </table:table-cell>
          <table:table-cell table:style-name="ce3" table:formula="of:=[.O166]/[.O$410]" office:value-type="float" office:value="7.82453091446969">
            <text:p>7.82</text:p>
          </table:table-cell>
          <table:table-cell table:formula="of:=[.D166]+[.H166]+[.L166]+[.P166]" office:value-type="float" office:value="11.7826431159821">
            <text:p>11.78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7.99002689989388">
            <text:p>7.99</text:p>
          </table:table-cell>
          <table:table-cell table:formula="of:=[.D167]+[.H167]+[.L167]+[.P167]" office:value-type="float" office:value="11.7741564323782">
            <text:p>11.77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8:.G168])&gt;0;[.B168];0)" office:value-type="float" office:value="47268">
            <text:p>47268</text:p>
          </table:table-cell>
          <table:table-cell table:style-name="ce3" table:formula="of:=[.C168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8]+[.N168]" office:value-type="float" office:value="5225">
            <text:p>5225</text:p>
          </table:table-cell>
          <table:table-cell table:style-name="ce3" table:formula="of:=[.O168]/[.O$410]" office:value-type="float" office:value="7.79023895352594">
            <text:p>7.79</text:p>
          </table:table-cell>
          <table:table-cell table:formula="of:=[.D168]+[.H168]+[.L168]+[.P168]" office:value-type="float" office:value="11.7731164167653">
            <text:p>11.77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9:.G169])&gt;0;[.B169];0)" office:value-type="float" office:value="67658">
            <text:p>67658</text:p>
          </table:table-cell>
          <table:table-cell table:style-name="ce3" table:formula="of:=[.C169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9]+[.N169]" office:value-type="float" office:value="4613">
            <text:p>4613</text:p>
          </table:table-cell>
          <table:table-cell table:style-name="ce3" table:formula="of:=[.O169]/[.O$410]" office:value-type="float" office:value="6.87777460145745">
            <text:p>6.88</text:p>
          </table:table-cell>
          <table:table-cell table:formula="of:=[.D169]+[.H169]+[.L169]+[.P169]" office:value-type="float" office:value="11.7721388636388">
            <text:p>11.77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0:.G170])&gt;0;[.B170];0)" office:value-type="float" office:value="41044">
            <text:p>41044</text:p>
          </table:table-cell>
          <table:table-cell table:style-name="ce3" table:formula="of:=[.C170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0]+[.N170]" office:value-type="float" office:value="5404">
            <text:p>5404</text:p>
          </table:table-cell>
          <table:table-cell table:style-name="ce3" table:formula="of:=[.O170]/[.O$410]" office:value-type="float" office:value="8.05711986695774">
            <text:p>8.06</text:p>
          </table:table-cell>
          <table:table-cell table:formula="of:=[.D170]+[.H170]+[.L170]+[.P170]" office:value-type="float" office:value="11.7617681081954">
            <text:p>11.76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1:.G171])&gt;0;[.B171];0)" office:value-type="float" office:value="69539">
            <text:p>69539</text:p>
          </table:table-cell>
          <table:table-cell table:style-name="ce3" table:formula="of:=[.C171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1]+[.N171]" office:value-type="float" office:value="4549">
            <text:p>4549</text:p>
          </table:table-cell>
          <table:table-cell table:style-name="ce3" table:formula="of:=[.O171]/[.O$410]" office:value-type="float" office:value="6.7823534927444">
            <text:p>6.78</text:p>
          </table:table-cell>
          <table:table-cell table:formula="of:=[.D171]+[.H171]+[.L171]+[.P171]" office:value-type="float" office:value="11.7608034179375">
            <text:p>11.76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2:.G172])&gt;0;[.B172];0)" office:value-type="float" office:value="43682">
            <text:p>43682</text:p>
          </table:table-cell>
          <table:table-cell table:style-name="ce3" table:formula="of:=[.C172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2]+[.N172]" office:value-type="float" office:value="5315">
            <text:p>5315</text:p>
          </table:table-cell>
          <table:table-cell table:style-name="ce3" table:formula="of:=[.O172]/[.O$410]" office:value-type="float" office:value="7.92442488765366">
            <text:p>7.92</text:p>
          </table:table-cell>
          <table:table-cell table:formula="of:=[.D172]+[.H172]+[.L172]+[.P172]" office:value-type="float" office:value="11.7469986892449">
            <text:p>11.75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3:.G173])&gt;0;[.B173];0)" office:value-type="float" office:value="42862">
            <text:p>42862</text:p>
          </table:table-cell>
          <table:table-cell table:style-name="ce3" table:formula="of:=[.C173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3]+[.N173]" office:value-type="float" office:value="5337">
            <text:p>5337</text:p>
          </table:table-cell>
          <table:table-cell table:style-name="ce3" table:formula="of:=[.O173]/[.O$410]" office:value-type="float" office:value="7.95722589377377">
            <text:p>7.96</text:p>
          </table:table-cell>
          <table:table-cell table:formula="of:=[.D173]+[.H173]+[.L173]+[.P173]" office:value-type="float" office:value="11.7431435317979">
            <text:p>11.74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4:.G174])&gt;0;[.B174];0)" office:value-type="float" office:value="69855">
            <text:p>69855</text:p>
          </table:table-cell>
          <table:table-cell table:style-name="ce3" table:formula="of:=[.C174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4]+[.N174]" office:value-type="float" office:value="4527">
            <text:p>4527</text:p>
          </table:table-cell>
          <table:table-cell table:style-name="ce3" table:formula="of:=[.O174]/[.O$410]" office:value-type="float" office:value="6.74955248662429">
            <text:p>6.75</text:p>
          </table:table-cell>
          <table:table-cell table:formula="of:=[.D174]+[.H174]+[.L174]+[.P174]" office:value-type="float" office:value="11.7421284455823">
            <text:p>11.74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5:.G175])&gt;0;[.B175];0)" office:value-type="float" office:value="70486">
            <text:p>70486</text:p>
          </table:table-cell>
          <table:table-cell table:style-name="ce3" table:formula="of:=[.C175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5]+[.N175]" office:value-type="float" office:value="4506">
            <text:p>4506</text:p>
          </table:table-cell>
          <table:table-cell table:style-name="ce3" table:formula="of:=[.O175]/[.O$410]" office:value-type="float" office:value="6.71824243532783">
            <text:p>6.72</text:p>
          </table:table-cell>
          <table:table-cell table:formula="of:=[.D175]+[.H175]+[.L175]+[.P175]" office:value-type="float" office:value="11.739025759177">
            <text:p>11.74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6:.G176])&gt;0;[.B176];0)" office:value-type="float" office:value="38206">
            <text:p>38206</text:p>
          </table:table-cell>
          <table:table-cell table:style-name="ce3" table:formula="of:=[.C176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6]+[.N176]" office:value-type="float" office:value="5472">
            <text:p>5472</text:p>
          </table:table-cell>
          <table:table-cell table:style-name="ce3" table:formula="of:=[.O176]/[.O$410]" office:value-type="float" office:value="8.15850479496535">
            <text:p>8.16</text:p>
          </table:table-cell>
          <table:table-cell table:formula="of:=[.D176]+[.H176]+[.L176]+[.P176]" office:value-type="float" office:value="11.7362869481502">
            <text:p>11.74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7:.G177])&gt;0;[.B177];0)" office:value-type="float" office:value="39412">
            <text:p>39412</text:p>
          </table:table-cell>
          <table:table-cell table:style-name="ce3" table:formula="of:=[.C177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7]+[.N177]" office:value-type="float" office:value="5427">
            <text:p>5427</text:p>
          </table:table-cell>
          <table:table-cell table:style-name="ce3" table:formula="of:=[.O177]/[.O$410]" office:value-type="float" office:value="8.09141182790149">
            <text:p>8.09</text:p>
          </table:table-cell>
          <table:table-cell table:formula="of:=[.D177]+[.H177]+[.L177]+[.P177]" office:value-type="float" office:value="11.723105363113">
            <text:p>11.72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8:.G178])&gt;0;[.B178];0)" office:value-type="float" office:value="38597">
            <text:p>38597</text:p>
          </table:table-cell>
          <table:table-cell table:style-name="ce3" table:formula="of:=[.C178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8]+[.N178]" office:value-type="float" office:value="5449">
            <text:p>5449</text:p>
          </table:table-cell>
          <table:table-cell table:style-name="ce3" table:formula="of:=[.O178]/[.O$410]" office:value-type="float" office:value="8.1242128340216">
            <text:p>8.12</text:p>
          </table:table-cell>
          <table:table-cell table:formula="of:=[.D178]+[.H178]+[.L178]+[.P178]" office:value-type="float" office:value="11.7194737188586">
            <text:p>11.72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9:.G179])&gt;0;[.B179];0)" office:value-type="float" office:value="150420">
            <text:p>150420</text:p>
          </table:table-cell>
          <table:table-cell table:style-name="ce3" table:formula="of:=[.C179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9]+[.N179]" office:value-type="float" office:value="2085">
            <text:p>2085</text:p>
          </table:table-cell>
          <table:table-cell table:style-name="ce3" table:formula="of:=[.O179]/[.O$410]" office:value-type="float" office:value="3.10864080729217">
            <text:p>3.11</text:p>
          </table:table-cell>
          <table:table-cell table:formula="of:=[.D179]+[.H179]+[.L179]+[.P179]" office:value-type="float" office:value="11.702684836714">
            <text:p>11.70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80:.G180])&gt;0;[.B180];0)" office:value-type="float" office:value="71170">
            <text:p>71170</text:p>
          </table:table-cell>
          <table:table-cell table:style-name="ce3" table:formula="of:=[.C180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80]+[.N180]" office:value-type="float" office:value="4421">
            <text:p>4421</text:p>
          </table:table-cell>
          <table:table-cell table:style-name="ce3" table:formula="of:=[.O180]/[.O$410]" office:value-type="float" office:value="6.59151127531831">
            <text:p>6.59</text:p>
          </table:table-cell>
          <table:table-cell table:formula="of:=[.D180]+[.H180]+[.L180]+[.P180]" office:value-type="float" office:value="11.6428712038991">
            <text:p>11.64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1:.G181])&gt;0;[.B181];0)" office:value-type="float" office:value="71790">
            <text:p>71790</text:p>
          </table:table-cell>
          <table:table-cell table:style-name="ce3" table:formula="of:=[.C181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1]+[.N181]" office:value-type="float" office:value="4400">
            <text:p>4400</text:p>
          </table:table-cell>
          <table:table-cell table:style-name="ce3" table:formula="of:=[.O181]/[.O$410]" office:value-type="float" office:value="6.56020122402185">
            <text:p>6.56</text:p>
          </table:table-cell>
          <table:table-cell table:formula="of:=[.D181]+[.H181]+[.L181]+[.P181]" office:value-type="float" office:value="11.6392767884704">
            <text:p>11.64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2:.G182])&gt;0;[.B182];0)" office:value-type="float" office:value="71812">
            <text:p>71812</text:p>
          </table:table-cell>
          <table:table-cell table:style-name="ce3" table:formula="of:=[.C182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2]+[.N182]" office:value-type="float" office:value="4378">
            <text:p>4378</text:p>
          </table:table-cell>
          <table:table-cell table:style-name="ce3" table:formula="of:=[.O182]/[.O$410]" office:value-type="float" office:value="6.52740021790174">
            <text:p>6.53</text:p>
          </table:table-cell>
          <table:table-cell table:formula="of:=[.D182]+[.H182]+[.L182]+[.P182]" office:value-type="float" office:value="11.6074592403972">
            <text:p>11.61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3:.G183])&gt;0;[.B183];0)" office:value-type="float" office:value="72362">
            <text:p>72362</text:p>
          </table:table-cell>
          <table:table-cell table:style-name="ce3" table:formula="of:=[.C183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3]+[.N183]" office:value-type="float" office:value="4336">
            <text:p>4336</text:p>
          </table:table-cell>
          <table:table-cell table:style-name="ce3" table:formula="of:=[.O183]/[.O$410]" office:value-type="float" office:value="6.4647801153088">
            <text:p>6.46</text:p>
          </table:table-cell>
          <table:table-cell table:formula="of:=[.D183]+[.H183]+[.L183]+[.P183]" office:value-type="float" office:value="11.5694255889773">
            <text:p>11.57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4:.G184])&gt;0;[.B184];0)" office:value-type="float" office:value="72647">
            <text:p>72647</text:p>
          </table:table-cell>
          <table:table-cell table:style-name="ce3" table:formula="of:=[.C184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4]+[.N184]" office:value-type="float" office:value="4315">
            <text:p>4315</text:p>
          </table:table-cell>
          <table:table-cell table:style-name="ce3" table:formula="of:=[.O184]/[.O$410]" office:value-type="float" office:value="6.43347006401233">
            <text:p>6.43</text:p>
          </table:table-cell>
          <table:table-cell table:formula="of:=[.D184]+[.H184]+[.L184]+[.P184]" office:value-type="float" office:value="11.5508557896523">
            <text:p>11.55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5:.G185])&gt;0;[.B185];0)" office:value-type="float" office:value="146322">
            <text:p>146322</text:p>
          </table:table-cell>
          <table:table-cell table:style-name="ce3" table:formula="of:=[.C185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5]+[.N185]" office:value-type="float" office:value="2102">
            <text:p>2102</text:p>
          </table:table-cell>
          <table:table-cell table:style-name="ce3" table:formula="of:=[.O185]/[.O$410]" office:value-type="float" office:value="3.13398703929407">
            <text:p>3.13</text:p>
          </table:table-cell>
          <table:table-cell table:formula="of:=[.D185]+[.H185]+[.L185]+[.P185]" office:value-type="float" office:value="11.5448396561576">
            <text:p>11.54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6:.G186])&gt;0;[.B186];0)" office:value-type="float" office:value="72774">
            <text:p>72774</text:p>
          </table:table-cell>
          <table:table-cell table:style-name="ce3" table:formula="of:=[.C186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6]+[.N186]" office:value-type="float" office:value="4294">
            <text:p>4294</text:p>
          </table:table-cell>
          <table:table-cell table:style-name="ce3" table:formula="of:=[.O186]/[.O$410]" office:value-type="float" office:value="6.40216001271586">
            <text:p>6.40</text:p>
          </table:table-cell>
          <table:table-cell table:formula="of:=[.D186]+[.H186]+[.L186]+[.P186]" office:value-type="float" office:value="11.5252229734449">
            <text:p>11.53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7:.G187])&gt;0;[.B187];0)" office:value-type="float" office:value="72848">
            <text:p>72848</text:p>
          </table:table-cell>
          <table:table-cell table:style-name="ce3" table:formula="of:=[.C187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7]+[.N187]" office:value-type="float" office:value="4273">
            <text:p>4273</text:p>
          </table:table-cell>
          <table:table-cell table:style-name="ce3" table:formula="of:=[.O187]/[.O$410]" office:value-type="float" office:value="6.3708499614194">
            <text:p>6.37</text:p>
          </table:table-cell>
          <table:table-cell table:formula="of:=[.D187]+[.H187]+[.L187]+[.P187]" office:value-type="float" office:value="11.4972209173971">
            <text:p>11.50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8:.G188])&gt;0;[.B188];0)" office:value-type="float" office:value="73086">
            <text:p>73086</text:p>
          </table:table-cell>
          <table:table-cell table:style-name="ce3" table:formula="of:=[.C188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8]+[.N188]" office:value-type="float" office:value="4252">
            <text:p>4252</text:p>
          </table:table-cell>
          <table:table-cell table:style-name="ce3" table:formula="of:=[.O188]/[.O$410]" office:value-type="float" office:value="6.33953991012293">
            <text:p>6.34</text:p>
          </table:table-cell>
          <table:table-cell table:formula="of:=[.D188]+[.H188]+[.L188]+[.P188]" office:value-type="float" office:value="11.4765500940628">
            <text:p>11.48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9:.G189])&gt;0;[.B189];0)" office:value-type="float" office:value="73275">
            <text:p>73275</text:p>
          </table:table-cell>
          <table:table-cell table:style-name="ce3" table:formula="of:=[.C189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9]+[.N189]" office:value-type="float" office:value="4231">
            <text:p>4231</text:p>
          </table:table-cell>
          <table:table-cell table:style-name="ce3" table:formula="of:=[.O189]/[.O$410]" office:value-type="float" office:value="6.30822985882646">
            <text:p>6.31</text:p>
          </table:table-cell>
          <table:table-cell table:formula="of:=[.D189]+[.H189]+[.L189]+[.P189]" office:value-type="float" office:value="11.4536888414422">
            <text:p>11.45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0:.G190])&gt;0;[.B190];0)" office:value-type="float" office:value="29347">
            <text:p>29347</text:p>
          </table:table-cell>
          <table:table-cell table:style-name="ce3" table:formula="of:=[.C190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0]+[.N190]" office:value-type="float" office:value="5517">
            <text:p>5517</text:p>
          </table:table-cell>
          <table:table-cell table:style-name="ce3" table:formula="of:=[.O190]/[.O$410]" office:value-type="float" office:value="8.22559776202921">
            <text:p>8.23</text:p>
          </table:table-cell>
          <table:table-cell table:formula="of:=[.D190]+[.H190]+[.L190]+[.P190]" office:value-type="float" office:value="11.4073592407743">
            <text:p>11.41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1:.G191])&gt;0;[.B191];0)" office:value-type="float" office:value="73579">
            <text:p>73579</text:p>
          </table:table-cell>
          <table:table-cell table:style-name="ce3" table:formula="of:=[.C191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1]+[.N191]" office:value-type="float" office:value="4189">
            <text:p>4189</text:p>
          </table:table-cell>
          <table:table-cell table:style-name="ce3" table:formula="of:=[.O191]/[.O$410]" office:value-type="float" office:value="6.24560975623352">
            <text:p>6.25</text:p>
          </table:table-cell>
          <table:table-cell table:formula="of:=[.D191]+[.H191]+[.L191]+[.P191]" office:value-type="float" office:value="11.4046583409522">
            <text:p>11.40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2:.G192])&gt;0;[.B192];0)" office:value-type="float" office:value="142392">
            <text:p>142392</text:p>
          </table:table-cell>
          <table:table-cell table:style-name="ce3" table:formula="of:=[.C192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2]+[.N192]" office:value-type="float" office:value="2119">
            <text:p>2119</text:p>
          </table:table-cell>
          <table:table-cell table:style-name="ce3" table:formula="of:=[.O192]/[.O$410]" office:value-type="float" office:value="3.15933327129597">
            <text:p>3.16</text:p>
          </table:table-cell>
          <table:table-cell table:formula="of:=[.D192]+[.H192]+[.L192]+[.P192]" office:value-type="float" office:value="11.3945045188686">
            <text:p>11.39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3:.G193])&gt;0;[.B193];0)" office:value-type="float" office:value="27458">
            <text:p>27458</text:p>
          </table:table-cell>
          <table:table-cell table:style-name="ce3" table:formula="of:=[.C193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3]+[.N193]" office:value-type="float" office:value="5540">
            <text:p>5540</text:p>
          </table:table-cell>
          <table:table-cell table:style-name="ce3" table:formula="of:=[.O193]/[.O$410]" office:value-type="float" office:value="8.25988972297296">
            <text:p>8.26</text:p>
          </table:table-cell>
          <table:table-cell table:formula="of:=[.D193]+[.H193]+[.L193]+[.P193]" office:value-type="float" office:value="11.3572079175983">
            <text:p>11.36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4:.G194])&gt;0;[.B194];0)" office:value-type="float" office:value="77353">
            <text:p>77353</text:p>
          </table:table-cell>
          <table:table-cell table:style-name="ce3" table:formula="of:=[.C194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4]+[.N194]" office:value-type="float" office:value="4044">
            <text:p>4044</text:p>
          </table:table-cell>
          <table:table-cell table:style-name="ce3" table:formula="of:=[.O194]/[.O$410]" office:value-type="float" office:value="6.02942130680553">
            <text:p>6.03</text:p>
          </table:table-cell>
          <table:table-cell table:formula="of:=[.D194]+[.H194]+[.L194]+[.P194]" office:value-type="float" office:value="11.3571776492096">
            <text:p>11.36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5:.G195])&gt;0;[.B195];0)" office:value-type="float" office:value="73889">
            <text:p>73889</text:p>
          </table:table-cell>
          <table:table-cell table:style-name="ce3" table:formula="of:=[.C195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5]+[.N195]" office:value-type="float" office:value="4147">
            <text:p>4147</text:p>
          </table:table-cell>
          <table:table-cell table:style-name="ce3" table:formula="of:=[.O195]/[.O$410]" office:value-type="float" office:value="6.18298965364059">
            <text:p>6.18</text:p>
          </table:table-cell>
          <table:table-cell table:formula="of:=[.D195]+[.H195]+[.L195]+[.P195]" office:value-type="float" office:value="11.3558960562931">
            <text:p>11.36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6:.G196])&gt;0;[.B196];0)" office:value-type="float" office:value="76636">
            <text:p>76636</text:p>
          </table:table-cell>
          <table:table-cell table:style-name="ce3" table:formula="of:=[.C196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6]+[.N196]" office:value-type="float" office:value="4064">
            <text:p>4064</text:p>
          </table:table-cell>
          <table:table-cell table:style-name="ce3" table:formula="of:=[.O196]/[.O$410]" office:value-type="float" office:value="6.05924040327836">
            <text:p>6.06</text:p>
          </table:table-cell>
          <table:table-cell table:formula="of:=[.D196]+[.H196]+[.L196]+[.P196]" office:value-type="float" office:value="11.3549449538805">
            <text:p>11.35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7:.G197])&gt;0;[.B197];0)" office:value-type="float" office:value="77698">
            <text:p>77698</text:p>
          </table:table-cell>
          <table:table-cell table:style-name="ce3" table:formula="of:=[.C197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7]+[.N197]" office:value-type="float" office:value="4023">
            <text:p>4023</text:p>
          </table:table-cell>
          <table:table-cell table:style-name="ce3" table:formula="of:=[.O197]/[.O$410]" office:value-type="float" office:value="5.99811125550906">
            <text:p>6.00</text:p>
          </table:table-cell>
          <table:table-cell table:formula="of:=[.D197]+[.H197]+[.L197]+[.P197]" office:value-type="float" office:value="11.3412900081944">
            <text:p>11.34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8:.G198])&gt;0;[.B198];0)" office:value-type="float" office:value="73893">
            <text:p>73893</text:p>
          </table:table-cell>
          <table:table-cell table:style-name="ce3" table:formula="of:=[.C198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8]+[.N198]" office:value-type="float" office:value="4127">
            <text:p>4127</text:p>
          </table:table-cell>
          <table:table-cell table:style-name="ce3" table:formula="of:=[.O198]/[.O$410]" office:value-type="float" office:value="6.15317055716776">
            <text:p>6.15</text:p>
          </table:table-cell>
          <table:table-cell table:formula="of:=[.D198]+[.H198]+[.L198]+[.P198]" office:value-type="float" office:value="11.3262557703743">
            <text:p>11.33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9:.G199])&gt;0;[.B199];0)" office:value-type="float" office:value="77977">
            <text:p>77977</text:p>
          </table:table-cell>
          <table:table-cell table:style-name="ce3" table:formula="of:=[.C199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9]+[.N199]" office:value-type="float" office:value="4002">
            <text:p>4002</text:p>
          </table:table-cell>
          <table:table-cell table:style-name="ce3" table:formula="of:=[.O199]/[.O$410]" office:value-type="float" office:value="5.9668012042126">
            <text:p>5.97</text:p>
          </table:table-cell>
          <table:table-cell table:formula="of:=[.D199]+[.H199]+[.L199]+[.P199]" office:value-type="float" office:value="11.3224519930385">
            <text:p>11.32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6.12186050587129">
            <text:p>6.12</text:p>
          </table:table-cell>
          <table:table-cell table:formula="of:=[.D200]+[.H200]+[.L200]+[.P200]" office:value-type="float" office:value="11.3003994409744">
            <text:p>11.30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93698210773977">
            <text:p>5.94</text:p>
          </table:table-cell>
          <table:table-cell table:formula="of:=[.D201]+[.H201]+[.L201]+[.P201]" office:value-type="float" office:value="11.2962538102839">
            <text:p>11.30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2:.G202])&gt;0;[.B202];0)" office:value-type="float" office:value="74543">
            <text:p>74543</text:p>
          </table:table-cell>
          <table:table-cell table:style-name="ce3" table:formula="of:=[.C202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2]+[.N202]" office:value-type="float" office:value="4085">
            <text:p>4085</text:p>
          </table:table-cell>
          <table:table-cell table:style-name="ce3" table:formula="of:=[.O202]/[.O$410]" office:value-type="float" office:value="6.09055045457483">
            <text:p>6.09</text:p>
          </table:table-cell>
          <table:table-cell table:formula="of:=[.D202]+[.H202]+[.L202]+[.P202]" office:value-type="float" office:value="11.292692382804">
            <text:p>11.29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3:.G203])&gt;0;[.B203];0)" office:value-type="float" office:value="139435">
            <text:p>139435</text:p>
          </table:table-cell>
          <table:table-cell table:style-name="ce3" table:formula="of:=[.C203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3]+[.N203]" office:value-type="float" office:value="2137">
            <text:p>2137</text:p>
          </table:table-cell>
          <table:table-cell table:style-name="ce3" table:formula="of:=[.O203]/[.O$410]" office:value-type="float" office:value="3.18617045812152">
            <text:p>3.19</text:p>
          </table:table-cell>
          <table:table-cell table:formula="of:=[.D203]+[.H203]+[.L203]+[.P203]" office:value-type="float" office:value="11.2891560036602">
            <text:p>11.29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4:.G204])&gt;0;[.B204];0)" office:value-type="float" office:value="78385">
            <text:p>78385</text:p>
          </table:table-cell>
          <table:table-cell table:style-name="ce3" table:formula="of:=[.C204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4]+[.N204]" office:value-type="float" office:value="3961">
            <text:p>3961</text:p>
          </table:table-cell>
          <table:table-cell table:style-name="ce3" table:formula="of:=[.O204]/[.O$410]" office:value-type="float" office:value="5.9056720564433">
            <text:p>5.91</text:p>
          </table:table-cell>
          <table:table-cell table:formula="of:=[.D204]+[.H204]+[.L204]+[.P204]" office:value-type="float" office:value="11.2795615217757">
            <text:p>11.28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05:.G205])&gt;0;[.B205];0)" office:value-type="float" office:value="59164">
            <text:p>59164</text:p>
          </table:table-cell>
          <table:table-cell table:style-name="ce3" table:formula="of:=[.C205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05]*[.S$15]+[.F205]*[.S$19]+[.G205]*[.S$21]" office:value-type="float" office:value="6.1063404988287">
            <text:p>6.11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1">
            <text:p>1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05]+[.N205]" office:value-type="float" office:value="129">
            <text:p>129</text:p>
          </table:table-cell>
          <table:table-cell table:style-name="ce3" table:formula="of:=[.O205]/[.O$410]" office:value-type="float" office:value="0.192333172249731">
            <text:p>0.19</text:p>
          </table:table-cell>
          <table:table-cell table:formula="of:=[.D205]+[.H205]+[.L205]+[.P205]" office:value-type="float" office:value="11.2362630342047">
            <text:p>11.24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6:.G206])&gt;0;[.B206];0)" office:value-type="float" office:value="78703">
            <text:p>78703</text:p>
          </table:table-cell>
          <table:table-cell table:style-name="ce3" table:formula="of:=[.C206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6]+[.N206]" office:value-type="float" office:value="3920">
            <text:p>3920</text:p>
          </table:table-cell>
          <table:table-cell table:style-name="ce3" table:formula="of:=[.O206]/[.O$410]" office:value-type="float" office:value="5.84454290867401">
            <text:p>5.84</text:p>
          </table:table-cell>
          <table:table-cell table:formula="of:=[.D206]+[.H206]+[.L206]+[.P206]" office:value-type="float" office:value="11.2326478130483">
            <text:p>11.23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7:.G207])&gt;0;[.B207];0)" office:value-type="float" office:value="137308">
            <text:p>137308</text:p>
          </table:table-cell>
          <table:table-cell table:style-name="ce3" table:formula="of:=[.C207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7]+[.N207]" office:value-type="float" office:value="2154">
            <text:p>2154</text:p>
          </table:table-cell>
          <table:table-cell table:style-name="ce3" table:formula="of:=[.O207]/[.O$410]" office:value-type="float" office:value="3.21151669012342">
            <text:p>3.21</text:p>
          </table:table-cell>
          <table:table-cell table:formula="of:=[.D207]+[.H207]+[.L207]+[.P207]" office:value-type="float" office:value="11.2194197235802">
            <text:p>11.22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8:.G208])&gt;0;[.B208];0)" office:value-type="float" office:value="134822">
            <text:p>134822</text:p>
          </table:table-cell>
          <table:table-cell table:style-name="ce3" table:formula="of:=[.C208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8]+[.N208]" office:value-type="float" office:value="2224">
            <text:p>2224</text:p>
          </table:table-cell>
          <table:table-cell table:style-name="ce3" table:formula="of:=[.O208]/[.O$410]" office:value-type="float" office:value="3.31588352777831">
            <text:p>3.32</text:p>
          </table:table-cell>
          <table:table-cell table:formula="of:=[.D208]+[.H208]+[.L208]+[.P208]" office:value-type="float" office:value="11.212655801933">
            <text:p>11.21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9:.G209])&gt;0;[.B209];0)" office:value-type="float" office:value="78808">
            <text:p>78808</text:p>
          </table:table-cell>
          <table:table-cell table:style-name="ce3" table:formula="of:=[.C209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9]+[.N209]" office:value-type="float" office:value="3899">
            <text:p>3899</text:p>
          </table:table-cell>
          <table:table-cell table:style-name="ce3" table:formula="of:=[.O209]/[.O$410]" office:value-type="float" office:value="5.81323285737754">
            <text:p>5.81</text:p>
          </table:table-cell>
          <table:table-cell table:formula="of:=[.D209]+[.H209]+[.L209]+[.P209]" office:value-type="float" office:value="11.2060315387939">
            <text:p>11.21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10:.G210])&gt;0;[.B210];0)" office:value-type="float" office:value="79319">
            <text:p>79319</text:p>
          </table:table-cell>
          <table:table-cell table:style-name="ce3" table:formula="of:=[.C210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10]+[.N210]" office:value-type="float" office:value="3879">
            <text:p>3879</text:p>
          </table:table-cell>
          <table:table-cell table:style-name="ce3" table:formula="of:=[.O210]/[.O$410]" office:value-type="float" office:value="5.78341376090471">
            <text:p>5.78</text:p>
          </table:table-cell>
          <table:table-cell table:formula="of:=[.D210]+[.H210]+[.L210]+[.P210]" office:value-type="float" office:value="11.1990554905928">
            <text:p>11.20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1:.G211])&gt;0;[.B211];0)" office:value-type="float" office:value="79811">
            <text:p>79811</text:p>
          </table:table-cell>
          <table:table-cell table:style-name="ce3" table:formula="of:=[.C211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1]+[.N211]" office:value-type="float" office:value="3859">
            <text:p>3859</text:p>
          </table:table-cell>
          <table:table-cell table:style-name="ce3" table:formula="of:=[.O211]/[.O$410]" office:value-type="float" office:value="5.75359466443189">
            <text:p>5.75</text:p>
          </table:table-cell>
          <table:table-cell table:formula="of:=[.D211]+[.H211]+[.L211]+[.P211]" office:value-type="float" office:value="11.1912300922602">
            <text:p>11.19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2:.G212])&gt;0;[.B212];0)" office:value-type="float" office:value="81337">
            <text:p>81337</text:p>
          </table:table-cell>
          <table:table-cell table:style-name="ce3" table:formula="of:=[.C212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2]+[.N212]" office:value-type="float" office:value="3797">
            <text:p>3797</text:p>
          </table:table-cell>
          <table:table-cell table:style-name="ce3" table:formula="of:=[.O212]/[.O$410]" office:value-type="float" office:value="5.66115546536612">
            <text:p>5.66</text:p>
          </table:table-cell>
          <table:table-cell table:formula="of:=[.D212]+[.H212]+[.L212]+[.P212]" office:value-type="float" office:value="11.16700711954">
            <text:p>11.17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3:.G213])&gt;0;[.B213];0)" office:value-type="float" office:value="79890">
            <text:p>79890</text:p>
          </table:table-cell>
          <table:table-cell table:style-name="ce3" table:formula="of:=[.C213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3]+[.N213]" office:value-type="float" office:value="3838">
            <text:p>3838</text:p>
          </table:table-cell>
          <table:table-cell table:style-name="ce3" table:formula="of:=[.O213]/[.O$410]" office:value-type="float" office:value="5.72228461313542">
            <text:p>5.72</text:p>
          </table:table-cell>
          <table:table-cell table:formula="of:=[.D213]+[.H213]+[.L213]+[.P213]" office:value-type="float" office:value="11.1634515494049">
            <text:p>11.16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4:.G214])&gt;0;[.B214];0)" office:value-type="float" office:value="80500">
            <text:p>80500</text:p>
          </table:table-cell>
          <table:table-cell table:style-name="ce3" table:formula="of:=[.C214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4]+[.N214]" office:value-type="float" office:value="3818">
            <text:p>3818</text:p>
          </table:table-cell>
          <table:table-cell table:style-name="ce3" table:formula="of:=[.O214]/[.O$410]" office:value-type="float" office:value="5.69246551666259">
            <text:p>5.69</text:p>
          </table:table-cell>
          <table:table-cell table:formula="of:=[.D214]+[.H214]+[.L214]+[.P214]" office:value-type="float" office:value="11.1609010624149">
            <text:p>11.16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5:.G215])&gt;0;[.B215];0)" office:value-type="float" office:value="100710">
            <text:p>100710</text:p>
          </table:table-cell>
          <table:table-cell table:style-name="ce3" table:formula="of:=[.C215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5]*[.S$15]+[.F215]*[.S$19]+[.G215]*[.S$21]" office:value-type="float" office:value="4.46409260570454">
            <text:p>4.46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1">
            <text:p>1</text:p>
          </table:table-cell>
          <table:table-cell table:style-name="ce1" table:formula="of:=IF([.G215]&gt;0;1;0)" office:value-type="float" office:value="0">
            <text:p>0</text:p>
          </table:table-cell>
          <table:table-cell table:style-name="ce3" table:formula="of:=[.I215]*[.I$411]+[.J215]*[.J$411]+[.K215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5]+[.N215]" office:value-type="float" office:value="76">
            <text:p>76</text:p>
          </table:table-cell>
          <table:table-cell table:style-name="ce3" table:formula="of:=[.O215]/[.O$410]" office:value-type="float" office:value="0.113312566596741">
            <text:p>0.11</text:p>
          </table:table-cell>
          <table:table-cell table:formula="of:=[.D215]+[.H215]+[.L215]+[.P215]" office:value-type="float" office:value="11.1445851007332">
            <text:p>11.14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6:.G216])&gt;0;[.B216];0)" office:value-type="float" office:value="81416">
            <text:p>81416</text:p>
          </table:table-cell>
          <table:table-cell table:style-name="ce3" table:formula="of:=[.C216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224789312416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6]+[.N216]" office:value-type="float" office:value="3777">
            <text:p>3777</text:p>
          </table:table-cell>
          <table:table-cell table:style-name="ce3" table:formula="of:=[.O216]/[.O$410]" office:value-type="float" office:value="5.6313363688933">
            <text:p>5.63</text:p>
          </table:table-cell>
          <table:table-cell table:formula="of:=[.D216]+[.H216]+[.L216]+[.P216]" office:value-type="float" office:value="11.1407195315084">
            <text:p>11.14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7:.G217])&gt;0;[.B217];0)" office:value-type="float" office:value="81783">
            <text:p>81783</text:p>
          </table:table-cell>
          <table:table-cell table:style-name="ce3" table:formula="of:=[.C217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7]+[.N217]" office:value-type="float" office:value="3757">
            <text:p>3757</text:p>
          </table:table-cell>
          <table:table-cell table:style-name="ce3" table:formula="of:=[.O217]/[.O$410]" office:value-type="float" office:value="5.60151727242047">
            <text:p>5.60</text:p>
          </table:table-cell>
          <table:table-cell table:formula="of:=[.D217]+[.H217]+[.L217]+[.P217]" office:value-type="float" office:value="11.1273063033637">
            <text:p>11.13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8:.G218])&gt;0;[.B218];0)" office:value-type="float" office:value="81994">
            <text:p>81994</text:p>
          </table:table-cell>
          <table:table-cell table:style-name="ce3" table:formula="of:=[.C218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8]+[.N218]" office:value-type="float" office:value="3737">
            <text:p>3737</text:p>
          </table:table-cell>
          <table:table-cell table:style-name="ce3" table:formula="of:=[.O218]/[.O$410]" office:value-type="float" office:value="5.57169817594764">
            <text:p>5.57</text:p>
          </table:table-cell>
          <table:table-cell table:formula="of:=[.D218]+[.H218]+[.L218]+[.P218]" office:value-type="float" office:value="11.1069194636136">
            <text:p>11.11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9:.G219])&gt;0;[.B219];0)" office:value-type="float" office:value="82276">
            <text:p>82276</text:p>
          </table:table-cell>
          <table:table-cell table:style-name="ce3" table:formula="of:=[.C219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9]+[.N219]" office:value-type="float" office:value="3696">
            <text:p>3696</text:p>
          </table:table-cell>
          <table:table-cell table:style-name="ce3" table:formula="of:=[.O219]/[.O$410]" office:value-type="float" office:value="5.51056902817835">
            <text:p>5.51</text:p>
          </table:table-cell>
          <table:table-cell table:formula="of:=[.D219]+[.H219]+[.L219]+[.P219]" office:value-type="float" office:value="11.0583964599003">
            <text:p>11.06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0:.G220])&gt;0;[.B220];0)" office:value-type="float" office:value="83132">
            <text:p>83132</text:p>
          </table:table-cell>
          <table:table-cell table:style-name="ce3" table:formula="of:=[.C220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0]+[.N220]" office:value-type="float" office:value="3656">
            <text:p>3656</text:p>
          </table:table-cell>
          <table:table-cell table:style-name="ce3" table:formula="of:=[.O220]/[.O$410]" office:value-type="float" office:value="5.4509308352327">
            <text:p>5.45</text:p>
          </table:table-cell>
          <table:table-cell table:formula="of:=[.D220]+[.H220]+[.L220]+[.P220]" office:value-type="float" office:value="11.0370237255076">
            <text:p>11.04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1:.G221])&gt;0;[.B221];0)" office:value-type="float" office:value="130244">
            <text:p>130244</text:p>
          </table:table-cell>
          <table:table-cell table:style-name="ce3" table:formula="of:=[.C221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1]+[.N221]" office:value-type="float" office:value="2241">
            <text:p>2241</text:p>
          </table:table-cell>
          <table:table-cell table:style-name="ce3" table:formula="of:=[.O221]/[.O$410]" office:value-type="float" office:value="3.34122975978022">
            <text:p>3.34</text:p>
          </table:table-cell>
          <table:table-cell table:formula="of:=[.D221]+[.H221]+[.L221]+[.P221]" office:value-type="float" office:value="11.0333533548983">
            <text:p>11.03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42025036543321">
            <text:p>3.42</text:p>
          </table:table-cell>
          <table:table-cell table:formula="of:=[.D222]+[.H222]+[.L222]+[.P222]" office:value-type="float" office:value="11.022655765089">
            <text:p>11.02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3:.G223])&gt;0;[.B223];0)" office:value-type="float" office:value="83309">
            <text:p>83309</text:p>
          </table:table-cell>
          <table:table-cell table:style-name="ce3" table:formula="of:=[.C223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3]+[.N223]" office:value-type="float" office:value="3636">
            <text:p>3636</text:p>
          </table:table-cell>
          <table:table-cell table:style-name="ce3" table:formula="of:=[.O223]/[.O$410]" office:value-type="float" office:value="5.42111173875987">
            <text:p>5.42</text:p>
          </table:table-cell>
          <table:table-cell table:formula="of:=[.D223]+[.H223]+[.L223]+[.P223]" office:value-type="float" office:value="11.0151169960486">
            <text:p>11.02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5.36147354581422">
            <text:p>5.36</text:p>
          </table:table-cell>
          <table:table-cell table:formula="of:=[.D224]+[.H224]+[.L224]+[.P224]" office:value-type="float" office:value="11.0071550532049">
            <text:p>11.01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5:.G225])&gt;0;[.B225];0)" office:value-type="float" office:value="127146">
            <text:p>127146</text:p>
          </table:table-cell>
          <table:table-cell table:style-name="ce3" table:formula="of:=[.C225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5]+[.N225]" office:value-type="float" office:value="2312">
            <text:p>2312</text:p>
          </table:table-cell>
          <table:table-cell table:style-name="ce3" table:formula="of:=[.O225]/[.O$410]" office:value-type="float" office:value="3.44708755225875">
            <text:p>3.45</text:p>
          </table:table-cell>
          <table:table-cell table:formula="of:=[.D225]+[.H225]+[.L225]+[.P225]" office:value-type="float" office:value="11.000722373315">
            <text:p>11.00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47243378426065">
            <text:p>3.47</text:p>
          </table:table-cell>
          <table:table-cell table:formula="of:=[.D226]+[.H226]+[.L226]+[.P226]" office:value-type="float" office:value="10.999157616942">
            <text:p>11.00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7:.G227])&gt;0;[.B227];0)" office:value-type="float" office:value="128602">
            <text:p>128602</text:p>
          </table:table-cell>
          <table:table-cell table:style-name="ce3" table:formula="of:=[.C227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7]+[.N227]" office:value-type="float" office:value="2259">
            <text:p>2259</text:p>
          </table:table-cell>
          <table:table-cell table:style-name="ce3" table:formula="of:=[.O227]/[.O$410]" office:value-type="float" office:value="3.36806694660576">
            <text:p>3.37</text:p>
          </table:table-cell>
          <table:table-cell table:formula="of:=[.D227]+[.H227]+[.L227]+[.P227]" office:value-type="float" office:value="10.9867888093128">
            <text:p>10.99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8:.G228])&gt;0;[.B228];0)" office:value-type="float" office:value="84588">
            <text:p>84588</text:p>
          </table:table-cell>
          <table:table-cell table:style-name="ce3" table:formula="of:=[.C228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8]+[.N228]" office:value-type="float" office:value="3576">
            <text:p>3576</text:p>
          </table:table-cell>
          <table:table-cell table:style-name="ce3" table:formula="of:=[.O228]/[.O$410]" office:value-type="float" office:value="5.33165444934139">
            <text:p>5.33</text:p>
          </table:table-cell>
          <table:table-cell table:formula="of:=[.D228]+[.H228]+[.L228]+[.P228]" office:value-type="float" office:value="10.9828343812671">
            <text:p>10.98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30183535286856">
            <text:p>5.30</text:p>
          </table:table-cell>
          <table:table-cell table:formula="of:=[.D229]+[.H229]+[.L229]+[.P229]" office:value-type="float" office:value="10.9578431697519">
            <text:p>10.96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0:.G230])&gt;0;[.B230];0)" office:value-type="float" office:value="124626">
            <text:p>124626</text:p>
          </table:table-cell>
          <table:table-cell table:style-name="ce3" table:formula="of:=[.C230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0]+[.N230]" office:value-type="float" office:value="2347">
            <text:p>2347</text:p>
          </table:table-cell>
          <table:table-cell table:style-name="ce3" table:formula="of:=[.O230]/[.O$410]" office:value-type="float" office:value="3.4992709710862">
            <text:p>3.50</text:p>
          </table:table-cell>
          <table:table-cell table:formula="of:=[.D230]+[.H230]+[.L230]+[.P230]" office:value-type="float" office:value="10.9402551431315">
            <text:p>10.94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1:.G231])&gt;0;[.B231];0)" office:value-type="float" office:value="84897">
            <text:p>84897</text:p>
          </table:table-cell>
          <table:table-cell table:style-name="ce3" table:formula="of:=[.C231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1]+[.N231]" office:value-type="float" office:value="3536">
            <text:p>3536</text:p>
          </table:table-cell>
          <table:table-cell table:style-name="ce3" table:formula="of:=[.O231]/[.O$410]" office:value-type="float" office:value="5.27201625639574">
            <text:p>5.27</text:p>
          </table:table-cell>
          <table:table-cell table:formula="of:=[.D231]+[.H231]+[.L231]+[.P231]" office:value-type="float" office:value="10.9370093036168">
            <text:p>10.94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24219715992291">
            <text:p>5.24</text:p>
          </table:table-cell>
          <table:table-cell table:formula="of:=[.D232]+[.H232]+[.L232]+[.P232]" office:value-type="float" office:value="10.9172483008057">
            <text:p>10.92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55294534473729">
            <text:p>3.55</text:p>
          </table:table-cell>
          <table:table-cell table:formula="of:=[.D233]+[.H233]+[.L233]+[.P233]" office:value-type="float" office:value="10.8973718176303">
            <text:p>10.90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4:.G234])&gt;0;[.B234];0)" office:value-type="float" office:value="85188">
            <text:p>85188</text:p>
          </table:table-cell>
          <table:table-cell table:style-name="ce3" table:formula="of:=[.C234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4]+[.N234]" office:value-type="float" office:value="3496">
            <text:p>3496</text:p>
          </table:table-cell>
          <table:table-cell table:style-name="ce3" table:formula="of:=[.O234]/[.O$410]" office:value-type="float" office:value="5.21237806345008">
            <text:p>5.21</text:p>
          </table:table-cell>
          <table:table-cell table:formula="of:=[.D234]+[.H234]+[.L234]+[.P234]" office:value-type="float" office:value="10.8903795784736">
            <text:p>10.89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5:.G235])&gt;0;[.B235];0)" office:value-type="float" office:value="122616">
            <text:p>122616</text:p>
          </table:table-cell>
          <table:table-cell table:style-name="ce3" table:formula="of:=[.C235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5]+[.N235]" office:value-type="float" office:value="2365">
            <text:p>2365</text:p>
          </table:table-cell>
          <table:table-cell table:style-name="ce3" table:formula="of:=[.O235]/[.O$410]" office:value-type="float" office:value="3.52610815791174">
            <text:p>3.53</text:p>
          </table:table-cell>
          <table:table-cell table:formula="of:=[.D235]+[.H235]+[.L235]+[.P235]" office:value-type="float" office:value="10.8772400265792">
            <text:p>10.88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18255896697726">
            <text:p>5.18</text:p>
          </table:table-cell>
          <table:table-cell table:formula="of:=[.D236]+[.H236]+[.L236]+[.P236]" office:value-type="float" office:value="10.8612310215782">
            <text:p>10.86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15273987050443">
            <text:p>5.15</text:p>
          </table:table-cell>
          <table:table-cell table:formula="of:=[.D237]+[.H237]+[.L237]+[.P237]" office:value-type="float" office:value="10.8595745873582">
            <text:p>10.86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09459263238242">
            <text:p>5.09</text:p>
          </table:table-cell>
          <table:table-cell table:formula="of:=[.D238]+[.H238]+[.L238]+[.P238]" office:value-type="float" office:value="10.8500191172818">
            <text:p>10.85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5.00662629778758">
            <text:p>5.01</text:p>
          </table:table-cell>
          <table:table-cell table:formula="of:=[.D239]+[.H239]+[.L239]+[.P239]" office:value-type="float" office:value="10.8391201314547">
            <text:p>10.84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12441172885525">
            <text:p>5.12</text:p>
          </table:table-cell>
          <table:table-cell table:formula="of:=[.D240]+[.H240]+[.L240]+[.P240]" office:value-type="float" office:value="10.8340180092958">
            <text:p>10.83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94847905966557">
            <text:p>4.95</text:p>
          </table:table-cell>
          <table:table-cell table:formula="of:=[.D241]+[.H241]+[.L241]+[.P241]" office:value-type="float" office:value="10.8327832513501">
            <text:p>10.83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06477353590959">
            <text:p>5.06</text:p>
          </table:table-cell>
          <table:table-cell table:formula="of:=[.D242]+[.H242]+[.L242]+[.P242]" office:value-type="float" office:value="10.8278888746303">
            <text:p>10.83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3:.G243])&gt;0;[.B243];0)" office:value-type="float" office:value="120230">
            <text:p>120230</text:p>
          </table:table-cell>
          <table:table-cell table:style-name="ce3" table:formula="of:=[.C243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3]+[.N243]" office:value-type="float" office:value="2401">
            <text:p>2401</text:p>
          </table:table-cell>
          <table:table-cell table:style-name="ce3" table:formula="of:=[.O243]/[.O$410]" office:value-type="float" office:value="3.57978253156283">
            <text:p>3.58</text:p>
          </table:table-cell>
          <table:table-cell table:formula="of:=[.D243]+[.H243]+[.L243]+[.P243]" office:value-type="float" office:value="10.8242539047778">
            <text:p>10.82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4:.G244])&gt;0;[.B244];0)" office:value-type="float" office:value="88893">
            <text:p>88893</text:p>
          </table:table-cell>
          <table:table-cell table:style-name="ce3" table:formula="of:=[.C244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4]+[.N244]" office:value-type="float" office:value="3338">
            <text:p>3338</text:p>
          </table:table-cell>
          <table:table-cell table:style-name="ce3" table:formula="of:=[.O244]/[.O$410]" office:value-type="float" office:value="4.97680720131475">
            <text:p>4.98</text:p>
          </table:table-cell>
          <table:table-cell table:formula="of:=[.D244]+[.H244]+[.L244]+[.P244]" office:value-type="float" office:value="10.8204319919675">
            <text:p>10.82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5:.G245])&gt;0;[.B245];0)" office:value-type="float" office:value="87532">
            <text:p>87532</text:p>
          </table:table-cell>
          <table:table-cell table:style-name="ce3" table:formula="of:=[.C245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5]+[.N245]" office:value-type="float" office:value="3377">
            <text:p>3377</text:p>
          </table:table-cell>
          <table:table-cell table:style-name="ce3" table:formula="of:=[.O245]/[.O$410]" office:value-type="float" office:value="5.03495443943677">
            <text:p>5.03</text:p>
          </table:table-cell>
          <table:table-cell table:formula="of:=[.D245]+[.H245]+[.L245]+[.P245]" office:value-type="float" office:value="10.8177389390959">
            <text:p>10.82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91865996319274">
            <text:p>4.92</text:p>
          </table:table-cell>
          <table:table-cell table:formula="of:=[.D246]+[.H246]+[.L246]+[.P246]" office:value-type="float" office:value="10.8035899918162">
            <text:p>10.80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7:.G247])&gt;0;[.B247];0)" office:value-type="float" office:value="90014">
            <text:p>90014</text:p>
          </table:table-cell>
          <table:table-cell table:style-name="ce3" table:formula="of:=[.C247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7]+[.N247]" office:value-type="float" office:value="3280">
            <text:p>3280</text:p>
          </table:table-cell>
          <table:table-cell table:style-name="ce3" table:formula="of:=[.O247]/[.O$410]" office:value-type="float" office:value="4.89033182154356">
            <text:p>4.89</text:p>
          </table:table-cell>
          <table:table-cell table:formula="of:=[.D247]+[.H247]+[.L247]+[.P247]" office:value-type="float" office:value="10.7840682699508">
            <text:p>10.78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48:.G248])&gt;0;[.B248];0)" office:value-type="float" office:value="89240">
            <text:p>89240</text:p>
          </table:table-cell>
          <table:table-cell table:style-name="ce3" table:formula="of:=[.C248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48]*[.S$15]+[.F248]*[.S$19]+[.G248]*[.S$21]" office:value-type="float" office:value="4.46409260570454">
            <text:p>4.46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1">
            <text:p>1</text:p>
          </table:table-cell>
          <table:table-cell table:style-name="ce1" table:formula="of:=IF([.G248]&gt;0;1;0)" office:value-type="float" office:value="0">
            <text:p>0</text:p>
          </table:table-cell>
          <table:table-cell table:style-name="ce3" table:formula="of:=[.I248]*[.I$411]+[.J248]*[.J$411]+[.K24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48]+[.N248]" office:value-type="float" office:value="174">
            <text:p>174</text:p>
          </table:table-cell>
          <table:table-cell table:style-name="ce3" table:formula="of:=[.O248]/[.O$410]" office:value-type="float" office:value="0.259426139313591">
            <text:p>0.26</text:p>
          </table:table-cell>
          <table:table-cell table:formula="of:=[.D248]+[.H248]+[.L248]+[.P248]" office:value-type="float" office:value="10.7779594098961">
            <text:p>10.78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9:.G249])&gt;0;[.B249];0)" office:value-type="float" office:value="93697">
            <text:p>93697</text:p>
          </table:table-cell>
          <table:table-cell table:style-name="ce3" table:formula="of:=[.C249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9]+[.N249]" office:value-type="float" office:value="3163">
            <text:p>3163</text:p>
          </table:table-cell>
          <table:table-cell table:style-name="ce3" table:formula="of:=[.O249]/[.O$410]" office:value-type="float" office:value="4.71589010717752">
            <text:p>4.72</text:p>
          </table:table-cell>
          <table:table-cell table:formula="of:=[.D249]+[.H249]+[.L249]+[.P249]" office:value-type="float" office:value="10.7742663731671">
            <text:p>10.77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4877740191604">
            <text:p>4.49</text:p>
          </table:table-cell>
          <table:table-cell table:formula="of:=[.D250]+[.H250]+[.L250]+[.P250]" office:value-type="float" office:value="10.7687247222236">
            <text:p>10.77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51:.G251])&gt;0;[.B251];0)" office:value-type="float" office:value="94202">
            <text:p>94202</text:p>
          </table:table-cell>
          <table:table-cell table:style-name="ce3" table:formula="of:=[.C251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51]+[.N251]" office:value-type="float" office:value="3144">
            <text:p>3144</text:p>
          </table:table-cell>
          <table:table-cell table:style-name="ce3" table:formula="of:=[.O251]/[.O$410]" office:value-type="float" office:value="4.68756196552834">
            <text:p>4.69</text:p>
          </table:table-cell>
          <table:table-cell table:formula="of:=[.D251]+[.H251]+[.L251]+[.P251]" office:value-type="float" office:value="10.7685130639586">
            <text:p>10.77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2:.G252])&gt;0;[.B252];0)" office:value-type="float" office:value="92129">
            <text:p>92129</text:p>
          </table:table-cell>
          <table:table-cell table:style-name="ce3" table:formula="of:=[.C252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2]+[.N252]" office:value-type="float" office:value="3202">
            <text:p>3202</text:p>
          </table:table-cell>
          <table:table-cell table:style-name="ce3" table:formula="of:=[.O252]/[.O$410]" office:value-type="float" office:value="4.77403734529953">
            <text:p>4.77</text:p>
          </table:table-cell>
          <table:table-cell table:formula="of:=[.D252]+[.H252]+[.L252]+[.P252]" office:value-type="float" office:value="10.7623198741267">
            <text:p>10.76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3:.G253])&gt;0;[.B253];0)" office:value-type="float" office:value="92787">
            <text:p>92787</text:p>
          </table:table-cell>
          <table:table-cell table:style-name="ce3" table:formula="of:=[.C253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3]+[.N253]" office:value-type="float" office:value="3182">
            <text:p>3182</text:p>
          </table:table-cell>
          <table:table-cell table:style-name="ce3" table:formula="of:=[.O253]/[.O$410]" office:value-type="float" office:value="4.74421824882671">
            <text:p>4.74</text:p>
          </table:table-cell>
          <table:table-cell table:formula="of:=[.D253]+[.H253]+[.L253]+[.P253]" office:value-type="float" office:value="10.7619151137845">
            <text:p>10.76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65923382387915">
            <text:p>4.66</text:p>
          </table:table-cell>
          <table:table-cell table:formula="of:=[.D254]+[.H254]+[.L254]+[.P254]" office:value-type="float" office:value="10.7603905149098">
            <text:p>10.76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5:.G255])&gt;0;[.B255];0)" office:value-type="float" office:value="97684">
            <text:p>97684</text:p>
          </table:table-cell>
          <table:table-cell table:style-name="ce3" table:formula="of:=[.C255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5]+[.N255]" office:value-type="float" office:value="3029">
            <text:p>3029</text:p>
          </table:table-cell>
          <table:table-cell table:style-name="ce3" table:formula="of:=[.O255]/[.O$410]" office:value-type="float" office:value="4.51610216080958">
            <text:p>4.52</text:p>
          </table:table-cell>
          <table:table-cell table:formula="of:=[.D255]+[.H255]+[.L255]+[.P255]" office:value-type="float" office:value="10.7527078464844">
            <text:p>10.75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6764283934164">
            <text:p>3.77</text:p>
          </table:table-cell>
          <table:table-cell table:formula="of:=[.D256]+[.H256]+[.L256]+[.P256]" office:value-type="float" office:value="10.7473851873809">
            <text:p>10.75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7:.G257])&gt;0;[.B257];0)" office:value-type="float" office:value="94869">
            <text:p>94869</text:p>
          </table:table-cell>
          <table:table-cell table:style-name="ce3" table:formula="of:=[.C257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7]+[.N257]" office:value-type="float" office:value="3105">
            <text:p>3105</text:p>
          </table:table-cell>
          <table:table-cell table:style-name="ce3" table:formula="of:=[.O257]/[.O$410]" office:value-type="float" office:value="4.62941472740633">
            <text:p>4.63</text:p>
          </table:table-cell>
          <table:table-cell table:formula="of:=[.D257]+[.H257]+[.L257]+[.P257]" office:value-type="float" office:value="10.7401824857137">
            <text:p>10.74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8:.G258])&gt;0;[.B258];0)" office:value-type="float" office:value="95303">
            <text:p>95303</text:p>
          </table:table-cell>
          <table:table-cell table:style-name="ce3" table:formula="of:=[.C258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8]+[.N258]" office:value-type="float" office:value="3086">
            <text:p>3086</text:p>
          </table:table-cell>
          <table:table-cell table:style-name="ce3" table:formula="of:=[.O258]/[.O$410]" office:value-type="float" office:value="4.60108658575714">
            <text:p>4.60</text:p>
          </table:table-cell>
          <table:table-cell table:formula="of:=[.D258]+[.H258]+[.L258]+[.P258]" office:value-type="float" office:value="10.7312552891719">
            <text:p>10.73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73931469769245">
            <text:p>3.74</text:p>
          </table:table-cell>
          <table:table-cell table:formula="of:=[.D259]+[.H259]+[.L259]+[.P259]" office:value-type="float" office:value="10.7309479475717">
            <text:p>10.73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0:.G260])&gt;0;[.B260];0)" office:value-type="float" office:value="95826">
            <text:p>95826</text:p>
          </table:table-cell>
          <table:table-cell table:style-name="ce3" table:formula="of:=[.C260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0]+[.N260]" office:value-type="float" office:value="3067">
            <text:p>3067</text:p>
          </table:table-cell>
          <table:table-cell table:style-name="ce3" table:formula="of:=[.O260]/[.O$410]" office:value-type="float" office:value="4.57275844410795">
            <text:p>4.57</text:p>
          </table:table-cell>
          <table:table-cell table:formula="of:=[.D260]+[.H260]+[.L260]+[.P260]" office:value-type="float" office:value="10.7263066274564">
            <text:p>10.73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1:.G261])&gt;0;[.B261];0)" office:value-type="float" office:value="100071">
            <text:p>100071</text:p>
          </table:table-cell>
          <table:table-cell table:style-name="ce3" table:formula="of:=[.C261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1]+[.N261]" office:value-type="float" office:value="2934">
            <text:p>2934</text:p>
          </table:table-cell>
          <table:table-cell table:style-name="ce3" table:formula="of:=[.O261]/[.O$410]" office:value-type="float" office:value="4.37446145256366">
            <text:p>4.37</text:p>
          </table:table-cell>
          <table:table-cell table:formula="of:=[.D261]+[.H261]+[.L261]+[.P261]" office:value-type="float" office:value="10.7177723363294">
            <text:p>10.72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2:.G262])&gt;0;[.B262];0)" office:value-type="float" office:value="114616">
            <text:p>114616</text:p>
          </table:table-cell>
          <table:table-cell table:style-name="ce3" table:formula="of:=[.C262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2]+[.N262]" office:value-type="float" office:value="2490">
            <text:p>2490</text:p>
          </table:table-cell>
          <table:table-cell table:style-name="ce3" table:formula="of:=[.O262]/[.O$410]" office:value-type="float" office:value="3.71247751086691">
            <text:p>3.71</text:p>
          </table:table-cell>
          <table:table-cell table:formula="of:=[.D262]+[.H262]+[.L262]+[.P262]" office:value-type="float" office:value="10.705988271563">
            <text:p>10.71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68564032404136">
            <text:p>3.69</text:p>
          </table:table-cell>
          <table:table-cell table:formula="of:=[.D263]+[.H263]+[.L263]+[.P263]" office:value-type="float" office:value="10.6873763702208">
            <text:p>10.69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4815439981827">
            <text:p>3.85</text:p>
          </table:table-cell>
          <table:table-cell table:formula="of:=[.D264]+[.H264]+[.L264]+[.P264]" office:value-type="float" office:value="10.6835072255141">
            <text:p>10.68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5:.G265])&gt;0;[.B265];0)" office:value-type="float" office:value="100531">
            <text:p>100531</text:p>
          </table:table-cell>
          <table:table-cell table:style-name="ce3" table:formula="of:=[.C265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5]+[.N265]" office:value-type="float" office:value="2896">
            <text:p>2896</text:p>
          </table:table-cell>
          <table:table-cell table:style-name="ce3" table:formula="of:=[.O265]/[.O$410]" office:value-type="float" office:value="4.31780516926529">
            <text:p>4.32</text:p>
          </table:table-cell>
          <table:table-cell table:formula="of:=[.D265]+[.H265]+[.L265]+[.P265]" office:value-type="float" office:value="10.6816792667394">
            <text:p>10.68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65880313721582">
            <text:p>3.66</text:p>
          </table:table-cell>
          <table:table-cell table:formula="of:=[.D266]+[.H266]+[.L266]+[.P266]" office:value-type="float" office:value="10.6721618694043">
            <text:p>10.67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7:.G267])&gt;0;[.B267];0)" office:value-type="float" office:value="111346">
            <text:p>111346</text:p>
          </table:table-cell>
          <table:table-cell table:style-name="ce3" table:formula="of:=[.C267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7]+[.N267]" office:value-type="float" office:value="2563">
            <text:p>2563</text:p>
          </table:table-cell>
          <table:table-cell table:style-name="ce3" table:formula="of:=[.O267]/[.O$410]" office:value-type="float" office:value="3.82131721299272">
            <text:p>3.82</text:p>
          </table:table-cell>
          <table:table-cell table:formula="of:=[.D267]+[.H267]+[.L267]+[.P267]" office:value-type="float" office:value="10.6686503458056">
            <text:p>10.67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8:.G268])&gt;0;[.B268];0)" office:value-type="float" office:value="115296">
            <text:p>115296</text:p>
          </table:table-cell>
          <table:table-cell table:style-name="ce3" table:formula="of:=[.C268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8]+[.N268]" office:value-type="float" office:value="2436">
            <text:p>2436</text:p>
          </table:table-cell>
          <table:table-cell table:style-name="ce3" table:formula="of:=[.O268]/[.O$410]" office:value-type="float" office:value="3.63196595039028">
            <text:p>3.63</text:p>
          </table:table-cell>
          <table:table-cell table:formula="of:=[.D268]+[.H268]+[.L268]+[.P268]" office:value-type="float" office:value="10.655874505264">
            <text:p>10.66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9:.G269])&gt;0;[.B269];0)" office:value-type="float" office:value="100558">
            <text:p>100558</text:p>
          </table:table-cell>
          <table:table-cell table:style-name="ce3" table:formula="of:=[.C269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9]+[.N269]" office:value-type="float" office:value="2877">
            <text:p>2877</text:p>
          </table:table-cell>
          <table:table-cell table:style-name="ce3" table:formula="of:=[.O269]/[.O$410]" office:value-type="float" office:value="4.2894770276161">
            <text:p>4.29</text:p>
          </table:table-cell>
          <table:table-cell table:formula="of:=[.D269]+[.H269]+[.L269]+[.P269]" office:value-type="float" office:value="10.6545580963296">
            <text:p>10.65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0:.G270])&gt;0;[.B270];0)" office:value-type="float" office:value="101019">
            <text:p>101019</text:p>
          </table:table-cell>
          <table:table-cell table:style-name="ce3" table:formula="of:=[.C270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0]+[.N270]" office:value-type="float" office:value="2859">
            <text:p>2859</text:p>
          </table:table-cell>
          <table:table-cell table:style-name="ce3" table:formula="of:=[.O270]/[.O$410]" office:value-type="float" office:value="4.26263984079056">
            <text:p>4.26</text:p>
          </table:table-cell>
          <table:table-cell table:formula="of:=[.D270]+[.H270]+[.L270]+[.P270]" office:value-type="float" office:value="10.6483288258509">
            <text:p>10.65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1:.G271])&gt;0;[.B271];0)" office:value-type="float" office:value="106828">
            <text:p>106828</text:p>
          </table:table-cell>
          <table:table-cell table:style-name="ce3" table:formula="of:=[.C271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1]+[.N271]" office:value-type="float" office:value="2673">
            <text:p>2673</text:p>
          </table:table-cell>
          <table:table-cell table:style-name="ce3" table:formula="of:=[.O271]/[.O$410]" office:value-type="float" office:value="3.98532224359327">
            <text:p>3.99</text:p>
          </table:table-cell>
          <table:table-cell table:formula="of:=[.D271]+[.H271]+[.L271]+[.P271]" office:value-type="float" office:value="10.6306888556793">
            <text:p>10.63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87499158664381">
            <text:p>3.87</text:p>
          </table:table-cell>
          <table:table-cell table:formula="of:=[.D272]+[.H272]+[.L272]+[.P272]" office:value-type="float" office:value="10.6292985287456">
            <text:p>10.63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3:.G273])&gt;0;[.B273];0)" office:value-type="float" office:value="101668">
            <text:p>101668</text:p>
          </table:table-cell>
          <table:table-cell table:style-name="ce3" table:formula="of:=[.C273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3]+[.N273]" office:value-type="float" office:value="2821">
            <text:p>2821</text:p>
          </table:table-cell>
          <table:table-cell table:style-name="ce3" table:formula="of:=[.O273]/[.O$410]" office:value-type="float" office:value="4.20598355749219">
            <text:p>4.21</text:p>
          </table:table-cell>
          <table:table-cell table:formula="of:=[.D273]+[.H273]+[.L273]+[.P273]" office:value-type="float" office:value="10.6206845549367">
            <text:p>10.62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4:.G274])&gt;0;[.B274];0)" office:value-type="float" office:value="102115">
            <text:p>102115</text:p>
          </table:table-cell>
          <table:table-cell table:style-name="ce3" table:formula="of:=[.C274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4]+[.N274]" office:value-type="float" office:value="2802">
            <text:p>2802</text:p>
          </table:table-cell>
          <table:table-cell table:style-name="ce3" table:formula="of:=[.O274]/[.O$410]" office:value-type="float" office:value="4.177655415843">
            <text:p>4.18</text:p>
          </table:table-cell>
          <table:table-cell table:formula="of:=[.D274]+[.H274]+[.L274]+[.P274]" office:value-type="float" office:value="10.6123384926954">
            <text:p>10.61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5:.G275])&gt;0;[.B275];0)" office:value-type="float" office:value="102236">
            <text:p>102236</text:p>
          </table:table-cell>
          <table:table-cell table:style-name="ce3" table:formula="of:=[.C275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5]+[.N275]" office:value-type="float" office:value="2784">
            <text:p>2784</text:p>
          </table:table-cell>
          <table:table-cell table:style-name="ce3" table:formula="of:=[.O275]/[.O$410]" office:value-type="float" office:value="4.15081822901746">
            <text:p>4.15</text:p>
          </table:table-cell>
          <table:table-cell table:formula="of:=[.D275]+[.H275]+[.L275]+[.P275]" office:value-type="float" office:value="10.5909103251279">
            <text:p>10.59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6:.G276])&gt;0;[.B276];0)" office:value-type="float" office:value="102843">
            <text:p>102843</text:p>
          </table:table-cell>
          <table:table-cell table:style-name="ce3" table:formula="of:=[.C276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6]+[.N276]" office:value-type="float" office:value="2765">
            <text:p>2765</text:p>
          </table:table-cell>
          <table:table-cell table:style-name="ce3" table:formula="of:=[.O276]/[.O$410]" office:value-type="float" office:value="4.12249008736827">
            <text:p>4.12</text:p>
          </table:table-cell>
          <table:table-cell table:formula="of:=[.D276]+[.H276]+[.L276]+[.P276]" office:value-type="float" office:value="10.5897166850461">
            <text:p>10.59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7:.G277])&gt;0;[.B277];0)" office:value-type="float" office:value="103950">
            <text:p>103950</text:p>
          </table:table-cell>
          <table:table-cell table:style-name="ce3" table:formula="of:=[.C277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7]+[.N277]" office:value-type="float" office:value="2728">
            <text:p>2728</text:p>
          </table:table-cell>
          <table:table-cell table:style-name="ce3" table:formula="of:=[.O277]/[.O$410]" office:value-type="float" office:value="4.06732475889354">
            <text:p>4.07</text:p>
          </table:table-cell>
          <table:table-cell table:formula="of:=[.D277]+[.H277]+[.L277]+[.P277]" office:value-type="float" office:value="10.5840371773869">
            <text:p>10.58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8:.G278])&gt;0;[.B278];0)" office:value-type="float" office:value="178948">
            <text:p>178948</text:p>
          </table:table-cell>
          <table:table-cell table:style-name="ce3" table:formula="of:=[.C278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8]+[.N278]" office:value-type="float" office:value="81">
            <text:p>81</text:p>
          </table:table-cell>
          <table:table-cell table:style-name="ce3" table:formula="of:=[.O278]/[.O$410]" office:value-type="float" office:value="0.120767340714948">
            <text:p>0.12</text:p>
          </table:table-cell>
          <table:table-cell table:formula="of:=[.D278]+[.H278]+[.L278]+[.P278]" office:value-type="float" office:value="9.99008824116259">
            <text:p>9.99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9:.G279])&gt;0;[.B279];0)" office:value-type="float" office:value="62376">
            <text:p>62376</text:p>
          </table:table-cell>
          <table:table-cell table:style-name="ce3" table:formula="of:=[.C279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9]*[.S$15]+[.F279]*[.S$19]+[.G279]*[.S$21]" office:value-type="float" office:value="4.46409260570454">
            <text:p>4.46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1">
            <text:p>1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9]+[.N279]" office:value-type="float" office:value="174">
            <text:p>174</text:p>
          </table:table-cell>
          <table:table-cell table:style-name="ce3" table:formula="of:=[.O279]/[.O$410]" office:value-type="float" office:value="0.259426139313591">
            <text:p>0.26</text:p>
          </table:table-cell>
          <table:table-cell table:formula="of:=[.D279]+[.H279]+[.L279]+[.P279]" office:value-type="float" office:value="9.57706772932835">
            <text:p>9.58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0]+[.N280]" office:value-type="float" office:value="5823">
            <text:p>5823</text:p>
          </table:table-cell>
          <table:table-cell table:style-name="ce3" table:formula="of:=[.O280]/[.O$410]" office:value-type="float" office:value="8.68182993806346">
            <text:p>8.68</text:p>
          </table:table-cell>
          <table:table-cell table:formula="of:=[.D280]+[.H280]+[.L280]+[.P280]" office:value-type="float" office:value="8.68182993806346">
            <text:p>8.68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1]+[.N281]" office:value-type="float" office:value="5823">
            <text:p>5823</text:p>
          </table:table-cell>
          <table:table-cell table:style-name="ce3" table:formula="of:=[.O281]/[.O$410]" office:value-type="float" office:value="8.68182993806346">
            <text:p>8.68</text:p>
          </table:table-cell>
          <table:table-cell table:formula="of:=[.D281]+[.H281]+[.L281]+[.P281]" office:value-type="float" office:value="8.68182993806346">
            <text:p>8.68</text:p>
          </table:table-cell>
          <table:table-cell table:formula="of:=RANK([.Q28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2]+[.N282]" office:value-type="float" office:value="5823">
            <text:p>5823</text:p>
          </table:table-cell>
          <table:table-cell table:style-name="ce3" table:formula="of:=[.O282]/[.O$410]" office:value-type="float" office:value="8.68182993806346">
            <text:p>8.68</text:p>
          </table:table-cell>
          <table:table-cell table:formula="of:=[.D282]+[.H282]+[.L282]+[.P282]" office:value-type="float" office:value="8.68182993806346">
            <text:p>8.68</text:p>
          </table:table-cell>
          <table:table-cell table:formula="of:=RANK([.Q282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3]+[.N283]" office:value-type="float" office:value="5823">
            <text:p>5823</text:p>
          </table:table-cell>
          <table:table-cell table:style-name="ce3" table:formula="of:=[.O283]/[.O$410]" office:value-type="float" office:value="8.68182993806346">
            <text:p>8.68</text:p>
          </table:table-cell>
          <table:table-cell table:formula="of:=[.D283]+[.H283]+[.L283]+[.P283]" office:value-type="float" office:value="8.68182993806346">
            <text:p>8.68</text:p>
          </table:table-cell>
          <table:table-cell table:formula="of:=RANK([.Q283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4]+[.N284]" office:value-type="float" office:value="5823">
            <text:p>5823</text:p>
          </table:table-cell>
          <table:table-cell table:style-name="ce3" table:formula="of:=[.O284]/[.O$410]" office:value-type="float" office:value="8.68182993806346">
            <text:p>8.68</text:p>
          </table:table-cell>
          <table:table-cell table:formula="of:=[.D284]+[.H284]+[.L284]+[.P284]" office:value-type="float" office:value="8.68182993806346">
            <text:p>8.68</text:p>
          </table:table-cell>
          <table:table-cell table:formula="of:=RANK([.Q284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5]+[.N285]" office:value-type="float" office:value="5823">
            <text:p>5823</text:p>
          </table:table-cell>
          <table:table-cell table:style-name="ce3" table:formula="of:=[.O285]/[.O$410]" office:value-type="float" office:value="8.68182993806346">
            <text:p>8.68</text:p>
          </table:table-cell>
          <table:table-cell table:formula="of:=[.D285]+[.H285]+[.L285]+[.P285]" office:value-type="float" office:value="8.68182993806346">
            <text:p>8.68</text:p>
          </table:table-cell>
          <table:table-cell table:formula="of:=RANK([.Q285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ce6"/>
          <table:table-cell table:formula="of:=[.$T$1]" office:value-type="float" office:value="5823">
            <text:p>5823</text:p>
          </table:table-cell>
          <table:table-cell table:formula="of:=[.M286]+[.N286]" office:value-type="float" office:value="5823">
            <text:p>5823</text:p>
          </table:table-cell>
          <table:table-cell table:style-name="ce3" table:formula="of:=[.O286]/[.O$410]" office:value-type="float" office:value="8.68182993806346">
            <text:p>8.68</text:p>
          </table:table-cell>
          <table:table-cell table:formula="of:=[.D286]+[.H286]+[.L286]+[.P286]" office:value-type="float" office:value="8.68182993806346">
            <text:p>8.68</text:p>
          </table:table-cell>
          <table:table-cell table:formula="of:=RANK([.Q286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7]+[.N287]" office:value-type="float" office:value="5823">
            <text:p>5823</text:p>
          </table:table-cell>
          <table:table-cell table:style-name="ce3" table:formula="of:=[.O287]/[.O$410]" office:value-type="float" office:value="8.68182993806346">
            <text:p>8.68</text:p>
          </table:table-cell>
          <table:table-cell table:formula="of:=[.D287]+[.H287]+[.L287]+[.P287]" office:value-type="float" office:value="8.68182993806346">
            <text:p>8.68</text:p>
          </table:table-cell>
          <table:table-cell table:formula="of:=RANK([.Q287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ce6"/>
          <table:table-cell table:formula="of:=[.$T$1]" office:value-type="float" office:value="5823">
            <text:p>5823</text:p>
          </table:table-cell>
          <table:table-cell table:formula="of:=[.M288]+[.N288]" office:value-type="float" office:value="5823">
            <text:p>5823</text:p>
          </table:table-cell>
          <table:table-cell table:style-name="ce3" table:formula="of:=[.O288]/[.O$410]" office:value-type="float" office:value="8.68182993806346">
            <text:p>8.68</text:p>
          </table:table-cell>
          <table:table-cell table:formula="of:=[.D288]+[.H288]+[.L288]+[.P288]" office:value-type="float" office:value="8.68182993806346">
            <text:p>8.68</text:p>
          </table:table-cell>
          <table:table-cell table:formula="of:=RANK([.Q288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9]+[.N289]" office:value-type="float" office:value="5823">
            <text:p>5823</text:p>
          </table:table-cell>
          <table:table-cell table:style-name="ce3" table:formula="of:=[.O289]/[.O$410]" office:value-type="float" office:value="8.68182993806346">
            <text:p>8.68</text:p>
          </table:table-cell>
          <table:table-cell table:formula="of:=[.D289]+[.H289]+[.L289]+[.P289]" office:value-type="float" office:value="8.68182993806346">
            <text:p>8.68</text:p>
          </table:table-cell>
          <table:table-cell table:formula="of:=RANK([.Q289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90]+[.N290]" office:value-type="float" office:value="5823">
            <text:p>5823</text:p>
          </table:table-cell>
          <table:table-cell table:style-name="ce3" table:formula="of:=[.O290]/[.O$410]" office:value-type="float" office:value="8.68182993806346">
            <text:p>8.68</text:p>
          </table:table-cell>
          <table:table-cell table:formula="of:=[.D290]+[.H290]+[.L290]+[.P290]" office:value-type="float" office:value="8.68182993806346">
            <text:p>8.68</text:p>
          </table:table-cell>
          <table:table-cell table:formula="of:=RANK([.Q29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91]+[.N291]" office:value-type="float" office:value="5823">
            <text:p>5823</text:p>
          </table:table-cell>
          <table:table-cell table:style-name="ce3" table:formula="of:=[.O291]/[.O$410]" office:value-type="float" office:value="8.68182993806346">
            <text:p>8.68</text:p>
          </table:table-cell>
          <table:table-cell table:formula="of:=[.D291]+[.H291]+[.L291]+[.P291]" office:value-type="float" office:value="8.68182993806346">
            <text:p>8.68</text:p>
          </table:table-cell>
          <table:table-cell table:formula="of:=RANK([.Q29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92:.G292])&gt;0;[.B292];0)" office:value-type="float" office:value="0">
            <text:p>0</text:p>
          </table:table-cell>
          <table:table-cell table:style-name="ce3" table:formula="of:=[.C292]/[.C$410]" office:value-type="float" office:value="0">
            <text:p>0.00</text:p>
          </table:table-cell>
          <table:table-cell table:number-columns-repeated="3"/>
          <table:table-cell table:style-name="ce3" table:formula="of:=[.E292]*[.S$15]+[.F292]*[.S$19]+[.G292]*[.S$21]" office:value-type="float" office:value="0">
            <text:p>0.00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0">
            <text:p>0</text:p>
          </table:table-cell>
          <table:table-cell table:style-name="ce3" table:formula="of:=[.I292]*[.I$411]+[.J292]*[.J$411]+[.K292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92]+[.N292]" office:value-type="float" office:value="5823">
            <text:p>5823</text:p>
          </table:table-cell>
          <table:table-cell table:style-name="ce3" table:formula="of:=[.O292]/[.O$410]" office:value-type="float" office:value="8.68182993806346">
            <text:p>8.68</text:p>
          </table:table-cell>
          <table:table-cell table:formula="of:=[.D292]+[.H292]+[.L292]+[.P292]" office:value-type="float" office:value="8.68182993806346">
            <text:p>8.68</text:p>
          </table:table-cell>
          <table:table-cell table:formula="of:=RANK([.Q292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3:.G293])&gt;0;[.B293];0)" office:value-type="float" office:value="119187">
            <text:p>119187</text:p>
          </table:table-cell>
          <table:table-cell table:style-name="ce3" table:formula="of:=[.C293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3]+[.N293]" office:value-type="float" office:value="68">
            <text:p>68</text:p>
          </table:table-cell>
          <table:table-cell table:style-name="ce3" table:formula="of:=[.O293]/[.O$410]" office:value-type="float" office:value="0.10138492800761">
            <text:p>0.10</text:p>
          </table:table-cell>
          <table:table-cell table:formula="of:=[.D293]+[.H293]+[.L293]+[.P293]" office:value-type="float" office:value="7.29923144927085">
            <text:p>7.30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4:.G294])&gt;0;[.B294];0)" office:value-type="float" office:value="82324">
            <text:p>82324</text:p>
          </table:table-cell>
          <table:table-cell table:style-name="ce3" table:formula="of:=[.C294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4]+[.N294]" office:value-type="float" office:value="1098">
            <text:p>1098</text:p>
          </table:table-cell>
          <table:table-cell table:style-name="ce3" table:formula="of:=[.O294]/[.O$410]" office:value-type="float" office:value="1.63706839635818">
            <text:p>1.64</text:p>
          </table:table-cell>
          <table:table-cell table:formula="of:=[.D294]+[.H294]+[.L294]+[.P294]" office:value-type="float" office:value="7.18704155472798">
            <text:p>7.19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5:.G295])&gt;0;[.B295];0)" office:value-type="float" office:value="108672">
            <text:p>108672</text:p>
          </table:table-cell>
          <table:table-cell table:style-name="ce3" table:formula="of:=[.C295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5]+[.N295]" office:value-type="float" office:value="146">
            <text:p>146</text:p>
          </table:table-cell>
          <table:table-cell table:style-name="ce3" table:formula="of:=[.O295]/[.O$410]" office:value-type="float" office:value="0.217679404251634">
            <text:p>0.22</text:p>
          </table:table-cell>
          <table:table-cell table:formula="of:=[.D295]+[.H295]+[.L295]+[.P295]" office:value-type="float" office:value="6.94547768172504">
            <text:p>6.95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685839218875011">
            <text:p>0.07</text:p>
          </table:table-cell>
          <table:table-cell table:formula="of:=[.D296]+[.H296]+[.L296]+[.P296]" office:value-type="float" office:value="6.74108503554084">
            <text:p>6.7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7:.G297])&gt;0;[.B297];0)" office:value-type="float" office:value="71034">
            <text:p>71034</text:p>
          </table:table-cell>
          <table:table-cell table:style-name="ce3" table:formula="of:=[.C297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7]+[.N297]" office:value-type="float" office:value="1126">
            <text:p>1126</text:p>
          </table:table-cell>
          <table:table-cell table:style-name="ce3" table:formula="of:=[.O297]/[.O$410]" office:value-type="float" office:value="1.67881513142014">
            <text:p>1.68</text:p>
          </table:table-cell>
          <table:table-cell table:formula="of:=[.D297]+[.H297]+[.L297]+[.P297]" office:value-type="float" office:value="6.72409550116539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8:.G298])&gt;0;[.B298];0)" office:value-type="float" office:value="107336">
            <text:p>107336</text:p>
          </table:table-cell>
          <table:table-cell table:style-name="ce3" table:formula="of:=[.C298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8]+[.N298]" office:value-type="float" office:value="33">
            <text:p>33</text:p>
          </table:table-cell>
          <table:table-cell table:style-name="ce3" table:formula="of:=[.O298]/[.O$410]" office:value-type="float" office:value="0.0492015091801638">
            <text:p>0.05</text:p>
          </table:table-cell>
          <table:table-cell table:formula="of:=[.D298]+[.H298]+[.L298]+[.P298]" office:value-type="float" office:value="6.71727706162236">
            <text:p>6.72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9:.G299])&gt;0;[.B299];0)" office:value-type="float" office:value="98853">
            <text:p>98853</text:p>
          </table:table-cell>
          <table:table-cell table:style-name="ce3" table:formula="of:=[.C299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9]+[.N299]" office:value-type="float" office:value="122">
            <text:p>122</text:p>
          </table:table-cell>
          <table:table-cell table:style-name="ce3" table:formula="of:=[.O299]/[.O$410]" office:value-type="float" office:value="0.181896488484242">
            <text:p>0.18</text:p>
          </table:table-cell>
          <table:table-cell table:formula="of:=[.D299]+[.H299]+[.L299]+[.P299]" office:value-type="float" office:value="6.47075955856133">
            <text:p>6.47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300:.G300])&gt;0;[.B300];0)" office:value-type="float" office:value="99699">
            <text:p>99699</text:p>
          </table:table-cell>
          <table:table-cell table:style-name="ce3" table:formula="of:=[.C300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300]+[.N300]" office:value-type="float" office:value="90">
            <text:p>90</text:p>
          </table:table-cell>
          <table:table-cell table:style-name="ce3" table:formula="of:=[.O300]/[.O$410]" office:value-type="float" office:value="0.13418593412772">
            <text:p>0.13</text:p>
          </table:table-cell>
          <table:table-cell table:formula="of:=[.D300]+[.H300]+[.L300]+[.P300]" office:value-type="float" office:value="6.46086743637278">
            <text:p>6.46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1:.G301])&gt;0;[.B301];0)" office:value-type="float" office:value="98765">
            <text:p>98765</text:p>
          </table:table-cell>
          <table:table-cell table:style-name="ce3" table:formula="of:=[.C301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1]+[.N301]" office:value-type="float" office:value="106">
            <text:p>106</text:p>
          </table:table-cell>
          <table:table-cell table:style-name="ce3" table:formula="of:=[.O301]/[.O$410]" office:value-type="float" office:value="0.158041211305981">
            <text:p>0.16</text:p>
          </table:table-cell>
          <table:table-cell table:formula="of:=[.D301]+[.H301]+[.L301]+[.P301]" office:value-type="float" office:value="6.44297044919538">
            <text:p>6.44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2:.G302])&gt;0;[.B302];0)" office:value-type="float" office:value="70835">
            <text:p>70835</text:p>
          </table:table-cell>
          <table:table-cell table:style-name="ce3" table:formula="of:=[.C302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2]+[.N302]" office:value-type="float" office:value="837">
            <text:p>837</text:p>
          </table:table-cell>
          <table:table-cell table:style-name="ce3" table:formula="of:=[.O302]/[.O$410]" office:value-type="float" office:value="1.24792918738779">
            <text:p>1.25</text:p>
          </table:table-cell>
          <table:table-cell table:formula="of:=[.D302]+[.H302]+[.L302]+[.P302]" office:value-type="float" office:value="6.28431373207225">
            <text:p>6.28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3:.G303])&gt;0;[.B303];0)" office:value-type="float" office:value="83639">
            <text:p>83639</text:p>
          </table:table-cell>
          <table:table-cell table:style-name="ce3" table:formula="of:=[.C303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3]+[.N303]" office:value-type="float" office:value="375">
            <text:p>375</text:p>
          </table:table-cell>
          <table:table-cell table:style-name="ce3" table:formula="of:=[.O303]/[.O$410]" office:value-type="float" office:value="0.559108058865498">
            <text:p>0.56</text:p>
          </table:table-cell>
          <table:table-cell table:formula="of:=[.D303]+[.H303]+[.L303]+[.P303]" office:value-type="float" office:value="6.16786518685809">
            <text:p>6.17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4:.G304])&gt;0;[.B304];0)" office:value-type="float" office:value="92026">
            <text:p>92026</text:p>
          </table:table-cell>
          <table:table-cell table:style-name="ce3" table:formula="of:=[.C304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4]+[.N304]" office:value-type="float" office:value="31">
            <text:p>31</text:p>
          </table:table-cell>
          <table:table-cell table:style-name="ce3" table:formula="of:=[.O304]/[.O$410]" office:value-type="float" office:value="0.0462195995328812">
            <text:p>0.05</text:p>
          </table:table-cell>
          <table:table-cell table:formula="of:=[.D304]+[.H304]+[.L304]+[.P304]" office:value-type="float" office:value="6.02989775659493">
            <text:p>6.0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5:.G305])&gt;0;[.B305];0)" office:value-type="float" office:value="82218">
            <text:p>82218</text:p>
          </table:table-cell>
          <table:table-cell table:style-name="ce3" table:formula="of:=[.C305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5]+[.N305]" office:value-type="float" office:value="193">
            <text:p>193</text:p>
          </table:table-cell>
          <table:table-cell table:style-name="ce3" table:formula="of:=[.O305]/[.O$410]" office:value-type="float" office:value="0.287754280962776">
            <text:p>0.29</text:p>
          </table:table-cell>
          <table:table-cell table:formula="of:=[.D305]+[.H305]+[.L305]+[.P305]" office:value-type="float" office:value="5.83298895965196">
            <text:p>5.8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6:.G306])&gt;0;[.B306];0)" office:value-type="float" office:value="78640">
            <text:p>78640</text:p>
          </table:table-cell>
          <table:table-cell table:style-name="ce3" table:formula="of:=[.C306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6]+[.N306]" office:value-type="float" office:value="76">
            <text:p>76</text:p>
          </table:table-cell>
          <table:table-cell table:style-name="ce3" table:formula="of:=[.O306]/[.O$410]" office:value-type="float" office:value="0.113312566596741">
            <text:p>0.11</text:p>
          </table:table-cell>
          <table:table-cell table:formula="of:=[.D306]+[.H306]+[.L306]+[.P306]" office:value-type="float" office:value="5.49860120474574">
            <text:p>5.50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7:.G307])&gt;0;[.B307];0)" office:value-type="float" office:value="73656">
            <text:p>73656</text:p>
          </table:table-cell>
          <table:table-cell table:style-name="ce3" table:formula="of:=[.C307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7]+[.N307]" office:value-type="float" office:value="41">
            <text:p>41</text:p>
          </table:table-cell>
          <table:table-cell table:style-name="ce3" table:formula="of:=[.O307]/[.O$410]" office:value-type="float" office:value="0.0611291477692945">
            <text:p>0.06</text:p>
          </table:table-cell>
          <table:table-cell table:formula="of:=[.D307]+[.H307]+[.L307]+[.P307]" office:value-type="float" office:value="5.22361983565215">
            <text:p>5.22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8:.G308])&gt;0;[.B308];0)" office:value-type="float" office:value="70775">
            <text:p>70775</text:p>
          </table:table-cell>
          <table:table-cell table:style-name="ce3" table:formula="of:=[.C308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8]+[.N308]" office:value-type="float" office:value="71">
            <text:p>71</text:p>
          </table:table-cell>
          <table:table-cell table:style-name="ce3" table:formula="of:=[.O308]/[.O$410]" office:value-type="float" office:value="0.105857792478534">
            <text:p>0.11</text:p>
          </table:table-cell>
          <table:table-cell table:formula="of:=[.D308]+[.H308]+[.L308]+[.P308]" office:value-type="float" office:value="5.13956017885321">
            <text:p>5.14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9:.G309])&gt;0;[.B309];0)" office:value-type="float" office:value="72278">
            <text:p>72278</text:p>
          </table:table-cell>
          <table:table-cell table:style-name="ce3" table:formula="of:=[.C309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9]+[.N309]" office:value-type="float" office:value="17">
            <text:p>17</text:p>
          </table:table-cell>
          <table:table-cell table:style-name="ce3" table:formula="of:=[.O309]/[.O$410]" office:value-type="float" office:value="0.0253462320019026">
            <text:p>0.03</text:p>
          </table:table-cell>
          <table:table-cell table:formula="of:=[.D309]+[.H309]+[.L309]+[.P309]" office:value-type="float" office:value="5.1262366840367">
            <text:p>5.13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10:.G310])&gt;0;[.B310];0)" office:value-type="float" office:value="67994">
            <text:p>67994</text:p>
          </table:table-cell>
          <table:table-cell table:style-name="ce3" table:formula="of:=[.C310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10]+[.N310]" office:value-type="float" office:value="116">
            <text:p>116</text:p>
          </table:table-cell>
          <table:table-cell table:style-name="ce3" table:formula="of:=[.O310]/[.O$410]" office:value-type="float" office:value="0.172950759542394">
            <text:p>0.17</text:p>
          </table:table-cell>
          <table:table-cell table:formula="of:=[.D310]+[.H310]+[.L310]+[.P310]" office:value-type="float" office:value="5.08233510825854">
            <text:p>5.08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1:.G311])&gt;0;[.B311];0)" office:value-type="float" office:value="56504">
            <text:p>56504</text:p>
          </table:table-cell>
          <table:table-cell table:style-name="ce3" table:formula="of:=[.C311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1]+[.N311]" office:value-type="float" office:value="87">
            <text:p>87</text:p>
          </table:table-cell>
          <table:table-cell table:style-name="ce3" table:formula="of:=[.O311]/[.O$410]" office:value-type="float" office:value="0.129713069656796">
            <text:p>0.13</text:p>
          </table:table-cell>
          <table:table-cell table:formula="of:=[.D311]+[.H311]+[.L311]+[.P311]" office:value-type="float" office:value="4.5254641020491">
            <text:p>4.53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2:.G312])&gt;0;[.B312];0)" office:value-type="float" office:value="52443">
            <text:p>52443</text:p>
          </table:table-cell>
          <table:table-cell table:style-name="ce3" table:formula="of:=[.C312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2]+[.N312]" office:value-type="float" office:value="56">
            <text:p>56</text:p>
          </table:table-cell>
          <table:table-cell table:style-name="ce3" table:formula="of:=[.O312]/[.O$410]" office:value-type="float" office:value="0.0834934701239144">
            <text:p>0.08</text:p>
          </table:table-cell>
          <table:table-cell table:formula="of:=[.D312]+[.H312]+[.L312]+[.P312]" office:value-type="float" office:value="4.29770708758227">
            <text:p>4.30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3:.G313])&gt;0;[.B313];0)" office:value-type="float" office:value="50016">
            <text:p>50016</text:p>
          </table:table-cell>
          <table:table-cell table:style-name="ce3" table:formula="of:=[.C313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3]+[.N313]" office:value-type="float" office:value="74">
            <text:p>74</text:p>
          </table:table-cell>
          <table:table-cell table:style-name="ce3" table:formula="of:=[.O313]/[.O$410]" office:value-type="float" office:value="0.110330656949458">
            <text:p>0.11</text:p>
          </table:table-cell>
          <table:table-cell table:formula="of:=[.D313]+[.H313]+[.L313]+[.P313]" office:value-type="float" office:value="4.21605097077701">
            <text:p>4.22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4:.G314])&gt;0;[.B314];0)" office:value-type="float" office:value="41529">
            <text:p>41529</text:p>
          </table:table-cell>
          <table:table-cell table:style-name="ce3" table:formula="of:=[.C314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4]+[.N314]" office:value-type="float" office:value="7">
            <text:p>7</text:p>
          </table:table-cell>
          <table:table-cell table:style-name="ce3" table:formula="of:=[.O314]/[.O$410]" office:value-type="float" office:value="0.0104366837654893">
            <text:p>0.01</text:p>
          </table:table-cell>
          <table:table-cell table:formula="of:=[.D314]+[.H314]+[.L314]+[.P314]" office:value-type="float" office:value="3.73676570467394">
            <text:p>3.74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5:.G315])&gt;0;[.B315];0)" office:value-type="float" office:value="34916">
            <text:p>34916</text:p>
          </table:table-cell>
          <table:table-cell table:style-name="ce3" table:formula="of:=[.C315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5]*[.S$15]+[.F315]*[.S$19]+[.G315]*[.S$21]" office:value-type="float" office:value="1.64224789312416">
            <text:p>1.64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1">
            <text:p>1</text:p>
          </table:table-cell>
          <table:table-cell table:style-name="ce3" table:formula="of:=[.I315]*[.I$411]+[.J315]*[.J$411]+[.K315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5]+[.N315]" office:value-type="float" office:value="39">
            <text:p>39</text:p>
          </table:table-cell>
          <table:table-cell table:style-name="ce3" table:formula="of:=[.O315]/[.O$410]" office:value-type="float" office:value="0.0581472381220118">
            <text:p>0.06</text:p>
          </table:table-cell>
          <table:table-cell table:formula="of:=[.D315]+[.H315]+[.L315]+[.P315]" office:value-type="float" office:value="3.48885771065366">
            <text:p>3.49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5">
            <text:p>315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48649">
            <text:p>648649</text:p>
          </table:table-cell>
          <table:table-cell/>
          <table:table-cell table:formula="of:=SUM([.O2:.O408])" office:value-type="float" office:value="933976">
            <text:p>933976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70.711133659785">
            <text:p>670.7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20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37M50S</meta:editing-duration>
    <meta:editing-cycles>799</meta:editing-cycles>
    <meta:generator>OpenOffice.org/3.4$Win32 OpenOffice.org_project/340m1$Build-9590</meta:generator>
    <dc:date>2015-10-30T20:53:40.31</dc:date>
    <meta:document-statistic meta:table-count="1" meta:cell-count="7395" meta:object-count="0"/>
    <meta:user-defined meta:name="qrichtext">1</meta:user-defined>
  </office:meta>
</office:document-meta>
</file>